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6H10M13.585S" calcext:value-type="time">
            <text:p>16:10:13.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86332" calcext:value-type="float">
            <text:p>1.49E-10</text:p>
          </table:table-cell>
          <table:table-cell table:formula="of:=[.C4]*10^9" office:value-type="float" office:value="0.1486332" calcext:value-type="float">
            <text:p>0.1486332</text:p>
          </table:table-cell>
          <table:table-cell table:formula="of:=[.$N$1]*[.D4]" office:value-type="float" office:value="0.123703120475691" calcext:value-type="float">
            <text:p>0.12370312047569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6H10M13.955S" calcext:value-type="time">
            <text:p>16:10:13.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46602" calcext:value-type="float">
            <text:p>1.35E-10</text:p>
          </table:table-cell>
          <table:table-cell table:formula="of:=[.C5]*10^9" office:value-type="float" office:value="0.1346602" calcext:value-type="float">
            <text:p>0.1346602</text:p>
          </table:table-cell>
          <table:table-cell table:formula="of:=[.$N$1]*[.D5]" office:value-type="float" office:value="0.112073796055529" calcext:value-type="float">
            <text:p>0.11207379605552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110204763127095" calcext:value-type="float">
            <text:p>0.110204763127095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28284004485415" calcext:value-type="float">
            <text:p>0.028284004485415</text:p>
          </table:table-cell>
          <table:table-cell/>
          <table:table-cell table:formula="of:=(MAX([.E4:.E8])-MIN([.E4:.E8]))/2" office:value-type="float" office:value="0.0339706481886133" calcext:value-type="float">
            <text:p>0.033970648188613</text:p>
          </table:table-cell>
          <table:table-cell table:number-columns-repeated="2"/>
        </table:table-row>
        <table:table-row table:style-name="ro1">
          <table:table-cell office:value-type="time" office:time-value="PT16H10M14.323S" calcext:value-type="time">
            <text:p>16:10:14.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594039" calcext:value-type="float">
            <text:p>7.59E-11</text:p>
          </table:table-cell>
          <table:table-cell table:formula="of:=[.C6]*10^9" office:value-type="float" office:value="0.07594039" calcext:value-type="float">
            <text:p>0.07594039</text:p>
          </table:table-cell>
          <table:table-cell table:formula="of:=[.$N$1]*[.D6]" office:value-type="float" office:value="0.0632029937668096" calcext:value-type="float">
            <text:p>0.06320299376681</text:p>
          </table:table-cell>
          <table:table-cell table:number-columns-repeated="9"/>
        </table:table-row>
        <table:table-row table:style-name="ro1">
          <table:table-cell office:value-type="time" office:time-value="PT16H10M14.691S" calcext:value-type="time">
            <text:p>16:10:14.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7574" calcext:value-type="float">
            <text:p>1.58E-10</text:p>
          </table:table-cell>
          <table:table-cell table:formula="of:=[.C7]*10^9" office:value-type="float" office:value="0.157574" calcext:value-type="float">
            <text:p>0.157574</text:p>
          </table:table-cell>
          <table:table-cell table:formula="of:=[.$N$1]*[.D7]" office:value-type="float" office:value="0.131144290144036" calcext:value-type="float">
            <text:p>0.131144290144036</text:p>
          </table:table-cell>
          <table:table-cell table:number-columns-repeated="9"/>
        </table:table-row>
        <table:table-row table:style-name="ro1">
          <table:table-cell office:value-type="time" office:time-value="PT16H10M15.059S" calcext:value-type="time">
            <text:p>16:10:15.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52647" calcext:value-type="float">
            <text:p>1.45E-10</text:p>
          </table:table-cell>
          <table:table-cell table:formula="of:=[.C8]*10^9" office:value-type="float" office:value="0.1452647" calcext:value-type="float">
            <text:p>0.1452647</text:p>
          </table:table-cell>
          <table:table-cell table:formula="of:=[.$N$1]*[.D8]" office:value-type="float" office:value="0.12089961519341" calcext:value-type="float">
            <text:p>0.12089961519341</text:p>
          </table:table-cell>
          <table:table-cell table:number-columns-repeated="9"/>
        </table:table-row>
        <table:table-row table:style-name="ro1">
          <table:table-cell office:value-type="time" office:time-value="PT16H10M15.435S" calcext:value-type="time">
            <text:p>16:10:15.44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5826622" calcext:value-type="float">
            <text:p>5.83E-11</text:p>
          </table:table-cell>
          <table:table-cell table:formula="of:=[.C9]*10^9" office:value-type="float" office:value="0.05826622" calcext:value-type="float">
            <text:p>0.05826622</text:p>
          </table:table-cell>
          <table:table-cell table:formula="of:=[.$N$1]*[.D9]" office:value-type="float" office:value="0.0484932924294379" calcext:value-type="float">
            <text:p>0.048493292429438</text:p>
          </table:table-cell>
          <table:table-cell table:number-columns-repeated="9"/>
        </table:table-row>
        <table:table-row table:style-name="ro1">
          <table:table-cell office:value-type="time" office:time-value="PT16H10M15.81S" calcext:value-type="time">
            <text:p>16:10:15.8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04331" calcext:value-type="float">
            <text:p>-2.04E-10</text:p>
          </table:table-cell>
          <table:table-cell table:formula="of:=[.C10]*10^9" office:value-type="float" office:value="-0.204331" calcext:value-type="float">
            <text:p>-0.204331</text:p>
          </table:table-cell>
          <table:table-cell table:formula="of:=[.$N$1]*[.D10]" office:value-type="float" office:value="-0.170058791103996" calcext:value-type="float">
            <text:p>-0.170058791103996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712131539120092" calcext:value-type="float">
            <text:p>-0.071213153912009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09487501969702" calcext:value-type="float">
            <text:p>0.09094875019697</text:p>
          </table:table-cell>
          <table:table-cell/>
          <table:table-cell table:formula="of:=(MAX([.E9:.E13])-MIN([.E9:.E13]))/2" office:value-type="float" office:value="0.109276041766717" calcext:value-type="float">
            <text:p>0.109276041766717</text:p>
          </table:table-cell>
          <table:table-cell table:number-columns-repeated="2"/>
        </table:table-row>
        <table:table-row table:style-name="ro1">
          <table:table-cell office:value-type="time" office:time-value="PT16H10M16.178S" calcext:value-type="time">
            <text:p>16:10:16.1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510525" calcext:value-type="float">
            <text:p>-1.51E-10</text:p>
          </table:table-cell>
          <table:table-cell table:formula="of:=[.C11]*10^9" office:value-type="float" office:value="-0.1510525" calcext:value-type="float">
            <text:p>-0.1510525</text:p>
          </table:table-cell>
          <table:table-cell table:formula="of:=[.$N$1]*[.D11]" office:value-type="float" office:value="-0.125716634006765" calcext:value-type="float">
            <text:p>-0.125716634006765</text:p>
          </table:table-cell>
          <table:table-cell table:number-columns-repeated="9"/>
        </table:table-row>
        <table:table-row table:style-name="ro1">
          <table:table-cell office:value-type="time" office:time-value="PT16H10M16.554S" calcext:value-type="time">
            <text:p>16:10:16.5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9640146" calcext:value-type="float">
            <text:p>-9.64E-11</text:p>
          </table:table-cell>
          <table:table-cell table:formula="of:=[.C12]*10^9" office:value-type="float" office:value="-0.09640146" calcext:value-type="float">
            <text:p>-0.09640146</text:p>
          </table:table-cell>
          <table:table-cell table:formula="of:=[.$N$1]*[.D12]" office:value-type="float" office:value="-0.0802321515005565" calcext:value-type="float">
            <text:p>-0.080232151500557</text:p>
          </table:table-cell>
          <table:table-cell table:number-columns-repeated="9"/>
        </table:table-row>
        <table:table-row table:style-name="ro1">
          <table:table-cell office:value-type="time" office:time-value="PT16H10M16.938S" calcext:value-type="time">
            <text:p>16:10:16.9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430551" calcext:value-type="float">
            <text:p>-3.43E-11</text:p>
          </table:table-cell>
          <table:table-cell table:formula="of:=[.C13]*10^9" office:value-type="float" office:value="-0.03430551" calcext:value-type="float">
            <text:p>-0.03430551</text:p>
          </table:table-cell>
          <table:table-cell table:formula="of:=[.$N$1]*[.D13]" office:value-type="float" office:value="-0.028551485378166" calcext:value-type="float">
            <text:p>-0.028551485378166</text:p>
          </table:table-cell>
          <table:table-cell table:number-columns-repeated="9"/>
        </table:table-row>
        <table:table-row table:style-name="ro1">
          <table:table-cell office:value-type="time" office:time-value="PT16H10M17.322S" calcext:value-type="time">
            <text:p>16:10:17.32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5963858" calcext:value-type="float">
            <text:p>5.96E-11</text:p>
          </table:table-cell>
          <table:table-cell table:formula="of:=[.C14]*10^9" office:value-type="float" office:value="0.05963858" calcext:value-type="float">
            <text:p>0.05963858</text:p>
          </table:table-cell>
          <table:table-cell table:formula="of:=[.$N$1]*[.D14]" office:value-type="float" office:value="0.0496354680296134" calcext:value-type="float">
            <text:p>0.049635468029614</text:p>
          </table:table-cell>
          <table:table-cell table:number-columns-repeated="9"/>
        </table:table-row>
        <table:table-row table:style-name="ro1">
          <table:table-cell office:value-type="time" office:time-value="PT16H10M17.697S" calcext:value-type="time">
            <text:p>16:10:17.7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94052" calcext:value-type="float">
            <text:p>-2.09E-10</text:p>
          </table:table-cell>
          <table:table-cell table:formula="of:=[.C15]*10^9" office:value-type="float" office:value="-0.2094052" calcext:value-type="float">
            <text:p>-0.2094052</text:p>
          </table:table-cell>
          <table:table-cell table:formula="of:=[.$N$1]*[.D15]" office:value-type="float" office:value="-0.174281901243034" calcext:value-type="float">
            <text:p>-0.17428190124303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6209094305225" calcext:value-type="float">
            <text:p>-0.06209094305225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3507947424525" calcext:value-type="float">
            <text:p>0.103507947424525</text:p>
          </table:table-cell>
          <table:table-cell/>
          <table:table-cell table:formula="of:=(MAX([.E14:.E18])-MIN([.E14:.E18]))/2" office:value-type="float" office:value="0.124366894149539" calcext:value-type="float">
            <text:p>0.124366894149539</text:p>
          </table:table-cell>
          <table:table-cell table:number-columns-repeated="2"/>
        </table:table-row>
        <table:table-row table:style-name="ro1">
          <table:table-cell office:value-type="time" office:time-value="PT16H10M18.074S" calcext:value-type="time">
            <text:p>16:10:18.0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138555" calcext:value-type="float">
            <text:p>-2.14E-10</text:p>
          </table:table-cell>
          <table:table-cell table:formula="of:=[.C16]*10^9" office:value-type="float" office:value="-0.2138555" calcext:value-type="float">
            <text:p>-0.2138555</text:p>
          </table:table-cell>
          <table:table-cell table:formula="of:=[.$N$1]*[.D16]" office:value-type="float" office:value="-0.177985757427608" calcext:value-type="float">
            <text:p>-0.177985757427608</text:p>
          </table:table-cell>
          <table:table-cell table:number-columns-repeated="9"/>
        </table:table-row>
        <table:table-row table:style-name="ro1">
          <table:table-cell office:value-type="time" office:time-value="PT16H10M18.458S" calcext:value-type="time">
            <text:p>16:10:18.4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94405" calcext:value-type="float">
            <text:p>-9.44E-11</text:p>
          </table:table-cell>
          <table:table-cell table:formula="of:=[.C17]*10^9" office:value-type="float" office:value="-0.094405" calcext:value-type="float">
            <text:p>-0.094405</text:p>
          </table:table-cell>
          <table:table-cell table:formula="of:=[.$N$1]*[.D17]" office:value-type="float" office:value="-0.0785705554916911" calcext:value-type="float">
            <text:p>-0.078570555491691</text:p>
          </table:table-cell>
          <table:table-cell table:number-columns-repeated="9"/>
        </table:table-row>
        <table:table-row table:style-name="ro1">
          <table:table-cell office:value-type="time" office:time-value="PT16H10M18.841S" calcext:value-type="time">
            <text:p>16:10:18.84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8500599" calcext:value-type="float">
            <text:p>8.50E-11</text:p>
          </table:table-cell>
          <table:table-cell table:formula="of:=[.C18]*10^9" office:value-type="float" office:value="0.08500599" calcext:value-type="float">
            <text:p>0.08500599</text:p>
          </table:table-cell>
          <table:table-cell table:formula="of:=[.$N$1]*[.D18]" office:value-type="float" office:value="0.0707480308714701" calcext:value-type="float">
            <text:p>0.07074803087147</text:p>
          </table:table-cell>
          <table:table-cell table:number-columns-repeated="9"/>
        </table:table-row>
        <table:table-row table:style-name="ro1">
          <table:table-cell office:value-type="time" office:time-value="PT16H10M19.225S" calcext:value-type="time">
            <text:p>16:10:19.23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4678823" calcext:value-type="float">
            <text:p>4.68E-11</text:p>
          </table:table-cell>
          <table:table-cell table:formula="of:=[.C19]*10^9" office:value-type="float" office:value="0.04678823" calcext:value-type="float">
            <text:p>0.04678823</text:p>
          </table:table-cell>
          <table:table-cell table:formula="of:=[.$N$1]*[.D19]" office:value-type="float" office:value="0.0389404927871723" calcext:value-type="float">
            <text:p>0.038940492787172</text:p>
          </table:table-cell>
          <table:table-cell table:number-columns-repeated="9"/>
        </table:table-row>
        <table:table-row table:style-name="ro1">
          <table:table-cell office:value-type="time" office:time-value="PT16H10M19.608S" calcext:value-type="time">
            <text:p>16:10:19.6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59874" calcext:value-type="float">
            <text:p>-2.56E-10</text:p>
          </table:table-cell>
          <table:table-cell table:formula="of:=[.C20]*10^9" office:value-type="float" office:value="-0.2559874" calcext:value-type="float">
            <text:p>-0.2559874</text:p>
          </table:table-cell>
          <table:table-cell table:formula="of:=[.$N$1]*[.D20]" office:value-type="float" office:value="-0.213050921210463" calcext:value-type="float">
            <text:p>-0.21305092121046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555134048171007" calcext:value-type="float">
            <text:p>-0.055513404817101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4863356127535" calcext:value-type="float">
            <text:p>0.104863356127535</text:p>
          </table:table-cell>
          <table:table-cell/>
          <table:table-cell table:formula="of:=(MAX([.E19:.E23])-MIN([.E19:.E23]))/2" office:value-type="float" office:value="0.125995706998817" calcext:value-type="float">
            <text:p>0.125995706998817</text:p>
          </table:table-cell>
          <table:table-cell table:number-columns-repeated="2"/>
        </table:table-row>
        <table:table-row table:style-name="ro1">
          <table:table-cell office:value-type="time" office:time-value="PT16H10M19.992S" calcext:value-type="time">
            <text:p>16:10:19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62615" calcext:value-type="float">
            <text:p>-1.63E-10</text:p>
          </table:table-cell>
          <table:table-cell table:formula="of:=[.C21]*10^9" office:value-type="float" office:value="-0.162615" calcext:value-type="float">
            <text:p>-0.162615</text:p>
          </table:table-cell>
          <table:table-cell table:formula="of:=[.$N$1]*[.D21]" office:value-type="float" office:value="-0.135339768881747" calcext:value-type="float">
            <text:p>-0.135339768881747</text:p>
          </table:table-cell>
          <table:table-cell table:number-columns-repeated="9"/>
        </table:table-row>
        <table:table-row table:style-name="ro1">
          <table:table-cell office:value-type="time" office:time-value="PT16H10M20.376S" calcext:value-type="time">
            <text:p>16:10:20.3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02249478" calcext:value-type="float">
            <text:p>2.25E-12</text:p>
          </table:table-cell>
          <table:table-cell table:formula="of:=[.C22]*10^9" office:value-type="float" office:value="0.002249478" calcext:value-type="float">
            <text:p>0.002249478</text:p>
          </table:table-cell>
          <table:table-cell table:formula="of:=[.$N$1]*[.D22]" office:value-type="float" office:value="0.00187217558419934" calcext:value-type="float">
            <text:p>0.001872175584199</text:p>
          </table:table-cell>
          <table:table-cell table:number-columns-repeated="9"/>
        </table:table-row>
        <table:table-row table:style-name="ro1">
          <table:table-cell office:value-type="time" office:time-value="PT16H10M20.76S" calcext:value-type="time">
            <text:p>16:10:20.76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605916" calcext:value-type="float">
            <text:p>3.61E-11</text:p>
          </table:table-cell>
          <table:table-cell table:formula="of:=[.C23]*10^9" office:value-type="float" office:value="0.03605916" calcext:value-type="float">
            <text:p>0.03605916</text:p>
          </table:table-cell>
          <table:table-cell table:formula="of:=[.$N$1]*[.D23]" office:value-type="float" office:value="0.0300109976353346" calcext:value-type="float">
            <text:p>0.030010997635335</text:p>
          </table:table-cell>
          <table:table-cell table:number-columns-repeated="9"/>
        </table:table-row>
        <table:table-row table:style-name="ro1">
          <table:table-cell office:value-type="time" office:time-value="PT16H10M21.144S" calcext:value-type="time">
            <text:p>16:10:21.14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6367239" calcext:value-type="float">
            <text:p>6.37E-11</text:p>
          </table:table-cell>
          <table:table-cell table:formula="of:=[.C24]*10^9" office:value-type="float" office:value="0.06367239" calcext:value-type="float">
            <text:p>0.06367239</text:p>
          </table:table-cell>
          <table:table-cell table:formula="of:=[.$N$1]*[.D24]" office:value-type="float" office:value="0.0529926916136179" calcext:value-type="float">
            <text:p>0.052992691613618</text:p>
          </table:table-cell>
          <table:table-cell table:number-columns-repeated="9"/>
        </table:table-row>
        <table:table-row table:style-name="ro1">
          <table:table-cell office:value-type="time" office:time-value="PT16H10M21.519S" calcext:value-type="time">
            <text:p>16:10:21.5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38374" calcext:value-type="float">
            <text:p>-2.24E-10</text:p>
          </table:table-cell>
          <table:table-cell table:formula="of:=[.C25]*10^9" office:value-type="float" office:value="-0.2238374" calcext:value-type="float">
            <text:p>-0.2238374</text:p>
          </table:table-cell>
          <table:table-cell table:formula="of:=[.$N$1]*[.D25]" office:value-type="float" office:value="-0.186293404563486" calcext:value-type="float">
            <text:p>-0.18629340456348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084270833188167" calcext:value-type="float">
            <text:p>-0.084270833188167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95773164455502" calcext:value-type="float">
            <text:p>0.09957731644555</text:p>
          </table:table-cell>
          <table:table-cell/>
          <table:table-cell table:formula="of:=(MAX([.E24:.E28])-MIN([.E24:.E28]))/2" office:value-type="float" office:value="0.119643048088552" calcext:value-type="float">
            <text:p>0.119643048088552</text:p>
          </table:table-cell>
          <table:table-cell table:number-columns-repeated="2"/>
        </table:table-row>
        <table:table-row table:style-name="ro1">
          <table:table-cell office:value-type="time" office:time-value="PT16H10M21.887S" calcext:value-type="time">
            <text:p>16:10:21.8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892752" calcext:value-type="float">
            <text:p>-1.89E-10</text:p>
          </table:table-cell>
          <table:table-cell table:formula="of:=[.C26]*10^9" office:value-type="float" office:value="-0.1892752" calcext:value-type="float">
            <text:p>-0.1892752</text:p>
          </table:table-cell>
          <table:table-cell table:formula="of:=[.$N$1]*[.D26]" office:value-type="float" office:value="-0.157528283510417" calcext:value-type="float">
            <text:p>-0.157528283510417</text:p>
          </table:table-cell>
          <table:table-cell table:number-columns-repeated="9"/>
        </table:table-row>
        <table:table-row table:style-name="ro1">
          <table:table-cell office:value-type="time" office:time-value="PT16H10M22.264S" calcext:value-type="time">
            <text:p>16:10:22.2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604936" calcext:value-type="float">
            <text:p>-1.60E-10</text:p>
          </table:table-cell>
          <table:table-cell table:formula="of:=[.C27]*10^9" office:value-type="float" office:value="-0.1604936" calcext:value-type="float">
            <text:p>-0.1604936</text:p>
          </table:table-cell>
          <table:table-cell table:formula="of:=[.$N$1]*[.D27]" office:value-type="float" office:value="-0.133574188918609" calcext:value-type="float">
            <text:p>-0.133574188918609</text:p>
          </table:table-cell>
          <table:table-cell table:number-columns-repeated="9"/>
        </table:table-row>
        <table:table-row table:style-name="ro1">
          <table:table-cell office:value-type="time" office:time-value="PT16H10M22.648S" calcext:value-type="time">
            <text:p>16:10:22.65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03663493" calcext:value-type="float">
            <text:p>3.66E-12</text:p>
          </table:table-cell>
          <table:table-cell table:formula="of:=[.C28]*10^9" office:value-type="float" office:value="0.003663493" calcext:value-type="float">
            <text:p>0.003663493</text:p>
          </table:table-cell>
          <table:table-cell table:formula="of:=[.$N$1]*[.D28]" office:value-type="float" office:value="0.0030490194380586" calcext:value-type="float">
            <text:p>0.003049019438059</text:p>
          </table:table-cell>
          <table:table-cell table:number-columns-repeated="9"/>
        </table:table-row>
        <table:table-row table:style-name="ro1">
          <table:table-cell office:value-type="time" office:time-value="PT16H10M23.032S" calcext:value-type="time">
            <text:p>16:10:23.03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1984042" calcext:value-type="float">
            <text:p>1.98E-11</text:p>
          </table:table-cell>
          <table:table-cell table:formula="of:=[.C29]*10^9" office:value-type="float" office:value="0.01984042" calcext:value-type="float">
            <text:p>0.01984042</text:p>
          </table:table-cell>
          <table:table-cell table:formula="of:=[.$N$1]*[.D29]" office:value-type="float" office:value="0.016512608660436" calcext:value-type="float">
            <text:p>0.016512608660436</text:p>
          </table:table-cell>
          <table:table-cell table:number-columns-repeated="9"/>
        </table:table-row>
        <table:table-row table:style-name="ro1">
          <table:table-cell office:value-type="time" office:time-value="PT16H10M23.414S" calcext:value-type="time">
            <text:p>16:10:23.4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846854" calcext:value-type="float">
            <text:p>-2.85E-10</text:p>
          </table:table-cell>
          <table:table-cell table:formula="of:=[.C30]*10^9" office:value-type="float" office:value="-0.2846854" calcext:value-type="float">
            <text:p>-0.2846854</text:p>
          </table:table-cell>
          <table:table-cell table:formula="of:=[.$N$1]*[.D30]" office:value-type="float" office:value="-0.236935437936277" calcext:value-type="float">
            <text:p>-0.23693543793627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0603579864526429" calcext:value-type="float">
            <text:p>-0.06035798645264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05512887204894" calcext:value-type="float">
            <text:p>0.105512887204894</text:p>
          </table:table-cell>
          <table:table-cell/>
          <table:table-cell table:formula="of:=(MAX([.E29:.E33])-MIN([.E29:.E33]))/2" office:value-type="float" office:value="0.126775977823293" calcext:value-type="float">
            <text:p>0.126775977823293</text:p>
          </table:table-cell>
          <table:table-cell table:number-columns-repeated="2"/>
        </table:table-row>
        <table:table-row table:style-name="ro1">
          <table:table-cell office:value-type="time" office:time-value="PT16H10M23.798S" calcext:value-type="time">
            <text:p>16:10:23.8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514823" calcext:value-type="float">
            <text:p>-7.51E-11</text:p>
          </table:table-cell>
          <table:table-cell table:formula="of:=[.C31]*10^9" office:value-type="float" office:value="-0.07514823" calcext:value-type="float">
            <text:p>-0.07514823</text:p>
          </table:table-cell>
          <table:table-cell table:formula="of:=[.$N$1]*[.D31]" office:value-type="float" office:value="-0.0625437018729661" calcext:value-type="float">
            <text:p>-0.062543701872966</text:p>
          </table:table-cell>
          <table:table-cell table:number-columns-repeated="9"/>
        </table:table-row>
        <table:table-row table:style-name="ro1">
          <table:table-cell office:value-type="time" office:time-value="PT16H10M24.183S" calcext:value-type="time">
            <text:p>16:10:24.1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1996527" calcext:value-type="float">
            <text:p>2.00E-11</text:p>
          </table:table-cell>
          <table:table-cell table:formula="of:=[.C32]*10^9" office:value-type="float" office:value="0.01996527" calcext:value-type="float">
            <text:p>0.01996527</text:p>
          </table:table-cell>
          <table:table-cell table:formula="of:=[.$N$1]*[.D32]" office:value-type="float" office:value="0.0166165177103077" calcext:value-type="float">
            <text:p>0.016616517710308</text:p>
          </table:table-cell>
          <table:table-cell table:number-columns-repeated="9"/>
        </table:table-row>
        <table:table-row table:style-name="ro1">
          <table:table-cell office:value-type="time" office:time-value="PT16H10M24.567S" calcext:value-type="time">
            <text:p>16:10:24.5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4258218" calcext:value-type="float">
            <text:p>-4.26E-11</text:p>
          </table:table-cell>
          <table:table-cell table:formula="of:=[.C33]*10^9" office:value-type="float" office:value="-0.04258218" calcext:value-type="float">
            <text:p>-0.04258218</text:p>
          </table:table-cell>
          <table:table-cell table:formula="of:=[.$N$1]*[.D33]" office:value-type="float" office:value="-0.0354399188247146" calcext:value-type="float">
            <text:p>-0.035439918824715</text:p>
          </table:table-cell>
          <table:table-cell table:number-columns-repeated="9"/>
        </table:table-row>
        <table:table-row table:style-name="ro1">
          <table:table-cell office:value-type="time" office:time-value="PT16H10M24.951S" calcext:value-type="time">
            <text:p>16:10:24.9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362043" calcext:value-type="float">
            <text:p>-1.36E-10</text:p>
          </table:table-cell>
          <table:table-cell table:formula="of:=[.C34]*10^9" office:value-type="float" office:value="-0.1362043" calcext:value-type="float">
            <text:p>-0.1362043</text:p>
          </table:table-cell>
          <table:table-cell table:formula="of:=[.$N$1]*[.D34]" office:value-type="float" office:value="-0.113358905898596" calcext:value-type="float">
            <text:p>-0.113358905898596</text:p>
          </table:table-cell>
          <table:table-cell table:number-columns-repeated="9"/>
        </table:table-row>
        <table:table-row table:style-name="ro1">
          <table:table-cell office:value-type="time" office:time-value="PT16H10M25.334S" calcext:value-type="time">
            <text:p>16:10:25.3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229639" calcext:value-type="float">
            <text:p>-2.23E-10</text:p>
          </table:table-cell>
          <table:table-cell table:formula="of:=[.C35]*10^9" office:value-type="float" office:value="-0.2229639" calcext:value-type="float">
            <text:p>-0.2229639</text:p>
          </table:table-cell>
          <table:table-cell table:formula="of:=[.$N$1]*[.D35]" office:value-type="float" office:value="-0.18556641573639" calcext:value-type="float">
            <text:p>-0.1855664157363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072693293176723" calcext:value-type="float">
            <text:p>-0.07269329317672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718661607210254" calcext:value-type="float">
            <text:p>0.071866160721025</text:p>
          </table:table-cell>
          <table:table-cell/>
          <table:table-cell table:formula="of:=(MAX([.E34:.E38])-MIN([.E34:.E38]))/2" office:value-type="float" office:value="0.0863471512299163" calcext:value-type="float">
            <text:p>0.086347151229916</text:p>
          </table:table-cell>
          <table:table-cell table:number-columns-repeated="2"/>
        </table:table-row>
        <table:table-row table:style-name="ro1">
          <table:table-cell office:value-type="time" office:time-value="PT16H10M25.718S" calcext:value-type="time">
            <text:p>16:10:25.7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2203685" calcext:value-type="float">
            <text:p>-2.20E-11</text:p>
          </table:table-cell>
          <table:table-cell table:formula="of:=[.C36]*10^9" office:value-type="float" office:value="-0.02203685" calcext:value-type="float">
            <text:p>-0.02203685</text:p>
          </table:table-cell>
          <table:table-cell table:formula="of:=[.$N$1]*[.D36]" office:value-type="float" office:value="-0.0183406339260322" calcext:value-type="float">
            <text:p>-0.018340633926032</text:p>
          </table:table-cell>
          <table:table-cell table:number-columns-repeated="9"/>
        </table:table-row>
        <table:table-row table:style-name="ro1">
          <table:table-cell office:value-type="time" office:time-value="PT16H10M26.102S" calcext:value-type="time">
            <text:p>16:10:26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1546625" calcext:value-type="float">
            <text:p>-1.55E-11</text:p>
          </table:table-cell>
          <table:table-cell table:formula="of:=[.C37]*10^9" office:value-type="float" office:value="-0.01546625" calcext:value-type="float">
            <text:p>-0.01546625</text:p>
          </table:table-cell>
          <table:table-cell table:formula="of:=[.$N$1]*[.D37]" office:value-type="float" office:value="-0.012872113276557" calcext:value-type="float">
            <text:p>-0.012872113276557</text:p>
          </table:table-cell>
          <table:table-cell table:number-columns-repeated="9"/>
        </table:table-row>
        <table:table-row table:style-name="ro1">
          <table:table-cell office:value-type="time" office:time-value="PT16H10M26.486S" calcext:value-type="time">
            <text:p>16:10:26.4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004512" calcext:value-type="float">
            <text:p>-4.00E-11</text:p>
          </table:table-cell>
          <table:table-cell table:formula="of:=[.C38]*10^9" office:value-type="float" office:value="-0.04004512" calcext:value-type="float">
            <text:p>-0.04004512</text:p>
          </table:table-cell>
          <table:table-cell table:formula="of:=[.$N$1]*[.D38]" office:value-type="float" office:value="-0.0333283970460402" calcext:value-type="float">
            <text:p>-0.03332839704604</text:p>
          </table:table-cell>
          <table:table-cell table:number-columns-repeated="9"/>
        </table:table-row>
        <table:table-row table:style-name="ro1">
          <table:table-cell office:value-type="time" office:time-value="PT16H10M26.87S" calcext:value-type="time">
            <text:p>16:10:26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080741" calcext:value-type="float">
            <text:p>-2.08E-10</text:p>
          </table:table-cell>
          <table:table-cell table:formula="of:=[.C39]*10^9" office:value-type="float" office:value="-0.2080741" calcext:value-type="float">
            <text:p>-0.2080741</text:p>
          </table:table-cell>
          <table:table-cell table:formula="of:=[.$N$1]*[.D39]" office:value-type="float" office:value="-0.173174065149448" calcext:value-type="float">
            <text:p>-0.173174065149448</text:p>
          </table:table-cell>
          <table:table-cell table:number-columns-repeated="9"/>
        </table:table-row>
        <table:table-row table:style-name="ro1">
          <table:table-cell office:value-type="time" office:time-value="PT16H10M27.253S" calcext:value-type="time">
            <text:p>16:10:27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119006" calcext:value-type="float">
            <text:p>-2.12E-10</text:p>
          </table:table-cell>
          <table:table-cell table:formula="of:=[.C40]*10^9" office:value-type="float" office:value="-0.2119006" calcext:value-type="float">
            <text:p>-0.2119006</text:p>
          </table:table-cell>
          <table:table-cell table:formula="of:=[.$N$1]*[.D40]" office:value-type="float" office:value="-0.17635875060667" calcext:value-type="float">
            <text:p>-0.17635875060667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48064649068602" calcext:value-type="float">
            <text:p>-0.148064649068602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914172527190144" calcext:value-type="float">
            <text:p>0.091417252719014</text:p>
          </table:table-cell>
          <table:table-cell/>
          <table:table-cell table:formula="of:=(MAX([.E39:.E43])-MIN([.E39:.E43]))/2" office:value-type="float" office:value="0.10983318736093" calcext:value-type="float">
            <text:p>0.10983318736093</text:p>
          </table:table-cell>
          <table:table-cell table:number-columns-repeated="2"/>
        </table:table-row>
        <table:table-row table:style-name="ro1">
          <table:table-cell office:value-type="time" office:time-value="PT16H10M27.637S" calcext:value-type="time">
            <text:p>16:10:27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06733124" calcext:value-type="float">
            <text:p>-6.73E-12</text:p>
          </table:table-cell>
          <table:table-cell table:formula="of:=[.C41]*10^9" office:value-type="float" office:value="-0.006733124" calcext:value-type="float">
            <text:p>-0.006733124</text:p>
          </table:table-cell>
          <table:table-cell table:formula="of:=[.$N$1]*[.D41]" office:value-type="float" office:value="-0.00560378468168462" calcext:value-type="float">
            <text:p>-0.005603784681685</text:p>
          </table:table-cell>
          <table:table-cell table:number-columns-repeated="9"/>
        </table:table-row>
        <table:table-row table:style-name="ro1">
          <table:table-cell office:value-type="time" office:time-value="PT16H10M28.02S" calcext:value-type="time">
            <text:p>16:10:28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921447" calcext:value-type="float">
            <text:p>-1.92E-10</text:p>
          </table:table-cell>
          <table:table-cell table:formula="of:=[.C42]*10^9" office:value-type="float" office:value="-0.1921447" calcext:value-type="float">
            <text:p>-0.1921447</text:p>
          </table:table-cell>
          <table:table-cell table:formula="of:=[.$N$1]*[.D42]" office:value-type="float" office:value="-0.159916485501661" calcext:value-type="float">
            <text:p>-0.159916485501661</text:p>
          </table:table-cell>
          <table:table-cell table:number-columns-repeated="9"/>
        </table:table-row>
        <table:table-row table:style-name="ro1">
          <table:table-cell office:value-type="time" office:time-value="PT16H10M28.397S" calcext:value-type="time">
            <text:p>16:10:28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706692" calcext:value-type="float">
            <text:p>-2.71E-10</text:p>
          </table:table-cell>
          <table:table-cell table:formula="of:=[.C43]*10^9" office:value-type="float" office:value="-0.2706692" calcext:value-type="float">
            <text:p>-0.2706692</text:p>
          </table:table-cell>
          <table:table-cell table:formula="of:=[.$N$1]*[.D43]" office:value-type="float" office:value="-0.225270159403545" calcext:value-type="float">
            <text:p>-0.225270159403545</text:p>
          </table:table-cell>
          <table:table-cell table:number-columns-repeated="9"/>
        </table:table-row>
        <table:table-row table:style-name="ro1">
          <table:table-cell office:value-type="time" office:time-value="PT16H10M28.774S" calcext:value-type="time">
            <text:p>16:10:28.7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621571" calcext:value-type="float">
            <text:p>-1.62E-10</text:p>
          </table:table-cell>
          <table:table-cell table:formula="of:=[.C44]*10^9" office:value-type="float" office:value="-0.1621571" calcext:value-type="float">
            <text:p>-0.1621571</text:p>
          </table:table-cell>
          <table:table-cell table:formula="of:=[.$N$1]*[.D44]" office:value-type="float" office:value="-0.13495867193392" calcext:value-type="float">
            <text:p>-0.13495867193392</text:p>
          </table:table-cell>
          <table:table-cell table:number-columns-repeated="9"/>
        </table:table-row>
        <table:table-row table:style-name="ro1">
          <table:table-cell office:value-type="time" office:time-value="PT16H10M29.157S" calcext:value-type="time">
            <text:p>16:10:29.1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854342" calcext:value-type="float">
            <text:p>-2.85E-10</text:p>
          </table:table-cell>
          <table:table-cell table:formula="of:=[.C45]*10^9" office:value-type="float" office:value="-0.2854342" calcext:value-type="float">
            <text:p>-0.2854342</text:p>
          </table:table-cell>
          <table:table-cell table:formula="of:=[.$N$1]*[.D45]" office:value-type="float" office:value="-0.23755864255417" calcext:value-type="float">
            <text:p>-0.23755864255417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65178633206973" calcext:value-type="float">
            <text:p>-0.16517863320697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2278772122626" calcext:value-type="float">
            <text:p>0.102278772122626</text:p>
          </table:table-cell>
          <table:table-cell/>
          <table:table-cell table:formula="of:=(MAX([.E44:.E48])-MIN([.E44:.E48]))/2" office:value-type="float" office:value="0.122882799932442" calcext:value-type="float">
            <text:p>0.122882799932442</text:p>
          </table:table-cell>
          <table:table-cell table:number-columns-repeated="2"/>
        </table:table-row>
        <table:table-row table:style-name="ro1">
          <table:table-cell office:value-type="time" office:time-value="PT16H10M29.541S" calcext:value-type="time">
            <text:p>16:10:29.5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93711" calcext:value-type="float">
            <text:p>-2.94E-10</text:p>
          </table:table-cell>
          <table:table-cell table:formula="of:=[.C46]*10^9" office:value-type="float" office:value="-0.293711" calcext:value-type="float">
            <text:p>-0.293711</text:p>
          </table:table-cell>
          <table:table-cell table:formula="of:=[.$N$1]*[.D46]" office:value-type="float" office:value="-0.244447184195965" calcext:value-type="float">
            <text:p>-0.244447184195965</text:p>
          </table:table-cell>
          <table:table-cell table:number-columns-repeated="9"/>
        </table:table-row>
        <table:table-row table:style-name="ro1">
          <table:table-cell office:value-type="time" office:time-value="PT16H10M29.924S" calcext:value-type="time">
            <text:p>16:10:29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26185" calcext:value-type="float">
            <text:p>-2.53E-10</text:p>
          </table:table-cell>
          <table:table-cell table:formula="of:=[.C47]*10^9" office:value-type="float" office:value="-0.2526185" calcext:value-type="float">
            <text:p>-0.2526185</text:p>
          </table:table-cell>
          <table:table-cell table:formula="of:=[.$N$1]*[.D47]" office:value-type="float" office:value="-0.210247083019732" calcext:value-type="float">
            <text:p>-0.210247083019732</text:p>
          </table:table-cell>
          <table:table-cell table:number-columns-repeated="9"/>
        </table:table-row>
        <table:table-row table:style-name="ro1">
          <table:table-cell office:value-type="time" office:time-value="PT16H10M30.308S" calcext:value-type="time">
            <text:p>16:10:30.31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01584118" calcext:value-type="float">
            <text:p>1.58E-12</text:p>
          </table:table-cell>
          <table:table-cell table:formula="of:=[.C48]*10^9" office:value-type="float" office:value="0.001584118" calcext:value-type="float">
            <text:p>0.001584118</text:p>
          </table:table-cell>
          <table:table-cell table:formula="of:=[.$N$1]*[.D48]" office:value-type="float" office:value="0.00131841566891994" calcext:value-type="float">
            <text:p>0.00131841566892</text:p>
          </table:table-cell>
          <table:table-cell table:number-columns-repeated="9"/>
        </table:table-row>
        <table:table-row table:style-name="ro1">
          <table:table-cell office:value-type="time" office:time-value="PT16H10M30.692S" calcext:value-type="time">
            <text:p>16:10:30.6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2008231" calcext:value-type="float">
            <text:p>-2.01E-11</text:p>
          </table:table-cell>
          <table:table-cell table:formula="of:=[.C49]*10^9" office:value-type="float" office:value="-0.02008231" calcext:value-type="float">
            <text:p>-0.02008231</text:p>
          </table:table-cell>
          <table:table-cell table:formula="of:=[.$N$1]*[.D49]" office:value-type="float" office:value="-0.0167139267226984" calcext:value-type="float">
            <text:p>-0.016713926722698</text:p>
          </table:table-cell>
          <table:table-cell table:number-columns-repeated="9"/>
        </table:table-row>
        <table:table-row table:style-name="ro1">
          <table:table-cell office:value-type="time" office:time-value="PT16H10M31.076S" calcext:value-type="time">
            <text:p>16:10:31.0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635983" calcext:value-type="float">
            <text:p>-2.64E-10</text:p>
          </table:table-cell>
          <table:table-cell table:formula="of:=[.C50]*10^9" office:value-type="float" office:value="-0.2635983" calcext:value-type="float">
            <text:p>-0.2635983</text:p>
          </table:table-cell>
          <table:table-cell table:formula="of:=[.$N$1]*[.D50]" office:value-type="float" office:value="-0.219385253510571" calcext:value-type="float">
            <text:p>-0.21938525351057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90294932502927" calcext:value-type="float">
            <text:p>-0.190294932502927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6545230702036" calcext:value-type="float">
            <text:p>0.106545230702036</text:p>
          </table:table-cell>
          <table:table-cell/>
          <table:table-cell table:formula="of:=(MAX([.E49:.E53])-MIN([.E49:.E53]))/2" office:value-type="float" office:value="0.128006790298209" calcext:value-type="float">
            <text:p>0.128006790298209</text:p>
          </table:table-cell>
          <table:table-cell table:number-columns-repeated="2"/>
        </table:table-row>
        <table:table-row table:style-name="ro1">
          <table:table-cell office:value-type="time" office:time-value="PT16H10M31.46S" calcext:value-type="time">
            <text:p>16:10:31.4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794449" calcext:value-type="float">
            <text:p>-2.79E-10</text:p>
          </table:table-cell>
          <table:table-cell table:formula="of:=[.C51]*10^9" office:value-type="float" office:value="-0.2794449" calcext:value-type="float">
            <text:p>-0.2794449</text:p>
          </table:table-cell>
          <table:table-cell table:formula="of:=[.$N$1]*[.D51]" office:value-type="float" office:value="-0.232573921109264" calcext:value-type="float">
            <text:p>-0.232573921109264</text:p>
          </table:table-cell>
          <table:table-cell table:number-columns-repeated="9"/>
        </table:table-row>
        <table:table-row table:style-name="ro1">
          <table:table-cell office:value-type="time" office:time-value="PT16H10M31.844S" calcext:value-type="time">
            <text:p>16:10:31.8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276907" calcext:value-type="float">
            <text:p>-3.28E-10</text:p>
          </table:table-cell>
          <table:table-cell table:formula="of:=[.C52]*10^9" office:value-type="float" office:value="-0.3276907" calcext:value-type="float">
            <text:p>-0.3276907</text:p>
          </table:table-cell>
          <table:table-cell table:formula="of:=[.$N$1]*[.D52]" office:value-type="float" office:value="-0.272727507319115" calcext:value-type="float">
            <text:p>-0.272727507319115</text:p>
          </table:table-cell>
          <table:table-cell table:number-columns-repeated="9"/>
        </table:table-row>
        <table:table-row table:style-name="ro1">
          <table:table-cell office:value-type="time" office:time-value="PT16H10M32.228S" calcext:value-type="time">
            <text:p>16:10:32.2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524106" calcext:value-type="float">
            <text:p>-2.52E-10</text:p>
          </table:table-cell>
          <table:table-cell table:formula="of:=[.C53]*10^9" office:value-type="float" office:value="-0.2524106" calcext:value-type="float">
            <text:p>-0.2524106</text:p>
          </table:table-cell>
          <table:table-cell table:formula="of:=[.$N$1]*[.D53]" office:value-type="float" office:value="-0.210074053852985" calcext:value-type="float">
            <text:p>-0.210074053852985</text:p>
          </table:table-cell>
          <table:table-cell table:number-columns-repeated="9"/>
        </table:table-row>
        <table:table-row table:style-name="ro1">
          <table:table-cell office:value-type="time" office:time-value="PT16H10M32.612S" calcext:value-type="time">
            <text:p>16:10:32.6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423316" calcext:value-type="float">
            <text:p>-7.42E-11</text:p>
          </table:table-cell>
          <table:table-cell table:formula="of:=[.C54]*10^9" office:value-type="float" office:value="-0.07423316" calcext:value-type="float">
            <text:p>-0.07423316</text:p>
          </table:table-cell>
          <table:table-cell table:formula="of:=[.$N$1]*[.D54]" office:value-type="float" office:value="-0.0617821155352321" calcext:value-type="float">
            <text:p>-0.061782115535232</text:p>
          </table:table-cell>
          <table:table-cell table:number-columns-repeated="9"/>
        </table:table-row>
        <table:table-row table:style-name="ro1">
          <table:table-cell office:value-type="time" office:time-value="PT16H10M32.987S" calcext:value-type="time">
            <text:p>16:10:32.9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01253" calcext:value-type="float">
            <text:p>-2.01E-10</text:p>
          </table:table-cell>
          <table:table-cell table:formula="of:=[.C55]*10^9" office:value-type="float" office:value="-0.201253" calcext:value-type="float">
            <text:p>-0.201253</text:p>
          </table:table-cell>
          <table:table-cell table:formula="of:=[.$N$1]*[.D55]" office:value-type="float" office:value="-0.16749706058333" calcext:value-type="float">
            <text:p>-0.16749706058333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59452457729922" calcext:value-type="float">
            <text:p>-0.159452457729922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952504302984325" calcext:value-type="float">
            <text:p>0.095250430298433</text:p>
          </table:table-cell>
          <table:table-cell/>
          <table:table-cell table:formula="of:=(MAX([.E54:.E58])-MIN([.E54:.E58]))/2" office:value-type="float" office:value="0.114438020315681" calcext:value-type="float">
            <text:p>0.114438020315681</text:p>
          </table:table-cell>
          <table:table-cell table:number-columns-repeated="2"/>
        </table:table-row>
        <table:table-row table:style-name="ro1">
          <table:table-cell office:value-type="time" office:time-value="PT16H10M33.355S" calcext:value-type="time">
            <text:p>16:10:33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246129" calcext:value-type="float">
            <text:p>-3.25E-10</text:p>
          </table:table-cell>
          <table:table-cell table:formula="of:=[.C56]*10^9" office:value-type="float" office:value="-0.3246129" calcext:value-type="float">
            <text:p>-0.3246129</text:p>
          </table:table-cell>
          <table:table-cell table:formula="of:=[.$N$1]*[.D56]" office:value-type="float" office:value="-0.270165943252675" calcext:value-type="float">
            <text:p>-0.270165943252675</text:p>
          </table:table-cell>
          <table:table-cell table:number-columns-repeated="9"/>
        </table:table-row>
        <table:table-row table:style-name="ro1">
          <table:table-cell office:value-type="time" office:time-value="PT16H10M33.731S" calcext:value-type="time">
            <text:p>16:10:33.7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082256" calcext:value-type="float">
            <text:p>-3.08E-10</text:p>
          </table:table-cell>
          <table:table-cell table:formula="of:=[.C57]*10^9" office:value-type="float" office:value="-0.3082256" calcext:value-type="float">
            <text:p>-0.3082256</text:p>
          </table:table-cell>
          <table:table-cell table:formula="of:=[.$N$1]*[.D57]" office:value-type="float" office:value="-0.25652726665706" calcext:value-type="float">
            <text:p>-0.25652726665706</text:p>
          </table:table-cell>
          <table:table-cell table:number-columns-repeated="9"/>
        </table:table-row>
        <table:table-row table:style-name="ro1">
          <table:table-cell office:value-type="time" office:time-value="PT16H10M34.115S" calcext:value-type="time">
            <text:p>16:10:34.1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4961112" calcext:value-type="float">
            <text:p>-4.96E-11</text:p>
          </table:table-cell>
          <table:table-cell table:formula="of:=[.C58]*10^9" office:value-type="float" office:value="-0.04961112" calcext:value-type="float">
            <text:p>-0.04961112</text:p>
          </table:table-cell>
          <table:table-cell table:formula="of:=[.$N$1]*[.D58]" office:value-type="float" office:value="-0.0412899026213118" calcext:value-type="float">
            <text:p>-0.041289902621312</text:p>
          </table:table-cell>
          <table:table-cell table:number-columns-repeated="9"/>
        </table:table-row>
        <table:table-row table:style-name="ro1">
          <table:table-cell office:value-type="time" office:time-value="PT16H10M34.499S" calcext:value-type="time">
            <text:p>16:10:34.5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391301" calcext:value-type="float">
            <text:p>-3.91E-11</text:p>
          </table:table-cell>
          <table:table-cell table:formula="of:=[.C59]*10^9" office:value-type="float" office:value="-0.0391301" calcext:value-type="float">
            <text:p>-0.0391301</text:p>
          </table:table-cell>
          <table:table-cell table:formula="of:=[.$N$1]*[.D59]" office:value-type="float" office:value="-0.0325668523218624" calcext:value-type="float">
            <text:p>-0.032566852321863</text:p>
          </table:table-cell>
          <table:table-cell table:number-columns-repeated="9"/>
        </table:table-row>
        <table:table-row table:style-name="ro1">
          <table:table-cell office:value-type="time" office:time-value="PT16H10M34.883S" calcext:value-type="time">
            <text:p>16:10:34.8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207324" calcext:value-type="float">
            <text:p>-1.21E-10</text:p>
          </table:table-cell>
          <table:table-cell table:formula="of:=[.C60]*10^9" office:value-type="float" office:value="-0.1207324" calcext:value-type="float">
            <text:p>-0.1207324</text:p>
          </table:table-cell>
          <table:table-cell table:formula="of:=[.$N$1]*[.D60]" office:value-type="float" office:value="-0.100482090290186" calcext:value-type="float">
            <text:p>-0.100482090290186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62775752949272" calcext:value-type="float">
            <text:p>-0.16277575294927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994134739741403" calcext:value-type="float">
            <text:p>0.09941347397414</text:p>
          </table:table-cell>
          <table:table-cell/>
          <table:table-cell table:formula="of:=(MAX([.E59:.E63])-MIN([.E59:.E63]))/2" office:value-type="float" office:value="0.119440061322685" calcext:value-type="float">
            <text:p>0.119440061322685</text:p>
          </table:table-cell>
          <table:table-cell table:number-columns-repeated="2"/>
        </table:table-row>
        <table:table-row table:style-name="ro1">
          <table:table-cell office:value-type="time" office:time-value="PT16H10M35.267S" calcext:value-type="time">
            <text:p>16:10:35.2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9055" calcext:value-type="float">
            <text:p>-2.91E-10</text:p>
          </table:table-cell>
          <table:table-cell table:formula="of:=[.C61]*10^9" office:value-type="float" office:value="-0.29055" calcext:value-type="float">
            <text:p>-0.29055</text:p>
          </table:table-cell>
          <table:table-cell table:formula="of:=[.$N$1]*[.D61]" office:value-type="float" office:value="-0.241816375171981" calcext:value-type="float">
            <text:p>-0.241816375171981</text:p>
          </table:table-cell>
          <table:table-cell table:number-columns-repeated="9"/>
        </table:table-row>
        <table:table-row table:style-name="ro1">
          <table:table-cell office:value-type="time" office:time-value="PT16H10M35.651S" calcext:value-type="time">
            <text:p>16:10:35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61521" calcext:value-type="float">
            <text:p>-3.26E-10</text:p>
          </table:table-cell>
          <table:table-cell table:formula="of:=[.C62]*10^9" office:value-type="float" office:value="-0.3261521" calcext:value-type="float">
            <text:p>-0.3261521</text:p>
          </table:table-cell>
          <table:table-cell table:formula="of:=[.$N$1]*[.D62]" office:value-type="float" office:value="-0.271446974967232" calcext:value-type="float">
            <text:p>-0.271446974967232</text:p>
          </table:table-cell>
          <table:table-cell table:number-columns-repeated="9"/>
        </table:table-row>
        <table:table-row table:style-name="ro1">
          <table:table-cell office:value-type="time" office:time-value="PT16H10M36.035S" calcext:value-type="time">
            <text:p>16:10:36.0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013364" calcext:value-type="float">
            <text:p>-2.01E-10</text:p>
          </table:table-cell>
          <table:table-cell table:formula="of:=[.C63]*10^9" office:value-type="float" office:value="-0.2013364" calcext:value-type="float">
            <text:p>-0.2013364</text:p>
          </table:table-cell>
          <table:table-cell table:formula="of:=[.$N$1]*[.D63]" office:value-type="float" office:value="-0.167566471995099" calcext:value-type="float">
            <text:p>-0.167566471995099</text:p>
          </table:table-cell>
          <table:table-cell table:number-columns-repeated="9"/>
        </table:table-row>
        <table:table-row table:style-name="ro1">
          <table:table-cell office:value-type="time" office:time-value="PT16H10M36.419S" calcext:value-type="time">
            <text:p>16:10:36.4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652623" calcext:value-type="float">
            <text:p>-2.65E-10</text:p>
          </table:table-cell>
          <table:table-cell table:formula="of:=[.C64]*10^9" office:value-type="float" office:value="-0.2652623" calcext:value-type="float">
            <text:p>-0.2652623</text:p>
          </table:table-cell>
          <table:table-cell table:formula="of:=[.$N$1]*[.D64]" office:value-type="float" office:value="-0.220770152661444" calcext:value-type="float">
            <text:p>-0.220770152661444</text:p>
          </table:table-cell>
          <table:table-cell table:number-columns-repeated="9"/>
        </table:table-row>
        <table:table-row table:style-name="ro1">
          <table:table-cell office:value-type="time" office:time-value="PT16H10M36.802S" calcext:value-type="time">
            <text:p>16:10:36.8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181537" calcext:value-type="float">
            <text:p>-1.18E-10</text:p>
          </table:table-cell>
          <table:table-cell table:formula="of:=[.C65]*10^9" office:value-type="float" office:value="-0.1181537" calcext:value-type="float">
            <text:p>-0.1181537</text:p>
          </table:table-cell>
          <table:table-cell table:formula="of:=[.$N$1]*[.D65]" office:value-type="float" office:value="-0.0983359127418952" calcext:value-type="float">
            <text:p>-0.098335912741895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28821676681522" calcext:value-type="float">
            <text:p>-0.228821676681522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8324647962229" calcext:value-type="float">
            <text:p>0.08324647962229</text:p>
          </table:table-cell>
          <table:table-cell/>
          <table:table-cell table:formula="of:=(MAX([.E64:.E68])-MIN([.E64:.E68]))/2" office:value-type="float" office:value="0.100003534393701" calcext:value-type="float">
            <text:p>0.100003534393701</text:p>
          </table:table-cell>
          <table:table-cell table:number-columns-repeated="2"/>
        </table:table-row>
        <table:table-row table:style-name="ro1">
          <table:table-cell office:value-type="time" office:time-value="PT16H10M37.186S" calcext:value-type="time">
            <text:p>16:10:37.1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763672" calcext:value-type="float">
            <text:p>-2.76E-10</text:p>
          </table:table-cell>
          <table:table-cell table:formula="of:=[.C66]*10^9" office:value-type="float" office:value="-0.2763672" calcext:value-type="float">
            <text:p>-0.2763672</text:p>
          </table:table-cell>
          <table:table-cell table:formula="of:=[.$N$1]*[.D66]" office:value-type="float" office:value="-0.230012440269936" calcext:value-type="float">
            <text:p>-0.230012440269936</text:p>
          </table:table-cell>
          <table:table-cell table:number-columns-repeated="9"/>
        </table:table-row>
        <table:table-row table:style-name="ro1">
          <table:table-cell office:value-type="time" office:time-value="PT16H10M37.57S" calcext:value-type="time">
            <text:p>16:10:37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564306" calcext:value-type="float">
            <text:p>-3.56E-10</text:p>
          </table:table-cell>
          <table:table-cell table:formula="of:=[.C67]*10^9" office:value-type="float" office:value="-0.3564306" calcext:value-type="float">
            <text:p>-0.3564306</text:p>
          </table:table-cell>
          <table:table-cell table:formula="of:=[.$N$1]*[.D67]" office:value-type="float" office:value="-0.296646896205039" calcext:value-type="float">
            <text:p>-0.296646896205039</text:p>
          </table:table-cell>
          <table:table-cell table:number-columns-repeated="9"/>
        </table:table-row>
        <table:table-row table:style-name="ro1">
          <table:table-cell office:value-type="time" office:time-value="PT16H10M37.954S" calcext:value-type="time">
            <text:p>16:10:37.9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584685" calcext:value-type="float">
            <text:p>-3.58E-10</text:p>
          </table:table-cell>
          <table:table-cell table:formula="of:=[.C68]*10^9" office:value-type="float" office:value="-0.3584685" calcext:value-type="float">
            <text:p>-0.3584685</text:p>
          </table:table-cell>
          <table:table-cell table:formula="of:=[.$N$1]*[.D68]" office:value-type="float" office:value="-0.298342981529297" calcext:value-type="float">
            <text:p>-0.298342981529297</text:p>
          </table:table-cell>
          <table:table-cell table:number-columns-repeated="9"/>
        </table:table-row>
        <table:table-row table:style-name="ro1">
          <table:table-cell office:value-type="time" office:time-value="PT16H10M38.338S" calcext:value-type="time">
            <text:p>16:10:38.3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281485" calcext:value-type="float">
            <text:p>-3.28E-10</text:p>
          </table:table-cell>
          <table:table-cell table:formula="of:=[.C69]*10^9" office:value-type="float" office:value="-0.3281485" calcext:value-type="float">
            <text:p>-0.3281485</text:p>
          </table:table-cell>
          <table:table-cell table:formula="of:=[.$N$1]*[.D69]" office:value-type="float" office:value="-0.27310852103983" calcext:value-type="float">
            <text:p>-0.27310852103983</text:p>
          </table:table-cell>
          <table:table-cell table:number-columns-repeated="9"/>
        </table:table-row>
        <table:table-row table:style-name="ro1">
          <table:table-cell office:value-type="time" office:time-value="PT16H10M38.72S" calcext:value-type="time">
            <text:p>16:10:38.7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06375218" calcext:value-type="float">
            <text:p>-6.38E-11</text:p>
          </table:table-cell>
          <table:table-cell table:formula="of:=[.C70]*10^9" office:value-type="float" office:value="-0.06375218" calcext:value-type="float">
            <text:p>-0.06375218</text:p>
          </table:table-cell>
          <table:table-cell table:formula="of:=[.$N$1]*[.D70]" office:value-type="float" office:value="-0.0530590985266276" calcext:value-type="float">
            <text:p>-0.053059098526628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09928702694749" calcext:value-type="float">
            <text:p>-0.209928702694749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09183401176161" calcext:value-type="float">
            <text:p>0.109183401176161</text:p>
          </table:table-cell>
          <table:table-cell/>
          <table:table-cell table:formula="of:=(MAX([.E69:.E73])-MIN([.E69:.E73]))/2" office:value-type="float" office:value="0.131174634749229" calcext:value-type="float">
            <text:p>0.131174634749229</text:p>
          </table:table-cell>
          <table:table-cell table:number-columns-repeated="2"/>
        </table:table-row>
        <table:table-row table:style-name="ro1">
          <table:table-cell office:value-type="time" office:time-value="PT16H10M39.104S" calcext:value-type="time">
            <text:p>16:10:39.1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913129" calcext:value-type="float">
            <text:p>-1.91E-10</text:p>
          </table:table-cell>
          <table:table-cell table:formula="of:=[.C71]*10^9" office:value-type="float" office:value="-0.1913129" calcext:value-type="float">
            <text:p>-0.1913129</text:p>
          </table:table-cell>
          <table:table-cell table:formula="of:=[.$N$1]*[.D71]" office:value-type="float" office:value="-0.15922420238045" calcext:value-type="float">
            <text:p>-0.15922420238045</text:p>
          </table:table-cell>
          <table:table-cell table:number-columns-repeated="9"/>
        </table:table-row>
        <table:table-row table:style-name="ro1">
          <table:table-cell office:value-type="time" office:time-value="PT16H10M39.488S" calcext:value-type="time">
            <text:p>16:10:39.4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989931" calcext:value-type="float">
            <text:p>-2.99E-10</text:p>
          </table:table-cell>
          <table:table-cell table:formula="of:=[.C72]*10^9" office:value-type="float" office:value="-0.2989931" calcext:value-type="float">
            <text:p>-0.2989931</text:p>
          </table:table-cell>
          <table:table-cell table:formula="of:=[.$N$1]*[.D72]" office:value-type="float" office:value="-0.24884332350175" calcext:value-type="float">
            <text:p>-0.24884332350175</text:p>
          </table:table-cell>
          <table:table-cell table:number-columns-repeated="9"/>
        </table:table-row>
        <table:table-row table:style-name="ro1">
          <table:table-cell office:value-type="time" office:time-value="PT16H10M39.872S" calcext:value-type="time">
            <text:p>16:10:39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789731" calcext:value-type="float">
            <text:p>-3.79E-10</text:p>
          </table:table-cell>
          <table:table-cell table:formula="of:=[.C73]*10^9" office:value-type="float" office:value="-0.3789731" calcext:value-type="float">
            <text:p>-0.3789731</text:p>
          </table:table-cell>
          <table:table-cell table:formula="of:=[.$N$1]*[.D73]" office:value-type="float" office:value="-0.315408368025085" calcext:value-type="float">
            <text:p>-0.315408368025085</text:p>
          </table:table-cell>
          <table:table-cell table:number-columns-repeated="9"/>
        </table:table-row>
        <table:table-row table:style-name="ro1">
          <table:table-cell office:value-type="time" office:time-value="PT16H10M40.257S" calcext:value-type="time">
            <text:p>16:10:40.2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708208" calcext:value-type="float">
            <text:p>-3.71E-10</text:p>
          </table:table-cell>
          <table:table-cell table:formula="of:=[.C74]*10^9" office:value-type="float" office:value="-0.3708208" calcext:value-type="float">
            <text:p>-0.3708208</text:p>
          </table:table-cell>
          <table:table-cell table:formula="of:=[.$N$1]*[.D74]" office:value-type="float" office:value="-0.308623444138269" calcext:value-type="float">
            <text:p>-0.308623444138269</text:p>
          </table:table-cell>
          <table:table-cell table:number-columns-repeated="9"/>
        </table:table-row>
        <table:table-row table:style-name="ro1">
          <table:table-cell office:value-type="time" office:time-value="PT16H10M40.64S" calcext:value-type="time">
            <text:p>16:10:40.6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270398" calcext:value-type="float">
            <text:p>-2.27E-10</text:p>
          </table:table-cell>
          <table:table-cell table:formula="of:=[.C75]*10^9" office:value-type="float" office:value="-0.2270398" calcext:value-type="float">
            <text:p>-0.2270398</text:p>
          </table:table-cell>
          <table:table-cell table:formula="of:=[.$N$1]*[.D75]" office:value-type="float" office:value="-0.188958669612017" calcext:value-type="float">
            <text:p>-0.188958669612017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07256265133668" calcext:value-type="float">
            <text:p>-0.207256265133668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02442310911788" calcext:value-type="float">
            <text:p>0.102442310911788</text:p>
          </table:table-cell>
          <table:table-cell/>
          <table:table-cell table:formula="of:=(MAX([.E74:.E78])-MIN([.E74:.E78]))/2" office:value-type="float" office:value="0.123074510256846" calcext:value-type="float">
            <text:p>0.123074510256846</text:p>
          </table:table-cell>
          <table:table-cell table:number-columns-repeated="2"/>
        </table:table-row>
        <table:table-row table:style-name="ro1">
          <table:table-cell office:value-type="time" office:time-value="PT16H10M41.023S" calcext:value-type="time">
            <text:p>16:10:41.0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7506499" calcext:value-type="float">
            <text:p>-7.51E-11</text:p>
          </table:table-cell>
          <table:table-cell table:formula="of:=[.C76]*10^9" office:value-type="float" office:value="-0.07506499" calcext:value-type="float">
            <text:p>-0.07506499</text:p>
          </table:table-cell>
          <table:table-cell table:formula="of:=[.$N$1]*[.D76]" office:value-type="float" office:value="-0.0624744236245775" calcext:value-type="float">
            <text:p>-0.062474423624578</text:p>
          </table:table-cell>
          <table:table-cell table:number-columns-repeated="9"/>
        </table:table-row>
        <table:table-row table:style-name="ro1">
          <table:table-cell office:value-type="time" office:time-value="PT16H10M41.399S" calcext:value-type="time">
            <text:p>16:10:41.4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65281" calcext:value-type="float">
            <text:p>-2.57E-10</text:p>
          </table:table-cell>
          <table:table-cell table:formula="of:=[.C77]*10^9" office:value-type="float" office:value="-0.2565281" calcext:value-type="float">
            <text:p>-0.2565281</text:p>
          </table:table-cell>
          <table:table-cell table:formula="of:=[.$N$1]*[.D77]" office:value-type="float" office:value="-0.213500930207384" calcext:value-type="float">
            <text:p>-0.213500930207384</text:p>
          </table:table-cell>
          <table:table-cell table:number-columns-repeated="9"/>
        </table:table-row>
        <table:table-row table:style-name="ro1">
          <table:table-cell office:value-type="time" office:time-value="PT16H10M41.776S" calcext:value-type="time">
            <text:p>16:10:41.7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5671" calcext:value-type="float">
            <text:p>-3.16E-10</text:p>
          </table:table-cell>
          <table:table-cell table:formula="of:=[.C78]*10^9" office:value-type="float" office:value="-0.315671" calcext:value-type="float">
            <text:p>-0.315671</text:p>
          </table:table-cell>
          <table:table-cell table:formula="of:=[.$N$1]*[.D78]" office:value-type="float" office:value="-0.262723858086093" calcext:value-type="float">
            <text:p>-0.262723858086093</text:p>
          </table:table-cell>
          <table:table-cell table:number-columns-repeated="9"/>
        </table:table-row>
        <table:table-row table:style-name="ro1">
          <table:table-cell office:value-type="time" office:time-value="PT16H10M42.161S" calcext:value-type="time">
            <text:p>16:10:42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884846" calcext:value-type="float">
            <text:p>-1.88E-10</text:p>
          </table:table-cell>
          <table:table-cell table:formula="of:=[.C79]*10^9" office:value-type="float" office:value="-0.1884846" calcext:value-type="float">
            <text:p>-0.1884846</text:p>
          </table:table-cell>
          <table:table-cell table:formula="of:=[.$N$1]*[.D79]" office:value-type="float" office:value="-0.156870289959528" calcext:value-type="float">
            <text:p>-0.156870289959528</text:p>
          </table:table-cell>
          <table:table-cell table:number-columns-repeated="9"/>
        </table:table-row>
        <table:table-row table:style-name="ro1">
          <table:table-cell office:value-type="time" office:time-value="PT16H10M42.544S" calcext:value-type="time">
            <text:p>16:10:42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727343" calcext:value-type="float">
            <text:p>-3.73E-10</text:p>
          </table:table-cell>
          <table:table-cell table:formula="of:=[.C80]*10^9" office:value-type="float" office:value="-0.3727343" calcext:value-type="float">
            <text:p>-0.3727343</text:p>
          </table:table-cell>
          <table:table-cell table:formula="of:=[.$N$1]*[.D80]" office:value-type="float" office:value="-0.31021599493466" calcext:value-type="float">
            <text:p>-0.31021599493466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180741040920946" calcext:value-type="float">
            <text:p>-0.180741040920946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90693760854786" calcext:value-type="float">
            <text:p>0.099069376085479</text:p>
          </table:table-cell>
          <table:table-cell/>
          <table:table-cell table:formula="of:=(MAX([.E79:.E83])-MIN([.E79:.E83]))/2" office:value-type="float" office:value="0.119024633190979" calcext:value-type="float">
            <text:p>0.119024633190979</text:p>
          </table:table-cell>
          <table:table-cell table:number-columns-repeated="2"/>
        </table:table-row>
        <table:table-row table:style-name="ro1">
          <table:table-cell office:value-type="time" office:time-value="PT16H10M42.927S" calcext:value-type="time">
            <text:p>16:10:42.9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764233" calcext:value-type="float">
            <text:p>-1.76E-10</text:p>
          </table:table-cell>
          <table:table-cell table:formula="of:=[.C81]*10^9" office:value-type="float" office:value="-0.1764233" calcext:value-type="float">
            <text:p>-0.1764233</text:p>
          </table:table-cell>
          <table:table-cell table:formula="of:=[.$N$1]*[.D81]" office:value-type="float" office:value="-0.146832018247733" calcext:value-type="float">
            <text:p>-0.146832018247733</text:p>
          </table:table-cell>
          <table:table-cell table:number-columns-repeated="9"/>
        </table:table-row>
        <table:table-row table:style-name="ro1">
          <table:table-cell office:value-type="time" office:time-value="PT16H10M43.31S" calcext:value-type="time">
            <text:p>16:10:43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867106" calcext:value-type="float">
            <text:p>-8.67E-11</text:p>
          </table:table-cell>
          <table:table-cell table:formula="of:=[.C82]*10^9" office:value-type="float" office:value="-0.0867106" calcext:value-type="float">
            <text:p>-0.0867106</text:p>
          </table:table-cell>
          <table:table-cell table:formula="of:=[.$N$1]*[.D82]" office:value-type="float" office:value="-0.072166728552702" calcext:value-type="float">
            <text:p>-0.072166728552702</text:p>
          </table:table-cell>
          <table:table-cell table:number-columns-repeated="9"/>
        </table:table-row>
        <table:table-row table:style-name="ro1">
          <table:table-cell office:value-type="time" office:time-value="PT16H10M43.694S" calcext:value-type="time">
            <text:p>16:10:43.6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614775" calcext:value-type="float">
            <text:p>-2.61E-10</text:p>
          </table:table-cell>
          <table:table-cell table:formula="of:=[.C83]*10^9" office:value-type="float" office:value="-0.2614775" calcext:value-type="float">
            <text:p>-0.2614775</text:p>
          </table:table-cell>
          <table:table-cell table:formula="of:=[.$N$1]*[.D83]" office:value-type="float" office:value="-0.217620172910107" calcext:value-type="float">
            <text:p>-0.217620172910107</text:p>
          </table:table-cell>
          <table:table-cell table:number-columns-repeated="9"/>
        </table:table-row>
        <table:table-row table:style-name="ro1">
          <table:table-cell office:value-type="time" office:time-value="PT16H10M44.079S" calcext:value-type="time">
            <text:p>16:10:44.0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009892" calcext:value-type="float">
            <text:p>-3.01E-10</text:p>
          </table:table-cell>
          <table:table-cell table:formula="of:=[.C84]*10^9" office:value-type="float" office:value="-0.3009892" calcext:value-type="float">
            <text:p>-0.3009892</text:p>
          </table:table-cell>
          <table:table-cell table:formula="of:=[.$N$1]*[.D84]" office:value-type="float" office:value="-0.250504619893011" calcext:value-type="float">
            <text:p>-0.250504619893011</text:p>
          </table:table-cell>
          <table:table-cell table:number-columns-repeated="9"/>
        </table:table-row>
        <table:table-row table:style-name="ro1">
          <table:table-cell office:value-type="time" office:time-value="PT16H10M44.463S" calcext:value-type="time">
            <text:p>16:10:44.4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74565" calcext:value-type="float">
            <text:p>-3.75E-10</text:p>
          </table:table-cell>
          <table:table-cell table:formula="of:=[.C85]*10^9" office:value-type="float" office:value="-0.374565" calcext:value-type="float">
            <text:p>-0.374565</text:p>
          </table:table-cell>
          <table:table-cell table:formula="of:=[.$N$1]*[.D85]" office:value-type="float" office:value="-0.311739633681958" calcext:value-type="float">
            <text:p>-0.31173963368195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4720251762557" calcext:value-type="float">
            <text:p>-0.24720251762557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64270358489052" calcext:value-type="float">
            <text:p>0.096427035848905</text:p>
          </table:table-cell>
          <table:table-cell/>
          <table:table-cell table:formula="of:=(MAX([.E84:.E88])-MIN([.E84:.E88]))/2" office:value-type="float" office:value="0.115840239028652" calcext:value-type="float">
            <text:p>0.115840239028652</text:p>
          </table:table-cell>
          <table:table-cell table:number-columns-repeated="2"/>
        </table:table-row>
        <table:table-row table:style-name="ro1">
          <table:table-cell office:value-type="time" office:time-value="PT16H10M44.847S" calcext:value-type="time">
            <text:p>16:10:44.8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060079" calcext:value-type="float">
            <text:p>-4.06E-10</text:p>
          </table:table-cell>
          <table:table-cell table:formula="of:=[.C86]*10^9" office:value-type="float" office:value="-0.4060079" calcext:value-type="float">
            <text:p>-0.4060079</text:p>
          </table:table-cell>
          <table:table-cell table:formula="of:=[.$N$1]*[.D86]" office:value-type="float" office:value="-0.337908651416927" calcext:value-type="float">
            <text:p>-0.337908651416927</text:p>
          </table:table-cell>
          <table:table-cell table:number-columns-repeated="9"/>
        </table:table-row>
        <table:table-row table:style-name="ro1">
          <table:table-cell office:value-type="time" office:time-value="PT16H10M45.23S" calcext:value-type="time">
            <text:p>16:10:45.2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759095" calcext:value-type="float">
            <text:p>-2.76E-10</text:p>
          </table:table-cell>
          <table:table-cell table:formula="of:=[.C87]*10^9" office:value-type="float" office:value="-0.2759095" calcext:value-type="float">
            <text:p>-0.2759095</text:p>
          </table:table-cell>
          <table:table-cell table:formula="of:=[.$N$1]*[.D87]" office:value-type="float" office:value="-0.229631509776333" calcext:value-type="float">
            <text:p>-0.229631509776333</text:p>
          </table:table-cell>
          <table:table-cell table:number-columns-repeated="9"/>
        </table:table-row>
        <table:table-row table:style-name="ro1">
          <table:table-cell office:value-type="time" office:time-value="PT16H10M45.606S" calcext:value-type="time">
            <text:p>16:10:45.6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276365" calcext:value-type="float">
            <text:p>-1.28E-10</text:p>
          </table:table-cell>
          <table:table-cell table:formula="of:=[.C88]*10^9" office:value-type="float" office:value="-0.1276365" calcext:value-type="float">
            <text:p>-0.1276365</text:p>
          </table:table-cell>
          <table:table-cell table:formula="of:=[.$N$1]*[.D88]" office:value-type="float" office:value="-0.106228173359623" calcext:value-type="float">
            <text:p>-0.106228173359623</text:p>
          </table:table-cell>
          <table:table-cell table:number-columns-repeated="9"/>
        </table:table-row>
        <table:table-row table:style-name="ro1">
          <table:table-cell office:value-type="time" office:time-value="PT16H10M45.983S" calcext:value-type="time">
            <text:p>16:10:45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00226" calcext:value-type="float">
            <text:p>-4.00E-10</text:p>
          </table:table-cell>
          <table:table-cell table:formula="of:=[.C89]*10^9" office:value-type="float" office:value="-0.400226" calcext:value-type="float">
            <text:p>-0.400226</text:p>
          </table:table-cell>
          <table:table-cell table:formula="of:=[.$N$1]*[.D89]" office:value-type="float" office:value="-0.333096543003205" calcext:value-type="float">
            <text:p>-0.333096543003205</text:p>
          </table:table-cell>
          <table:table-cell table:number-columns-repeated="9"/>
        </table:table-row>
        <table:table-row table:style-name="ro1">
          <table:table-cell office:value-type="time" office:time-value="PT16H10M46.366S" calcext:value-type="time">
            <text:p>16:10:46.3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88803" calcext:value-type="float">
            <text:p>-2.89E-10</text:p>
          </table:table-cell>
          <table:table-cell table:formula="of:=[.C90]*10^9" office:value-type="float" office:value="-0.288803" calcext:value-type="float">
            <text:p>-0.288803</text:p>
          </table:table-cell>
          <table:table-cell table:formula="of:=[.$N$1]*[.D90]" office:value-type="float" office:value="-0.240362397517789" calcext:value-type="float">
            <text:p>-0.240362397517789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10302462340344" calcext:value-type="float">
            <text:p>-0.210302462340344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77281377382829" calcext:value-type="float">
            <text:p>0.077281377382829</text:p>
          </table:table-cell>
          <table:table-cell/>
          <table:table-cell table:formula="of:=(MAX([.E89:.E93])-MIN([.E89:.E93]))/2" office:value-type="float" office:value="0.0928380545352876" calcext:value-type="float">
            <text:p>0.092838054535288</text:p>
          </table:table-cell>
          <table:table-cell table:number-columns-repeated="2"/>
        </table:table-row>
        <table:table-row table:style-name="ro1">
          <table:table-cell office:value-type="time" office:time-value="PT16H10M46.75S" calcext:value-type="time">
            <text:p>16:10:46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846582" calcext:value-type="float">
            <text:p>-1.85E-10</text:p>
          </table:table-cell>
          <table:table-cell table:formula="of:=[.C91]*10^9" office:value-type="float" office:value="-0.1846582" calcext:value-type="float">
            <text:p>-0.1846582</text:p>
          </table:table-cell>
          <table:table-cell table:formula="of:=[.$N$1]*[.D91]" office:value-type="float" office:value="-0.153685687729419" calcext:value-type="float">
            <text:p>-0.153685687729419</text:p>
          </table:table-cell>
          <table:table-cell table:number-columns-repeated="9"/>
        </table:table-row>
        <table:table-row table:style-name="ro1">
          <table:table-cell office:value-type="time" office:time-value="PT16H10M47.134S" calcext:value-type="time">
            <text:p>16:10:47.1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126077" calcext:value-type="float">
            <text:p>-2.13E-10</text:p>
          </table:table-cell>
          <table:table-cell table:formula="of:=[.C92]*10^9" office:value-type="float" office:value="-0.2126077" calcext:value-type="float">
            <text:p>-0.2126077</text:p>
          </table:table-cell>
          <table:table-cell table:formula="of:=[.$N$1]*[.D92]" office:value-type="float" office:value="-0.176947249518678" calcext:value-type="float">
            <text:p>-0.176947249518678</text:p>
          </table:table-cell>
          <table:table-cell table:number-columns-repeated="9"/>
        </table:table-row>
        <table:table-row table:style-name="ro1">
          <table:table-cell office:value-type="time" office:time-value="PT16H10M47.517S" calcext:value-type="time">
            <text:p>16:10:47.5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71303" calcext:value-type="float">
            <text:p>-1.77E-10</text:p>
          </table:table-cell>
          <table:table-cell table:formula="of:=[.C93]*10^9" office:value-type="float" office:value="-0.1771303" calcext:value-type="float">
            <text:p>-0.1771303</text:p>
          </table:table-cell>
          <table:table-cell table:formula="of:=[.$N$1]*[.D93]" office:value-type="float" office:value="-0.14742043393263" calcext:value-type="float">
            <text:p>-0.14742043393263</text:p>
          </table:table-cell>
          <table:table-cell table:number-columns-repeated="9"/>
        </table:table-row>
        <table:table-row table:style-name="ro1">
          <table:table-cell office:value-type="time" office:time-value="PT16H10M47.901S" calcext:value-type="time">
            <text:p>16:10:47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537559" calcext:value-type="float">
            <text:p>-1.54E-10</text:p>
          </table:table-cell>
          <table:table-cell table:formula="of:=[.C94]*10^9" office:value-type="float" office:value="-0.1537559" calcext:value-type="float">
            <text:p>-0.1537559</text:p>
          </table:table-cell>
          <table:table-cell table:formula="of:=[.$N$1]*[.D94]" office:value-type="float" office:value="-0.127966595764259" calcext:value-type="float">
            <text:p>-0.127966595764259</text:p>
          </table:table-cell>
          <table:table-cell table:number-columns-repeated="9"/>
        </table:table-row>
        <table:table-row table:style-name="ro1">
          <table:table-cell office:value-type="time" office:time-value="PT16H10M48.285S" calcext:value-type="time">
            <text:p>16:10:48.2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55378" calcext:value-type="float">
            <text:p>-1.55E-10</text:p>
          </table:table-cell>
          <table:table-cell table:formula="of:=[.C95]*10^9" office:value-type="float" office:value="-0.155378" calcext:value-type="float">
            <text:p>-0.155378</text:p>
          </table:table-cell>
          <table:table-cell table:formula="of:=[.$N$1]*[.D95]" office:value-type="float" office:value="-0.129316622755023" calcext:value-type="float">
            <text:p>-0.129316622755023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146471961113929" calcext:value-type="float">
            <text:p>-0.146471961113929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50600192137811" calcext:value-type="float">
            <text:p>0.050600192137811</text:p>
          </table:table-cell>
          <table:table-cell/>
          <table:table-cell table:formula="of:=(MAX([.E94:.E98])-MIN([.E94:.E98]))/2" office:value-type="float" office:value="0.0607844222022389" calcext:value-type="float">
            <text:p>0.060784422202239</text:p>
          </table:table-cell>
          <table:table-cell table:number-columns-repeated="2"/>
        </table:table-row>
        <table:table-row table:style-name="ro1">
          <table:table-cell office:value-type="time" office:time-value="PT16H10M48.669S" calcext:value-type="time">
            <text:p>16:10:48.6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180705" calcext:value-type="float">
            <text:p>-1.18E-10</text:p>
          </table:table-cell>
          <table:table-cell table:formula="of:=[.C96]*10^9" office:value-type="float" office:value="-0.1180705" calcext:value-type="float">
            <text:p>-0.1180705</text:p>
          </table:table-cell>
          <table:table-cell table:formula="of:=[.$N$1]*[.D96]" office:value-type="float" office:value="-0.0982666677843516" calcext:value-type="float">
            <text:p>-0.098266667784352</text:p>
          </table:table-cell>
          <table:table-cell table:number-columns-repeated="9"/>
        </table:table-row>
        <table:table-row table:style-name="ro1">
          <table:table-cell office:value-type="time" office:time-value="PT16H10M49.053S" calcext:value-type="time">
            <text:p>16:10:49.0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886097" calcext:value-type="float">
            <text:p>-1.89E-10</text:p>
          </table:table-cell>
          <table:table-cell table:formula="of:=[.C97]*10^9" office:value-type="float" office:value="-0.1886097" calcext:value-type="float">
            <text:p>-0.1886097</text:p>
          </table:table-cell>
          <table:table-cell table:formula="of:=[.$N$1]*[.D97]" office:value-type="float" office:value="-0.15697440707718" calcext:value-type="float">
            <text:p>-0.15697440707718</text:p>
          </table:table-cell>
          <table:table-cell table:number-columns-repeated="9"/>
        </table:table-row>
        <table:table-row table:style-name="ro1">
          <table:table-cell office:value-type="time" office:time-value="PT16H10M49.437S" calcext:value-type="time">
            <text:p>16:10:49.4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641393" calcext:value-type="float">
            <text:p>-2.64E-10</text:p>
          </table:table-cell>
          <table:table-cell table:formula="of:=[.C98]*10^9" office:value-type="float" office:value="-0.2641393" calcext:value-type="float">
            <text:p>-0.2641393</text:p>
          </table:table-cell>
          <table:table-cell table:formula="of:=[.$N$1]*[.D98]" office:value-type="float" office:value="-0.219835512188829" calcext:value-type="float">
            <text:p>-0.219835512188829</text:p>
          </table:table-cell>
          <table:table-cell table:number-columns-repeated="9"/>
        </table:table-row>
        <table:table-row table:style-name="ro1">
          <table:table-cell office:value-type="time" office:time-value="PT16H10M49.821S" calcext:value-type="time">
            <text:p>16:10:49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005318" calcext:value-type="float">
            <text:p>-3.01E-10</text:p>
          </table:table-cell>
          <table:table-cell table:formula="of:=[.C99]*10^9" office:value-type="float" office:value="-0.3005318" calcext:value-type="float">
            <text:p>-0.3005318</text:p>
          </table:table-cell>
          <table:table-cell table:formula="of:=[.$N$1]*[.D99]" office:value-type="float" office:value="-0.250123939080746" calcext:value-type="float">
            <text:p>-0.250123939080746</text:p>
          </table:table-cell>
          <table:table-cell table:number-columns-repeated="9"/>
        </table:table-row>
        <table:table-row table:style-name="ro1">
          <table:table-cell office:value-type="time" office:time-value="PT16H10M50.204S" calcext:value-type="time">
            <text:p>16:10:50.2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243637" calcext:value-type="float">
            <text:p>-3.24E-10</text:p>
          </table:table-cell>
          <table:table-cell table:formula="of:=[.C100]*10^9" office:value-type="float" office:value="-0.3243637" calcext:value-type="float">
            <text:p>-0.3243637</text:p>
          </table:table-cell>
          <table:table-cell table:formula="of:=[.$N$1]*[.D100]" office:value-type="float" office:value="-0.269958541288494" calcext:value-type="float">
            <text:p>-0.269958541288494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166195729776051" calcext:value-type="float">
            <text:p>-0.16619572977605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13663579200396" calcext:value-type="float">
            <text:p>0.08136635792004</text:p>
          </table:table-cell>
          <table:table-cell/>
          <table:table-cell table:formula="of:=(MAX([.E99:.E103])-MIN([.E99:.E103]))/2" office:value-type="float" office:value="0.0977535934429847" calcext:value-type="float">
            <text:p>0.097753593442985</text:p>
          </table:table-cell>
          <table:table-cell table:number-columns-repeated="2"/>
        </table:table-row>
        <table:table-row table:style-name="ro1">
          <table:table-cell office:value-type="time" office:time-value="PT16H10M50.588S" calcext:value-type="time">
            <text:p>16:10:50.5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631972" calcext:value-type="float">
            <text:p>-1.63E-10</text:p>
          </table:table-cell>
          <table:table-cell table:formula="of:=[.C101]*10^9" office:value-type="float" office:value="-0.1631972" calcext:value-type="float">
            <text:p>-0.1631972</text:p>
          </table:table-cell>
          <table:table-cell table:formula="of:=[.$N$1]*[.D101]" office:value-type="float" office:value="-0.135824317130328" calcext:value-type="float">
            <text:p>-0.135824317130328</text:p>
          </table:table-cell>
          <table:table-cell table:number-columns-repeated="9"/>
        </table:table-row>
        <table:table-row table:style-name="ro1">
          <table:table-cell office:value-type="time" office:time-value="PT16H10M50.972S" calcext:value-type="time">
            <text:p>16:10:50.9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08945565" calcext:value-type="float">
            <text:p>-8.95E-11</text:p>
          </table:table-cell>
          <table:table-cell table:formula="of:=[.C102]*10^9" office:value-type="float" office:value="-0.08945565" calcext:value-type="float">
            <text:p>-0.08945565</text:p>
          </table:table-cell>
          <table:table-cell table:formula="of:=[.$N$1]*[.D102]" office:value-type="float" office:value="-0.0744513544025242" calcext:value-type="float">
            <text:p>-0.074451354402524</text:p>
          </table:table-cell>
          <table:table-cell table:number-columns-repeated="9"/>
        </table:table-row>
        <table:table-row table:style-name="ro1">
          <table:table-cell office:value-type="time" office:time-value="PT16H10M51.356S" calcext:value-type="time">
            <text:p>16:10:51.3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208987" calcext:value-type="float">
            <text:p>-1.21E-10</text:p>
          </table:table-cell>
          <table:table-cell table:formula="of:=[.C103]*10^9" office:value-type="float" office:value="-0.1208987" calcext:value-type="float">
            <text:p>-0.1208987</text:p>
          </table:table-cell>
          <table:table-cell table:formula="of:=[.$N$1]*[.D103]" office:value-type="float" office:value="-0.100620496978161" calcext:value-type="float">
            <text:p>-0.100620496978161</text:p>
          </table:table-cell>
          <table:table-cell table:number-columns-repeated="9"/>
        </table:table-row>
        <table:table-row table:style-name="ro1">
          <table:table-cell office:value-type="time" office:time-value="PT16H10M51.741S" calcext:value-type="time">
            <text:p>16:10:51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564179" calcext:value-type="float">
            <text:p>-1.56E-10</text:p>
          </table:table-cell>
          <table:table-cell table:formula="of:=[.C104]*10^9" office:value-type="float" office:value="-0.1564179" calcext:value-type="float">
            <text:p>-0.1564179</text:p>
          </table:table-cell>
          <table:table-cell table:formula="of:=[.$N$1]*[.D104]" office:value-type="float" office:value="-0.130182101497207" calcext:value-type="float">
            <text:p>-0.130182101497207</text:p>
          </table:table-cell>
          <table:table-cell table:number-columns-repeated="9"/>
        </table:table-row>
        <table:table-row table:style-name="ro1">
          <table:table-cell office:value-type="time" office:time-value="PT16H10M52.124S" calcext:value-type="time">
            <text:p>16:10:52.1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477936" calcext:value-type="float">
            <text:p>-2.48E-10</text:p>
          </table:table-cell>
          <table:table-cell table:formula="of:=[.C105]*10^9" office:value-type="float" office:value="-0.2477936" calcext:value-type="float">
            <text:p>-0.2477936</text:p>
          </table:table-cell>
          <table:table-cell table:formula="of:=[.$N$1]*[.D105]" office:value-type="float" office:value="-0.206231458071987" calcext:value-type="float">
            <text:p>-0.206231458071987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56894431386267" calcext:value-type="float">
            <text:p>-0.256894431386267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03499524801919" calcext:value-type="float">
            <text:p>0.103499524801919</text:p>
          </table:table-cell>
          <table:table-cell/>
          <table:table-cell table:formula="of:=(MAX([.E104:.E108])-MIN([.E104:.E108]))/2" office:value-type="float" office:value="0.124337935275768" calcext:value-type="float">
            <text:p>0.124337935275768</text:p>
          </table:table-cell>
          <table:table-cell table:number-columns-repeated="2"/>
        </table:table-row>
        <table:table-row table:style-name="ro1">
          <table:table-cell office:value-type="time" office:time-value="PT16H10M52.507S" calcext:value-type="time">
            <text:p>16:10:52.5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552098" calcext:value-type="float">
            <text:p>-4.55E-10</text:p>
          </table:table-cell>
          <table:table-cell table:formula="of:=[.C106]*10^9" office:value-type="float" office:value="-0.4552098" calcext:value-type="float">
            <text:p>-0.4552098</text:p>
          </table:table-cell>
          <table:table-cell table:formula="of:=[.$N$1]*[.D106]" office:value-type="float" office:value="-0.378857972048743" calcext:value-type="float">
            <text:p>-0.378857972048743</text:p>
          </table:table-cell>
          <table:table-cell table:number-columns-repeated="9"/>
        </table:table-row>
        <table:table-row table:style-name="ro1">
          <table:table-cell office:value-type="time" office:time-value="PT16H10M52.891S" calcext:value-type="time">
            <text:p>16:10:52.8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3824" calcext:value-type="float">
            <text:p>-4.38E-10</text:p>
          </table:table-cell>
          <table:table-cell table:formula="of:=[.C107]*10^9" office:value-type="float" office:value="-0.43824" calcext:value-type="float">
            <text:p>-0.43824</text:p>
          </table:table-cell>
          <table:table-cell table:formula="of:=[.$N$1]*[.D107]" office:value-type="float" office:value="-0.364734497523211" calcext:value-type="float">
            <text:p>-0.364734497523211</text:p>
          </table:table-cell>
          <table:table-cell table:number-columns-repeated="9"/>
        </table:table-row>
        <table:table-row table:style-name="ro1">
          <table:table-cell office:value-type="time" office:time-value="PT16H10M53.267S" calcext:value-type="time">
            <text:p>16:10:53.2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456725" calcext:value-type="float">
            <text:p>-2.46E-10</text:p>
          </table:table-cell>
          <table:table-cell table:formula="of:=[.C108]*10^9" office:value-type="float" office:value="-0.2456725" calcext:value-type="float">
            <text:p>-0.2456725</text:p>
          </table:table-cell>
          <table:table-cell table:formula="of:=[.$N$1]*[.D108]" office:value-type="float" office:value="-0.204466127790186" calcext:value-type="float">
            <text:p>-0.204466127790186</text:p>
          </table:table-cell>
          <table:table-cell table:number-columns-repeated="9"/>
        </table:table-row>
        <table:table-row table:style-name="ro1">
          <table:table-cell office:value-type="time" office:time-value="PT16H10M53.644S" calcext:value-type="time">
            <text:p>16:10:53.6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831863" calcext:value-type="float">
            <text:p>-5.83E-10</text:p>
          </table:table-cell>
          <table:table-cell table:formula="of:=[.C109]*10^9" office:value-type="float" office:value="-0.5831863" calcext:value-type="float">
            <text:p>-0.5831863</text:p>
          </table:table-cell>
          <table:table-cell table:formula="of:=[.$N$1]*[.D109]" office:value-type="float" office:value="-0.485369117590636" calcext:value-type="float">
            <text:p>-0.485369117590636</text:p>
          </table:table-cell>
          <table:table-cell table:number-columns-repeated="9"/>
        </table:table-row>
        <table:table-row table:style-name="ro1">
          <table:table-cell office:value-type="time" office:time-value="PT16H10M54.027S" calcext:value-type="time">
            <text:p>16:10:54.0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318081" calcext:value-type="float">
            <text:p>-3.32E-10</text:p>
          </table:table-cell>
          <table:table-cell table:formula="of:=[.C110]*10^9" office:value-type="float" office:value="-0.3318081" calcext:value-type="float">
            <text:p>-0.3318081</text:p>
          </table:table-cell>
          <table:table-cell table:formula="of:=[.$N$1]*[.D110]" office:value-type="float" office:value="-0.276154300446402" calcext:value-type="float">
            <text:p>-0.276154300446402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7276568083701" calcext:value-type="float">
            <text:p>-0.37276568083701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04885991650031" calcext:value-type="float">
            <text:p>0.104885991650031</text:p>
          </table:table-cell>
          <table:table-cell/>
          <table:table-cell table:formula="of:=(MAX([.E109:.E113])-MIN([.E109:.E113]))/2" office:value-type="float" office:value="0.125982253336093" calcext:value-type="float">
            <text:p>0.125982253336093</text:p>
          </table:table-cell>
          <table:table-cell table:number-columns-repeated="2"/>
        </table:table-row>
        <table:table-row table:style-name="ro1">
          <table:table-cell office:value-type="time" office:time-value="PT16H10M54.41S" calcext:value-type="time">
            <text:p>16:10:54.4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80443" calcext:value-type="float">
            <text:p>-2.80E-10</text:p>
          </table:table-cell>
          <table:table-cell table:formula="of:=[.C111]*10^9" office:value-type="float" office:value="-0.280443" calcext:value-type="float">
            <text:p>-0.280443</text:p>
          </table:table-cell>
          <table:table-cell table:formula="of:=[.$N$1]*[.D111]" office:value-type="float" office:value="-0.233404610918451" calcext:value-type="float">
            <text:p>-0.233404610918451</text:p>
          </table:table-cell>
          <table:table-cell table:number-columns-repeated="9"/>
        </table:table-row>
        <table:table-row table:style-name="ro1">
          <table:table-cell office:value-type="time" office:time-value="PT16H10M54.794S" calcext:value-type="time">
            <text:p>16:10:54.7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992553" calcext:value-type="float">
            <text:p>-4.99E-10</text:p>
          </table:table-cell>
          <table:table-cell table:formula="of:=[.C112]*10^9" office:value-type="float" office:value="-0.4992553" calcext:value-type="float">
            <text:p>-0.4992553</text:p>
          </table:table-cell>
          <table:table-cell table:formula="of:=[.$N$1]*[.D112]" office:value-type="float" office:value="-0.415515769855102" calcext:value-type="float">
            <text:p>-0.415515769855102</text:p>
          </table:table-cell>
          <table:table-cell table:number-columns-repeated="9"/>
        </table:table-row>
        <table:table-row table:style-name="ro1">
          <table:table-cell office:value-type="time" office:time-value="PT16H10M55.178S" calcext:value-type="time">
            <text:p>16:10:55.1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447559" calcext:value-type="float">
            <text:p>-5.45E-10</text:p>
          </table:table-cell>
          <table:table-cell table:formula="of:=[.C113]*10^9" office:value-type="float" office:value="-0.5447559" calcext:value-type="float">
            <text:p>-0.5447559</text:p>
          </table:table-cell>
          <table:table-cell table:formula="of:=[.$N$1]*[.D113]" office:value-type="float" office:value="-0.453384605374462" calcext:value-type="float">
            <text:p>-0.453384605374462</text:p>
          </table:table-cell>
          <table:table-cell table:number-columns-repeated="9"/>
        </table:table-row>
        <table:table-row table:style-name="ro1">
          <table:table-cell office:value-type="time" office:time-value="PT16H10M55.562S" calcext:value-type="time">
            <text:p>16:10:55.5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8306142" calcext:value-type="float">
            <text:p>-8.31E-10</text:p>
          </table:table-cell>
          <table:table-cell table:formula="of:=[.C114]*10^9" office:value-type="float" office:value="-0.8306142" calcext:value-type="float">
            <text:p>-0.8306142</text:p>
          </table:table-cell>
          <table:table-cell table:formula="of:=[.$N$1]*[.D114]" office:value-type="float" office:value="-0.691296214112458" calcext:value-type="float">
            <text:p>-0.691296214112458</text:p>
          </table:table-cell>
          <table:table-cell table:number-columns-repeated="9"/>
        </table:table-row>
        <table:table-row table:style-name="ro1">
          <table:table-cell office:value-type="time" office:time-value="PT16H10M55.945S" calcext:value-type="time">
            <text:p>16:10:55.9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842129" calcext:value-type="float">
            <text:p>-6.84E-10</text:p>
          </table:table-cell>
          <table:table-cell table:formula="of:=[.C115]*10^9" office:value-type="float" office:value="-0.6842129" calcext:value-type="float">
            <text:p>-0.6842129</text:p>
          </table:table-cell>
          <table:table-cell table:formula="of:=[.$N$1]*[.D115]" office:value-type="float" office:value="-0.569450639559143" calcext:value-type="float">
            <text:p>-0.56945063955914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537140326488642" calcext:value-type="float">
            <text:p>-0.537140326488642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06737293501918" calcext:value-type="float">
            <text:p>0.106737293501918</text:p>
          </table:table-cell>
          <table:table-cell/>
          <table:table-cell table:formula="of:=(MAX([.E114:.E118])-MIN([.E114:.E118]))/2" office:value-type="float" office:value="0.128163386271605" calcext:value-type="float">
            <text:p>0.128163386271605</text:p>
          </table:table-cell>
          <table:table-cell table:number-columns-repeated="2"/>
        </table:table-row>
        <table:table-row table:style-name="ro1">
          <table:table-cell office:value-type="time" office:time-value="PT16H10M56.329S" calcext:value-type="time">
            <text:p>16:10:56.3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26295" calcext:value-type="float">
            <text:p>-5.23E-10</text:p>
          </table:table-cell>
          <table:table-cell table:formula="of:=[.C116]*10^9" office:value-type="float" office:value="-0.5226295" calcext:value-type="float">
            <text:p>-0.5226295</text:p>
          </table:table-cell>
          <table:table-cell table:formula="of:=[.$N$1]*[.D116]" office:value-type="float" office:value="-0.434969441569247" calcext:value-type="float">
            <text:p>-0.434969441569247</text:p>
          </table:table-cell>
          <table:table-cell table:number-columns-repeated="9"/>
        </table:table-row>
        <table:table-row table:style-name="ro1">
          <table:table-cell office:value-type="time" office:time-value="PT16H10M56.713S" calcext:value-type="time">
            <text:p>16:10:56.7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62479" calcext:value-type="float">
            <text:p>-5.26E-10</text:p>
          </table:table-cell>
          <table:table-cell table:formula="of:=[.C117]*10^9" office:value-type="float" office:value="-0.5262479" calcext:value-type="float">
            <text:p>-0.5262479</text:p>
          </table:table-cell>
          <table:table-cell table:formula="of:=[.$N$1]*[.D117]" office:value-type="float" office:value="-0.437980931405497" calcext:value-type="float">
            <text:p>-0.437980931405497</text:p>
          </table:table-cell>
          <table:table-cell table:number-columns-repeated="9"/>
        </table:table-row>
        <table:table-row table:style-name="ro1">
          <table:table-cell office:value-type="time" office:time-value="PT16H10M57.097S" calcext:value-type="time">
            <text:p>16:10:57.1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632507" calcext:value-type="float">
            <text:p>-6.63E-10</text:p>
          </table:table-cell>
          <table:table-cell table:formula="of:=[.C118]*10^9" office:value-type="float" office:value="-0.6632507" calcext:value-type="float">
            <text:p>-0.6632507</text:p>
          </table:table-cell>
          <table:table-cell table:formula="of:=[.$N$1]*[.D118]" office:value-type="float" office:value="-0.552004405796864" calcext:value-type="float">
            <text:p>-0.552004405796864</text:p>
          </table:table-cell>
          <table:table-cell table:number-columns-repeated="9"/>
        </table:table-row>
        <table:table-row table:style-name="ro1">
          <table:table-cell office:value-type="time" office:time-value="PT16H10M57.481S" calcext:value-type="time">
            <text:p>16:10:57.4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028671" calcext:value-type="float">
            <text:p>-1.03E-09</text:p>
          </table:table-cell>
          <table:table-cell table:formula="of:=[.C119]*10^9" office:value-type="float" office:value="-1.028671" calcext:value-type="float">
            <text:p>-1.028671</text:p>
          </table:table-cell>
          <table:table-cell table:formula="of:=[.$N$1]*[.D119]" office:value-type="float" office:value="-0.856133169728228" calcext:value-type="float">
            <text:p>-0.856133169728228</text:p>
          </table:table-cell>
          <table:table-cell table:number-columns-repeated="9"/>
        </table:table-row>
        <table:table-row table:style-name="ro1">
          <table:table-cell office:value-type="time" office:time-value="PT16H10M57.864S" calcext:value-type="time">
            <text:p>16:10:57.8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197739" calcext:value-type="float">
            <text:p>-1.20E-09</text:p>
          </table:table-cell>
          <table:table-cell table:formula="of:=[.C120]*10^9" office:value-type="float" office:value="-1.197739" calcext:value-type="float">
            <text:p>-1.197739</text:p>
          </table:table-cell>
          <table:table-cell table:formula="of:=[.$N$1]*[.D120]" office:value-type="float" office:value="-0.99684358417523" calcext:value-type="float">
            <text:p>-0.99684358417523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1.01971805666457" calcext:value-type="float">
            <text:p>-1.01971805666457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5684826585382" calcext:value-type="float">
            <text:p>0.105684826585382</text:p>
          </table:table-cell>
          <table:table-cell/>
          <table:table-cell table:formula="of:=(MAX([.E119:.E123])-MIN([.E119:.E123]))/2" office:value-type="float" office:value="0.126674578070861" calcext:value-type="float">
            <text:p>0.126674578070861</text:p>
          </table:table-cell>
          <table:table-cell table:number-columns-repeated="2"/>
        </table:table-row>
        <table:table-row table:style-name="ro1">
          <table:table-cell office:value-type="time" office:time-value="PT16H10M58.247S" calcext:value-type="time">
            <text:p>16:10:58.2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294608" calcext:value-type="float">
            <text:p>-1.29E-09</text:p>
          </table:table-cell>
          <table:table-cell table:formula="of:=[.C121]*10^9" office:value-type="float" office:value="-1.294608" calcext:value-type="float">
            <text:p>-1.294608</text:p>
          </table:table-cell>
          <table:table-cell table:formula="of:=[.$N$1]*[.D121]" office:value-type="float" office:value="-1.07746485571725" calcext:value-type="float">
            <text:p>-1.07746485571725</text:p>
          </table:table-cell>
          <table:table-cell table:number-columns-repeated="9"/>
        </table:table-row>
        <table:table-row table:style-name="ro1">
          <table:table-cell office:value-type="time" office:time-value="PT16H10M58.632S" calcext:value-type="time">
            <text:p>16:10:58.6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272021" calcext:value-type="float">
            <text:p>-1.27E-09</text:p>
          </table:table-cell>
          <table:table-cell table:formula="of:=[.C122]*10^9" office:value-type="float" office:value="-1.272021" calcext:value-type="float">
            <text:p>-1.272021</text:p>
          </table:table-cell>
          <table:table-cell table:formula="of:=[.$N$1]*[.D122]" office:value-type="float" office:value="-1.05866634783217" calcext:value-type="float">
            <text:p>-1.05866634783217</text:p>
          </table:table-cell>
          <table:table-cell table:number-columns-repeated="9"/>
        </table:table-row>
        <table:table-row table:style-name="ro1">
          <table:table-cell office:value-type="time" office:time-value="PT16H10M59.016S" calcext:value-type="time">
            <text:p>16:10:59.0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1333078" calcext:value-type="float">
            <text:p>-1.33E-09</text:p>
          </table:table-cell>
          <table:table-cell table:formula="of:=[.C123]*10^9" office:value-type="float" office:value="-1.333078" calcext:value-type="float">
            <text:p>-1.333078</text:p>
          </table:table-cell>
          <table:table-cell table:formula="of:=[.$N$1]*[.D123]" office:value-type="float" office:value="-1.10948232586995" calcext:value-type="float">
            <text:p>-1.10948232586995</text:p>
          </table:table-cell>
          <table:table-cell table:number-columns-repeated="9"/>
        </table:table-row>
        <table:table-row table:style-name="ro1">
          <table:table-cell office:value-type="time" office:time-value="PT16H10M59.4S" calcext:value-type="time">
            <text:p>16:10:59.4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778395" calcext:value-type="float">
            <text:p>-1.78E-09</text:p>
          </table:table-cell>
          <table:table-cell table:formula="of:=[.C124]*10^9" office:value-type="float" office:value="-1.778395" calcext:value-type="float">
            <text:p>-1.778395</text:p>
          </table:table-cell>
          <table:table-cell table:formula="of:=[.$N$1]*[.D124]" office:value-type="float" office:value="-1.48010680613999" calcext:value-type="float">
            <text:p>-1.48010680613999</text:p>
          </table:table-cell>
          <table:table-cell table:number-columns-repeated="9"/>
        </table:table-row>
        <table:table-row table:style-name="ro1">
          <table:table-cell office:value-type="time" office:time-value="PT16H10M59.783S" calcext:value-type="time">
            <text:p>16:10:59.7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938065" calcext:value-type="float">
            <text:p>-1.94E-09</text:p>
          </table:table-cell>
          <table:table-cell table:formula="of:=[.C125]*10^9" office:value-type="float" office:value="-1.938065" calcext:value-type="float">
            <text:p>-1.938065</text:p>
          </table:table-cell>
          <table:table-cell table:formula="of:=[.$N$1]*[.D125]" office:value-type="float" office:value="-1.61299553656061" calcext:value-type="float">
            <text:p>-1.61299553656061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1.58638350090616" calcext:value-type="float">
            <text:p>-1.58638350090616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64069895845902" calcext:value-type="float">
            <text:p>0.064069895845902</text:p>
          </table:table-cell>
          <table:table-cell/>
          <table:table-cell table:formula="of:=(MAX([.E124:.E128])-MIN([.E124:.E128]))/2" office:value-type="float" office:value="0.0757395852623073" calcext:value-type="float">
            <text:p>0.075739585262307</text:p>
          </table:table-cell>
          <table:table-cell table:number-columns-repeated="2"/>
        </table:table-row>
        <table:table-row table:style-name="ro1">
          <table:table-cell office:value-type="time" office:time-value="PT16H11M00.167S" calcext:value-type="time">
            <text:p>16:11:00.1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903794" calcext:value-type="float">
            <text:p>-1.90E-09</text:p>
          </table:table-cell>
          <table:table-cell table:formula="of:=[.C126]*10^9" office:value-type="float" office:value="-1.903794" calcext:value-type="float">
            <text:p>-1.903794</text:p>
          </table:table-cell>
          <table:table-cell table:formula="of:=[.$N$1]*[.D126]" office:value-type="float" office:value="-1.58447277285894" calcext:value-type="float">
            <text:p>-1.58447277285894</text:p>
          </table:table-cell>
          <table:table-cell table:number-columns-repeated="9"/>
        </table:table-row>
        <table:table-row table:style-name="ro1">
          <table:table-cell office:value-type="time" office:time-value="PT16H11M00.55S" calcext:value-type="time">
            <text:p>16:11:00.5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949793" calcext:value-type="float">
            <text:p>-1.95E-09</text:p>
          </table:table-cell>
          <table:table-cell table:formula="of:=[.C127]*10^9" office:value-type="float" office:value="-1.949793" calcext:value-type="float">
            <text:p>-1.949793</text:p>
          </table:table-cell>
          <table:table-cell table:formula="of:=[.$N$1]*[.D127]" office:value-type="float" office:value="-1.62275641230667" calcext:value-type="float">
            <text:p>-1.62275641230667</text:p>
          </table:table-cell>
          <table:table-cell table:number-columns-repeated="9"/>
        </table:table-row>
        <table:table-row table:style-name="ro1">
          <table:table-cell office:value-type="time" office:time-value="PT16H11M00.934S" calcext:value-type="time">
            <text:p>16:11:00.9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960402" calcext:value-type="float">
            <text:p>-1.96E-09</text:p>
          </table:table-cell>
          <table:table-cell table:formula="of:=[.C128]*10^9" office:value-type="float" office:value="-1.960402" calcext:value-type="float">
            <text:p>-1.960402</text:p>
          </table:table-cell>
          <table:table-cell table:formula="of:=[.$N$1]*[.D128]" office:value-type="float" office:value="-1.63158597666461" calcext:value-type="float">
            <text:p>-1.63158597666461</text:p>
          </table:table-cell>
          <table:table-cell table:number-columns-repeated="9"/>
        </table:table-row>
        <table:table-row table:style-name="ro1">
          <table:table-cell office:value-type="time" office:time-value="PT16H11M01.318S" calcext:value-type="time">
            <text:p>16:11:01.3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2766358" calcext:value-type="float">
            <text:p>-2.77E-09</text:p>
          </table:table-cell>
          <table:table-cell table:formula="of:=[.C129]*10^9" office:value-type="float" office:value="-2.766358" calcext:value-type="float">
            <text:p>-2.766358</text:p>
          </table:table-cell>
          <table:table-cell table:formula="of:=[.$N$1]*[.D129]" office:value-type="float" office:value="-2.30235988293929" calcext:value-type="float">
            <text:p>-2.30235988293929</text:p>
          </table:table-cell>
          <table:table-cell table:number-columns-repeated="9"/>
        </table:table-row>
        <table:table-row table:style-name="ro1">
          <table:table-cell office:value-type="time" office:time-value="PT16H11M01.693S" calcext:value-type="time">
            <text:p>16:11:01.6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2608895" calcext:value-type="float">
            <text:p>-2.61E-09</text:p>
          </table:table-cell>
          <table:table-cell table:formula="of:=[.C130]*10^9" office:value-type="float" office:value="-2.608895" calcext:value-type="float">
            <text:p>-2.608895</text:p>
          </table:table-cell>
          <table:table-cell table:formula="of:=[.$N$1]*[.D130]" office:value-type="float" office:value="-2.17130797489005" calcext:value-type="float">
            <text:p>-2.17130797489005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2.16333098907187" calcext:value-type="float">
            <text:p>-2.16333098907187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852382062700744" calcext:value-type="float">
            <text:p>0.085238206270074</text:p>
          </table:table-cell>
          <table:table-cell/>
          <table:table-cell table:formula="of:=(MAX([.E129:.E133])-MIN([.E129:.E133]))/2" office:value-type="float" office:value="0.100679005638201" calcext:value-type="float">
            <text:p>0.100679005638201</text:p>
          </table:table-cell>
          <table:table-cell table:number-columns-repeated="2"/>
        </table:table-row>
        <table:table-row table:style-name="ro1">
          <table:table-cell office:value-type="time" office:time-value="PT16H11M02.069S" calcext:value-type="time">
            <text:p>16:11:02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252442" calcext:value-type="float">
            <text:p>-2.52E-09</text:p>
          </table:table-cell>
          <table:table-cell table:formula="of:=[.C131]*10^9" office:value-type="float" office:value="-2.52442" calcext:value-type="float">
            <text:p>-2.52442</text:p>
          </table:table-cell>
          <table:table-cell table:formula="of:=[.$N$1]*[.D131]" office:value-type="float" office:value="-2.10100187166289" calcext:value-type="float">
            <text:p>-2.10100187166289</text:p>
          </table:table-cell>
          <table:table-cell table:number-columns-repeated="9"/>
        </table:table-row>
        <table:table-row table:style-name="ro1">
          <table:table-cell office:value-type="time" office:time-value="PT16H11M02.453S" calcext:value-type="time">
            <text:p>16:11:02.4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256618" calcext:value-type="float">
            <text:p>-2.57E-09</text:p>
          </table:table-cell>
          <table:table-cell table:formula="of:=[.C132]*10^9" office:value-type="float" office:value="-2.56618" calcext:value-type="float">
            <text:p>-2.56618</text:p>
          </table:table-cell>
          <table:table-cell table:formula="of:=[.$N$1]*[.D132]" office:value-type="float" office:value="-2.13575751381461" calcext:value-type="float">
            <text:p>-2.13575751381461</text:p>
          </table:table-cell>
          <table:table-cell table:number-columns-repeated="9"/>
        </table:table-row>
        <table:table-row table:style-name="ro1">
          <table:table-cell office:value-type="time" office:time-value="PT16H11M02.838S" calcext:value-type="time">
            <text:p>16:11:02.8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2530699" calcext:value-type="float">
            <text:p>-2.53E-09</text:p>
          </table:table-cell>
          <table:table-cell table:formula="of:=[.C133]*10^9" office:value-type="float" office:value="-2.530699" calcext:value-type="float">
            <text:p>-2.530699</text:p>
          </table:table-cell>
          <table:table-cell table:formula="of:=[.$N$1]*[.D133]" office:value-type="float" office:value="-2.10622770205251" calcext:value-type="float">
            <text:p>-2.10622770205251</text:p>
          </table:table-cell>
          <table:table-cell table:number-columns-repeated="9"/>
        </table:table-row>
        <table:table-row table:style-name="ro1">
          <table:table-cell office:value-type="time" office:time-value="PT16H11M03.222S" calcext:value-type="time">
            <text:p>16:11:03.2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3642569" calcext:value-type="float">
            <text:p>-3.64E-09</text:p>
          </table:table-cell>
          <table:table-cell table:formula="of:=[.C134]*10^9" office:value-type="float" office:value="-3.642569" calcext:value-type="float">
            <text:p>-3.642569</text:p>
          </table:table-cell>
          <table:table-cell table:formula="of:=[.$N$1]*[.D134]" office:value-type="float" office:value="-3.03160499705327" calcext:value-type="float">
            <text:p>-3.03160499705327</text:p>
          </table:table-cell>
          <table:table-cell table:number-columns-repeated="9"/>
        </table:table-row>
        <table:table-row table:style-name="ro1">
          <table:table-cell office:value-type="time" office:time-value="PT16H11M03.605S" calcext:value-type="time">
            <text:p>16:11:03.6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3369891" calcext:value-type="float">
            <text:p>-3.37E-09</text:p>
          </table:table-cell>
          <table:table-cell table:formula="of:=[.C135]*10^9" office:value-type="float" office:value="-3.369891" calcext:value-type="float">
            <text:p>-3.369891</text:p>
          </table:table-cell>
          <table:table-cell table:formula="of:=[.$N$1]*[.D135]" office:value-type="float" office:value="-2.80466297141518" calcext:value-type="float">
            <text:p>-2.80466297141518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2.87273109758904" calcext:value-type="float">
            <text:p>-2.87273109758904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966935945553063" calcext:value-type="float">
            <text:p>0.096693594555306</text:p>
          </table:table-cell>
          <table:table-cell/>
          <table:table-cell table:formula="of:=(MAX([.E134:.E138])-MIN([.E134:.E138]))/2" office:value-type="float" office:value="0.113471012819042" calcext:value-type="float">
            <text:p>0.113471012819042</text:p>
          </table:table-cell>
          <table:table-cell table:number-columns-repeated="2"/>
        </table:table-row>
        <table:table-row table:style-name="ro1">
          <table:table-cell office:value-type="time" office:time-value="PT16H11M03.98S" calcext:value-type="time">
            <text:p>16:11:03.9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3393136" calcext:value-type="float">
            <text:p>-3.39E-09</text:p>
          </table:table-cell>
          <table:table-cell table:formula="of:=[.C136]*10^9" office:value-type="float" office:value="-3.393136" calcext:value-type="float">
            <text:p>-3.393136</text:p>
          </table:table-cell>
          <table:table-cell table:formula="of:=[.$N$1]*[.D136]" office:value-type="float" office:value="-2.82400911370007" calcext:value-type="float">
            <text:p>-2.82400911370007</text:p>
          </table:table-cell>
          <table:table-cell table:number-columns-repeated="9"/>
        </table:table-row>
        <table:table-row table:style-name="ro1">
          <table:table-cell office:value-type="time" office:time-value="PT16H11M04.356S" calcext:value-type="time">
            <text:p>16:11:04.3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3419927" calcext:value-type="float">
            <text:p>-3.42E-09</text:p>
          </table:table-cell>
          <table:table-cell table:formula="of:=[.C137]*10^9" office:value-type="float" office:value="-3.419927" calcext:value-type="float">
            <text:p>-3.419927</text:p>
          </table:table-cell>
          <table:table-cell table:formula="of:=[.$N$1]*[.D137]" office:value-type="float" office:value="-2.8463064893918" calcext:value-type="float">
            <text:p>-2.8463064893918</text:p>
          </table:table-cell>
          <table:table-cell table:number-columns-repeated="9"/>
        </table:table-row>
        <table:table-row table:style-name="ro1">
          <table:table-cell office:value-type="time" office:time-value="PT16H11M04.733S" calcext:value-type="time">
            <text:p>16:11:04.7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3432862" calcext:value-type="float">
            <text:p>-3.43E-09</text:p>
          </table:table-cell>
          <table:table-cell table:formula="of:=[.C138]*10^9" office:value-type="float" office:value="-3.432862" calcext:value-type="float">
            <text:p>-3.432862</text:p>
          </table:table-cell>
          <table:table-cell table:formula="of:=[.$N$1]*[.D138]" office:value-type="float" office:value="-2.85707191638491" calcext:value-type="float">
            <text:p>-2.85707191638491</text:p>
          </table:table-cell>
          <table:table-cell table:number-columns-repeated="9"/>
        </table:table-row>
        <table:table-row table:style-name="ro1">
          <table:table-cell office:value-type="time" office:time-value="PT16H11M05.11S" calcext:value-type="time">
            <text:p>16:11:05.1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4411213" calcext:value-type="float">
            <text:p>-4.41E-09</text:p>
          </table:table-cell>
          <table:table-cell table:formula="of:=[.C139]*10^9" office:value-type="float" office:value="-4.411213" calcext:value-type="float">
            <text:p>-4.411213</text:p>
          </table:table-cell>
          <table:table-cell table:formula="of:=[.$N$1]*[.D139]" office:value-type="float" office:value="-3.67132520313722" calcext:value-type="float">
            <text:p>-3.67132520313722</text:p>
          </table:table-cell>
          <table:table-cell table:number-columns-repeated="9"/>
        </table:table-row>
        <table:table-row table:style-name="ro1">
          <table:table-cell office:value-type="time" office:time-value="PT16H11M05.493S" calcext:value-type="time">
            <text:p>16:11:05.4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448961" calcext:value-type="float">
            <text:p>-4.49E-09</text:p>
          </table:table-cell>
          <table:table-cell table:formula="of:=[.C140]*10^9" office:value-type="float" office:value="-4.48961" calcext:value-type="float">
            <text:p>-4.48961</text:p>
          </table:table-cell>
          <table:table-cell table:formula="of:=[.$N$1]*[.D140]" office:value-type="float" office:value="-3.73657276247075" calcext:value-type="float">
            <text:p>-3.73657276247075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3.80300630815644" calcext:value-type="float">
            <text:p>-3.80300630815644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968476691139353" calcext:value-type="float">
            <text:p>0.096847669113935</text:p>
          </table:table-cell>
          <table:table-cell/>
          <table:table-cell table:formula="of:=(MAX([.E139:.E143])-MIN([.E139:.E143]))/2" office:value-type="float" office:value="0.111581757366829" calcext:value-type="float">
            <text:p>0.111581757366829</text:p>
          </table:table-cell>
          <table:table-cell table:number-columns-repeated="2"/>
        </table:table-row>
        <table:table-row table:style-name="ro1">
          <table:table-cell office:value-type="time" office:time-value="PT16H11M05.876S" calcext:value-type="time">
            <text:p>16:11:05.8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461043" calcext:value-type="float">
            <text:p>-4.61E-09</text:p>
          </table:table-cell>
          <table:table-cell table:formula="of:=[.C141]*10^9" office:value-type="float" office:value="-4.61043" calcext:value-type="float">
            <text:p>-4.61043</text:p>
          </table:table-cell>
          <table:table-cell table:formula="of:=[.$N$1]*[.D141]" office:value-type="float" office:value="-3.83712775971143" calcext:value-type="float">
            <text:p>-3.83712775971143</text:p>
          </table:table-cell>
          <table:table-cell table:number-columns-repeated="9"/>
        </table:table-row>
        <table:table-row table:style-name="ro1">
          <table:table-cell office:value-type="time" office:time-value="PT16H11M06.26S" calcext:value-type="time">
            <text:p>16:11:06.2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4656556" calcext:value-type="float">
            <text:p>-4.66E-09</text:p>
          </table:table-cell>
          <table:table-cell table:formula="of:=[.C142]*10^9" office:value-type="float" office:value="-4.656556" calcext:value-type="float">
            <text:p>-4.656556</text:p>
          </table:table-cell>
          <table:table-cell table:formula="of:=[.$N$1]*[.D142]" office:value-type="float" office:value="-3.87551709759194" calcext:value-type="float">
            <text:p>-3.87551709759194</text:p>
          </table:table-cell>
          <table:table-cell table:number-columns-repeated="9"/>
        </table:table-row>
        <table:table-row table:style-name="ro1">
          <table:table-cell office:value-type="time" office:time-value="PT16H11M06.644S" calcext:value-type="time">
            <text:p>16:11:06.6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4679351" calcext:value-type="float">
            <text:p>-4.68E-09</text:p>
          </table:table-cell>
          <table:table-cell table:formula="of:=[.C143]*10^9" office:value-type="float" office:value="-4.679351" calcext:value-type="float">
            <text:p>-4.679351</text:p>
          </table:table-cell>
          <table:table-cell table:formula="of:=[.$N$1]*[.D143]" office:value-type="float" office:value="-3.89448871787088" calcext:value-type="float">
            <text:p>-3.89448871787088</text:p>
          </table:table-cell>
          <table:table-cell table:number-columns-repeated="9"/>
        </table:table-row>
        <table:table-row table:style-name="ro1">
          <table:table-cell office:value-type="time" office:time-value="PT16H11M07.029S" calcext:value-type="time">
            <text:p>16:11:07.0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5835544" calcext:value-type="float">
            <text:p>-5.84E-09</text:p>
          </table:table-cell>
          <table:table-cell table:formula="of:=[.C144]*10^9" office:value-type="float" office:value="-5.835544" calcext:value-type="float">
            <text:p>-5.835544</text:p>
          </table:table-cell>
          <table:table-cell table:formula="of:=[.$N$1]*[.D144]" office:value-type="float" office:value="-4.85675476591499" calcext:value-type="float">
            <text:p>-4.85675476591499</text:p>
          </table:table-cell>
          <table:table-cell table:number-columns-repeated="9"/>
        </table:table-row>
        <table:table-row table:style-name="ro1">
          <table:table-cell office:value-type="time" office:time-value="PT16H11M07.413S" calcext:value-type="time">
            <text:p>16:11:07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5706945" calcext:value-type="float">
            <text:p>-5.71E-09</text:p>
          </table:table-cell>
          <table:table-cell table:formula="of:=[.C145]*10^9" office:value-type="float" office:value="-5.706945" calcext:value-type="float">
            <text:p>-5.706945</text:p>
          </table:table-cell>
          <table:table-cell table:formula="of:=[.$N$1]*[.D145]" office:value-type="float" office:value="-4.74972553159821" calcext:value-type="float">
            <text:p>-4.74972553159821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4.71894098788908" calcext:value-type="float">
            <text:p>-4.7189409878890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4301976659141" calcext:value-type="float">
            <text:p>0.104301976659141</text:p>
          </table:table-cell>
          <table:table-cell/>
          <table:table-cell table:formula="of:=(MAX([.E144:.E148])-MIN([.E144:.E148]))/2" office:value-type="float" office:value="0.118434261668941" calcext:value-type="float">
            <text:p>0.118434261668941</text:p>
          </table:table-cell>
          <table:table-cell table:number-columns-repeated="2"/>
        </table:table-row>
        <table:table-row table:style-name="ro1">
          <table:table-cell office:value-type="time" office:time-value="PT16H11M07.796S" calcext:value-type="time">
            <text:p>16:11:07.8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5599311" calcext:value-type="float">
            <text:p>-5.60E-09</text:p>
          </table:table-cell>
          <table:table-cell table:formula="of:=[.C146]*10^9" office:value-type="float" office:value="-5.599311" calcext:value-type="float">
            <text:p>-5.599311</text:p>
          </table:table-cell>
          <table:table-cell table:formula="of:=[.$N$1]*[.D146]" office:value-type="float" office:value="-4.66014486140285" calcext:value-type="float">
            <text:p>-4.66014486140285</text:p>
          </table:table-cell>
          <table:table-cell table:number-columns-repeated="9"/>
        </table:table-row>
        <table:table-row table:style-name="ro1">
          <table:table-cell office:value-type="time" office:time-value="PT16H11M08.179S" calcext:value-type="time">
            <text:p>16:11:08.1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5550939" calcext:value-type="float">
            <text:p>-5.55E-09</text:p>
          </table:table-cell>
          <table:table-cell table:formula="of:=[.C147]*10^9" office:value-type="float" office:value="-5.550939" calcext:value-type="float">
            <text:p>-5.550939</text:p>
          </table:table-cell>
          <table:table-cell table:formula="of:=[.$N$1]*[.D147]" office:value-type="float" office:value="-4.61988624257711" calcext:value-type="float">
            <text:p>-4.61988624257711</text:p>
          </table:table-cell>
          <table:table-cell table:number-columns-repeated="9"/>
        </table:table-row>
        <table:table-row table:style-name="ro1">
          <table:table-cell office:value-type="time" office:time-value="PT16H11M08.563S" calcext:value-type="time">
            <text:p>16:11:08.5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5657043" calcext:value-type="float">
            <text:p>-5.66E-09</text:p>
          </table:table-cell>
          <table:table-cell table:formula="of:=[.C148]*10^9" office:value-type="float" office:value="-5.657043" calcext:value-type="float">
            <text:p>-5.657043</text:p>
          </table:table-cell>
          <table:table-cell table:formula="of:=[.$N$1]*[.D148]" office:value-type="float" office:value="-4.70819353795226" calcext:value-type="float">
            <text:p>-4.70819353795226</text:p>
          </table:table-cell>
          <table:table-cell table:number-columns-repeated="9"/>
        </table:table-row>
        <table:table-row table:style-name="ro1">
          <table:table-cell office:value-type="time" office:time-value="PT16H11M08.948S" calcext:value-type="time">
            <text:p>16:11:08.9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6749387" calcext:value-type="float">
            <text:p>-6.75E-09</text:p>
          </table:table-cell>
          <table:table-cell table:formula="of:=[.C149]*10^9" office:value-type="float" office:value="-6.749387" calcext:value-type="float">
            <text:p>-6.749387</text:p>
          </table:table-cell>
          <table:table-cell table:formula="of:=[.$N$1]*[.D149]" office:value-type="float" office:value="-5.61731990697949" calcext:value-type="float">
            <text:p>-5.61731990697949</text:p>
          </table:table-cell>
          <table:table-cell table:number-columns-repeated="9"/>
        </table:table-row>
        <table:table-row table:style-name="ro1">
          <table:table-cell office:value-type="time" office:time-value="PT16H11M09.332S" calcext:value-type="time">
            <text:p>16:11:09.3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6923745" calcext:value-type="float">
            <text:p>-6.92E-09</text:p>
          </table:table-cell>
          <table:table-cell table:formula="of:=[.C150]*10^9" office:value-type="float" office:value="-6.923745" calcext:value-type="float">
            <text:p>-6.923745</text:p>
          </table:table-cell>
          <table:table-cell table:formula="of:=[.$N$1]*[.D150]" office:value-type="float" office:value="-5.76243303567416" calcext:value-type="float">
            <text:p>-5.7624330356741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5.75838869737262" calcext:value-type="float">
            <text:p>-5.75838869737262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16109939144531" calcext:value-type="float">
            <text:p>0.116109939144531</text:p>
          </table:table-cell>
          <table:table-cell/>
          <table:table-cell table:formula="of:=(MAX([.E149:.E153])-MIN([.E149:.E153]))/2" office:value-type="float" office:value="0.130241692109708" calcext:value-type="float">
            <text:p>0.130241692109708</text:p>
          </table:table-cell>
          <table:table-cell table:number-columns-repeated="2"/>
        </table:table-row>
        <table:table-row table:style-name="ro1">
          <table:table-cell office:value-type="time" office:time-value="PT16H11M09.716S" calcext:value-type="time">
            <text:p>16:11:09.7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6882988" calcext:value-type="float">
            <text:p>-6.88E-09</text:p>
          </table:table-cell>
          <table:table-cell table:formula="of:=[.C151]*10^9" office:value-type="float" office:value="-6.882988" calcext:value-type="float">
            <text:p>-6.882988</text:p>
          </table:table-cell>
          <table:table-cell table:formula="of:=[.$N$1]*[.D151]" office:value-type="float" office:value="-5.72851216146013" calcext:value-type="float">
            <text:p>-5.72851216146013</text:p>
          </table:table-cell>
          <table:table-cell table:number-columns-repeated="9"/>
        </table:table-row>
        <table:table-row table:style-name="ro1">
          <table:table-cell office:value-type="time" office:time-value="PT16H11M10.099S" calcext:value-type="time">
            <text:p>16:11:10.1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6975942" calcext:value-type="float">
            <text:p>-6.98E-09</text:p>
          </table:table-cell>
          <table:table-cell table:formula="of:=[.C152]*10^9" office:value-type="float" office:value="-6.975942" calcext:value-type="float">
            <text:p>-6.975942</text:p>
          </table:table-cell>
          <table:table-cell table:formula="of:=[.$N$1]*[.D152]" office:value-type="float" office:value="-5.80587509155043" calcext:value-type="float">
            <text:p>-5.80587509155043</text:p>
          </table:table-cell>
          <table:table-cell table:number-columns-repeated="9"/>
        </table:table-row>
        <table:table-row table:style-name="ro1">
          <table:table-cell office:value-type="time" office:time-value="PT16H11M10.482S" calcext:value-type="time">
            <text:p>16:11:10.4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7062366" calcext:value-type="float">
            <text:p>-7.06E-09</text:p>
          </table:table-cell>
          <table:table-cell table:formula="of:=[.C153]*10^9" office:value-type="float" office:value="-7.062366" calcext:value-type="float">
            <text:p>-7.062366</text:p>
          </table:table-cell>
          <table:table-cell table:formula="of:=[.$N$1]*[.D153]" office:value-type="float" office:value="-5.8778032911989" calcext:value-type="float">
            <text:p>-5.8778032911989</text:p>
          </table:table-cell>
          <table:table-cell table:number-columns-repeated="9"/>
        </table:table-row>
        <table:table-row table:style-name="ro1">
          <table:table-cell office:value-type="time" office:time-value="PT16H11M10.866S" calcext:value-type="time">
            <text:p>16:11:10.8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8388176" calcext:value-type="float">
            <text:p>-8.39E-09</text:p>
          </table:table-cell>
          <table:table-cell table:formula="of:=[.C154]*10^9" office:value-type="float" office:value="-8.388176" calcext:value-type="float">
            <text:p>-8.388176</text:p>
          </table:table-cell>
          <table:table-cell table:formula="of:=[.$N$1]*[.D154]" office:value-type="float" office:value="-6.98123667053727" calcext:value-type="float">
            <text:p>-6.98123667053727</text:p>
          </table:table-cell>
          <table:table-cell table:number-columns-repeated="9"/>
        </table:table-row>
        <table:table-row table:style-name="ro1">
          <table:table-cell office:value-type="time" office:time-value="PT16H11M11.25S" calcext:value-type="time">
            <text:p>16:11:11.2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8256741" calcext:value-type="float">
            <text:p>-8.26E-09</text:p>
          </table:table-cell>
          <table:table-cell table:formula="of:=[.C155]*10^9" office:value-type="float" office:value="-8.256741" calcext:value-type="float">
            <text:p>-8.256741</text:p>
          </table:table-cell>
          <table:table-cell table:formula="of:=[.$N$1]*[.D155]" office:value-type="float" office:value="-6.87184711531191" calcext:value-type="float">
            <text:p>-6.87184711531191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6.88389240884001" calcext:value-type="float">
            <text:p>-6.8838924088400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95825846527034" calcext:value-type="float">
            <text:p>0.099582584652703</text:p>
          </table:table-cell>
          <table:table-cell/>
          <table:table-cell table:formula="of:=(MAX([.E154:.E158])-MIN([.E154:.E158]))/2" office:value-type="float" office:value="0.10365146195872" calcext:value-type="float">
            <text:p>0.10365146195872</text:p>
          </table:table-cell>
          <table:table-cell table:number-columns-repeated="2"/>
        </table:table-row>
        <table:table-row table:style-name="ro1">
          <table:table-cell office:value-type="time" office:time-value="PT16H11M11.634S" calcext:value-type="time">
            <text:p>16:11:11.6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8246976" calcext:value-type="float">
            <text:p>-8.25E-09</text:p>
          </table:table-cell>
          <table:table-cell table:formula="of:=[.C156]*10^9" office:value-type="float" office:value="-8.246976" calcext:value-type="float">
            <text:p>-8.246976</text:p>
          </table:table-cell>
          <table:table-cell table:formula="of:=[.$N$1]*[.D156]" office:value-type="float" office:value="-6.8637199877829" calcext:value-type="float">
            <text:p>-6.8637199877829</text:p>
          </table:table-cell>
          <table:table-cell table:number-columns-repeated="9"/>
        </table:table-row>
        <table:table-row table:style-name="ro1">
          <table:table-cell office:value-type="time" office:time-value="PT16H11M12.018S" calcext:value-type="time">
            <text:p>16:11:12.0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8325081" calcext:value-type="float">
            <text:p>-8.33E-09</text:p>
          </table:table-cell>
          <table:table-cell table:formula="of:=[.C157]*10^9" office:value-type="float" office:value="-8.325081" calcext:value-type="float">
            <text:p>-8.325081</text:p>
          </table:table-cell>
          <table:table-cell table:formula="of:=[.$N$1]*[.D157]" office:value-type="float" office:value="-6.92872452394813" calcext:value-type="float">
            <text:p>-6.92872452394813</text:p>
          </table:table-cell>
          <table:table-cell table:number-columns-repeated="9"/>
        </table:table-row>
        <table:table-row table:style-name="ro1">
          <table:table-cell office:value-type="time" office:time-value="PT16H11M12.401S" calcext:value-type="time">
            <text:p>16:11:12.4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8139095" calcext:value-type="float">
            <text:p>-8.14E-09</text:p>
          </table:table-cell>
          <table:table-cell table:formula="of:=[.C158]*10^9" office:value-type="float" office:value="-8.139095" calcext:value-type="float">
            <text:p>-8.139095</text:p>
          </table:table-cell>
          <table:table-cell table:formula="of:=[.$N$1]*[.D158]" office:value-type="float" office:value="-6.77393374661983" calcext:value-type="float">
            <text:p>-6.77393374661983</text:p>
          </table:table-cell>
          <table:table-cell table:number-columns-repeated="9"/>
        </table:table-row>
        <table:table-row table:style-name="ro1">
          <table:table-cell office:value-type="time" office:time-value="PT16H11M12.785S" calcext:value-type="time">
            <text:p>16:11:12.7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9491012" calcext:value-type="float">
            <text:p>-9.49E-09</text:p>
          </table:table-cell>
          <table:table-cell table:formula="of:=[.C159]*10^9" office:value-type="float" office:value="-9.491012" calcext:value-type="float">
            <text:p>-9.491012</text:p>
          </table:table-cell>
          <table:table-cell table:formula="of:=[.$N$1]*[.D159]" office:value-type="float" office:value="-7.8990952282009" calcext:value-type="float">
            <text:p>-7.8990952282009</text:p>
          </table:table-cell>
          <table:table-cell table:number-columns-repeated="9"/>
        </table:table-row>
        <table:table-row table:style-name="ro1">
          <table:table-cell office:value-type="time" office:time-value="PT16H11M13.169S" calcext:value-type="time">
            <text:p>16:11:13.1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9706706" calcext:value-type="float">
            <text:p>-9.71E-09</text:p>
          </table:table-cell>
          <table:table-cell table:formula="of:=[.C160]*10^9" office:value-type="float" office:value="-9.706706" calcext:value-type="float">
            <text:p>-9.706706</text:p>
          </table:table-cell>
          <table:table-cell table:formula="of:=[.$N$1]*[.D160]" office:value-type="float" office:value="-8.07861111609057" calcext:value-type="float">
            <text:p>-8.07861111609057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8.07456078543695" calcext:value-type="float">
            <text:p>-8.0745607854369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15258232434544" calcext:value-type="float">
            <text:p>0.115258232434544</text:p>
          </table:table-cell>
          <table:table-cell/>
          <table:table-cell table:formula="of:=(MAX([.E159:.E163])-MIN([.E159:.E163]))/2" office:value-type="float" office:value="0.119426744984695" calcext:value-type="float">
            <text:p>0.119426744984695</text:p>
          </table:table-cell>
          <table:table-cell table:number-columns-repeated="2"/>
        </table:table-row>
        <table:table-row table:style-name="ro1">
          <table:table-cell office:value-type="time" office:time-value="PT16H11M13.553S" calcext:value-type="time">
            <text:p>16:11:13.5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976988" calcext:value-type="float">
            <text:p>-9.77E-09</text:p>
          </table:table-cell>
          <table:table-cell table:formula="of:=[.C161]*10^9" office:value-type="float" office:value="-9.76988" calcext:value-type="float">
            <text:p>-9.76988</text:p>
          </table:table-cell>
          <table:table-cell table:formula="of:=[.$N$1]*[.D161]" office:value-type="float" office:value="-8.13118901209854" calcext:value-type="float">
            <text:p>-8.13118901209854</text:p>
          </table:table-cell>
          <table:table-cell table:number-columns-repeated="9"/>
        </table:table-row>
        <table:table-row table:style-name="ro1">
          <table:table-cell office:value-type="time" office:time-value="PT16H11M13.937S" calcext:value-type="time">
            <text:p>16:11:13.9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9763597" calcext:value-type="float">
            <text:p>-9.76E-09</text:p>
          </table:table-cell>
          <table:table-cell table:formula="of:=[.C162]*10^9" office:value-type="float" office:value="-9.763597" calcext:value-type="float">
            <text:p>-9.763597</text:p>
          </table:table-cell>
          <table:table-cell table:formula="of:=[.$N$1]*[.D162]" office:value-type="float" office:value="-8.12595985262442" calcext:value-type="float">
            <text:p>-8.12595985262442</text:p>
          </table:table-cell>
          <table:table-cell table:number-columns-repeated="9"/>
        </table:table-row>
        <table:table-row table:style-name="ro1">
          <table:table-cell office:value-type="time" office:time-value="PT16H11M14.32S" calcext:value-type="time">
            <text:p>16:11:14.3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9778002" calcext:value-type="float">
            <text:p>-9.78E-09</text:p>
          </table:table-cell>
          <table:table-cell table:formula="of:=[.C163]*10^9" office:value-type="float" office:value="-9.778002" calcext:value-type="float">
            <text:p>-9.778002</text:p>
          </table:table-cell>
          <table:table-cell table:formula="of:=[.$N$1]*[.D163]" office:value-type="float" office:value="-8.13794871817029" calcext:value-type="float">
            <text:p>-8.13794871817029</text:p>
          </table:table-cell>
          <table:table-cell table:number-columns-repeated="9"/>
        </table:table-row>
        <table:table-row table:style-name="ro1">
          <table:table-cell office:value-type="time" office:time-value="PT16H11M14.705S" calcext:value-type="time">
            <text:p>16:11:14.7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129381" calcext:value-type="float">
            <text:p>-1.13E-08</text:p>
          </table:table-cell>
          <table:table-cell table:formula="of:=[.C164]*10^9" office:value-type="float" office:value="-11.29381" calcext:value-type="float">
            <text:p>-11.29381</text:p>
          </table:table-cell>
          <table:table-cell table:formula="of:=[.$N$1]*[.D164]" office:value-type="float" office:value="-9.39951194658774" calcext:value-type="float">
            <text:p>-9.39951194658774</text:p>
          </table:table-cell>
          <table:table-cell table:number-columns-repeated="9"/>
        </table:table-row>
        <table:table-row table:style-name="ro1">
          <table:table-cell office:value-type="time" office:time-value="PT16H11M15.088S" calcext:value-type="time">
            <text:p>16:11:15.0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101455" calcext:value-type="float">
            <text:p>-1.10E-08</text:p>
          </table:table-cell>
          <table:table-cell table:formula="of:=[.C165]*10^9" office:value-type="float" office:value="-11.01455" calcext:value-type="float">
            <text:p>-11.01455</text:p>
          </table:table-cell>
          <table:table-cell table:formula="of:=[.$N$1]*[.D165]" office:value-type="float" office:value="-9.16709191240936" calcext:value-type="float">
            <text:p>-9.16709191240936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9.20823939679588" calcext:value-type="float">
            <text:p>-9.2082393967958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26721317398853" calcext:value-type="float">
            <text:p>0.126721317398853</text:p>
          </table:table-cell>
          <table:table-cell/>
          <table:table-cell table:formula="of:=(MAX([.E164:.E168])-MIN([.E164:.E168]))/2" office:value-type="float" office:value="0.129576291345811" calcext:value-type="float">
            <text:p>0.129576291345811</text:p>
          </table:table-cell>
          <table:table-cell table:number-columns-repeated="2"/>
        </table:table-row>
        <table:table-row table:style-name="ro1">
          <table:table-cell office:value-type="time" office:time-value="PT16H11M15.472S" calcext:value-type="time">
            <text:p>16:11:15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103742" calcext:value-type="float">
            <text:p>-1.10E-08</text:p>
          </table:table-cell>
          <table:table-cell table:formula="of:=[.C166]*10^9" office:value-type="float" office:value="-11.03742" calcext:value-type="float">
            <text:p>-11.03742</text:p>
          </table:table-cell>
          <table:table-cell table:formula="of:=[.$N$1]*[.D166]" office:value-type="float" office:value="-9.18612595302263" calcext:value-type="float">
            <text:p>-9.18612595302263</text:p>
          </table:table-cell>
          <table:table-cell table:number-columns-repeated="9"/>
        </table:table-row>
        <table:table-row table:style-name="ro1">
          <table:table-cell office:value-type="time" office:time-value="PT16H11M15.856S" calcext:value-type="time">
            <text:p>16:11:15.8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098243" calcext:value-type="float">
            <text:p>-1.10E-08</text:p>
          </table:table-cell>
          <table:table-cell table:formula="of:=[.C167]*10^9" office:value-type="float" office:value="-10.98243" calcext:value-type="float">
            <text:p>-10.98243</text:p>
          </table:table-cell>
          <table:table-cell table:formula="of:=[.$N$1]*[.D167]" office:value-type="float" office:value="-9.14035936389612" calcext:value-type="float">
            <text:p>-9.14035936389612</text:p>
          </table:table-cell>
          <table:table-cell table:number-columns-repeated="9"/>
        </table:table-row>
        <table:table-row table:style-name="ro1">
          <table:table-cell office:value-type="time" office:time-value="PT16H11M16.24S" calcext:value-type="time">
            <text:p>16:11:16.2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099174" calcext:value-type="float">
            <text:p>-1.10E-08</text:p>
          </table:table-cell>
          <table:table-cell table:formula="of:=[.C168]*10^9" office:value-type="float" office:value="-10.99174" calcext:value-type="float">
            <text:p>-10.99174</text:p>
          </table:table-cell>
          <table:table-cell table:formula="of:=[.$N$1]*[.D168]" office:value-type="float" office:value="-9.14810780806356" calcext:value-type="float">
            <text:p>-9.14810780806356</text:p>
          </table:table-cell>
          <table:table-cell table:number-columns-repeated="9"/>
        </table:table-row>
        <table:table-row table:style-name="ro1">
          <table:table-cell office:value-type="time" office:time-value="PT16H11M16.625S" calcext:value-type="time">
            <text:p>16:11:16.6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1256229" calcext:value-type="float">
            <text:p>-1.26E-08</text:p>
          </table:table-cell>
          <table:table-cell table:formula="of:=[.C169]*10^9" office:value-type="float" office:value="-12.56229" calcext:value-type="float">
            <text:p>-12.56229</text:p>
          </table:table-cell>
          <table:table-cell table:formula="of:=[.$N$1]*[.D169]" office:value-type="float" office:value="-10.4552312223687" calcext:value-type="float">
            <text:p>-10.4552312223687</text:p>
          </table:table-cell>
          <table:table-cell table:number-columns-repeated="9"/>
        </table:table-row>
        <table:table-row table:style-name="ro1">
          <table:table-cell office:value-type="time" office:time-value="PT16H11M17.008S" calcext:value-type="time">
            <text:p>16:11:17.0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1255742" calcext:value-type="float">
            <text:p>-1.26E-08</text:p>
          </table:table-cell>
          <table:table-cell table:formula="of:=[.C170]*10^9" office:value-type="float" office:value="-12.55742" calcext:value-type="float">
            <text:p>-12.55742</text:p>
          </table:table-cell>
          <table:table-cell table:formula="of:=[.$N$1]*[.D170]" office:value-type="float" office:value="-10.4511780619932" calcext:value-type="float">
            <text:p>-10.451178061993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10.5474002557607" calcext:value-type="float">
            <text:p>-10.5474002557607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22594916137709" calcext:value-type="float">
            <text:p>0.122594916137709</text:p>
          </table:table-cell>
          <table:table-cell/>
          <table:table-cell table:formula="of:=(MAX([.E169:.E173])-MIN([.E169:.E173]))/2" office:value-type="float" office:value="0.115369423253623" calcext:value-type="float">
            <text:p>0.115369423253623</text:p>
          </table:table-cell>
          <table:table-cell table:number-columns-repeated="2"/>
        </table:table-row>
        <table:table-row table:style-name="ro1">
          <table:table-cell office:value-type="time" office:time-value="PT16H11M17.392S" calcext:value-type="time">
            <text:p>16:11:17.3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1260851" calcext:value-type="float">
            <text:p>-1.26E-08</text:p>
          </table:table-cell>
          <table:table-cell table:formula="of:=[.C171]*10^9" office:value-type="float" office:value="-12.60851" calcext:value-type="float">
            <text:p>-12.60851</text:p>
          </table:table-cell>
          <table:table-cell table:formula="of:=[.$N$1]*[.D171]" office:value-type="float" office:value="-10.4936987937349" calcext:value-type="float">
            <text:p>-10.4936987937349</text:p>
          </table:table-cell>
          <table:table-cell table:number-columns-repeated="9"/>
        </table:table-row>
        <table:table-row table:style-name="ro1">
          <table:table-cell office:value-type="time" office:time-value="PT16H11M17.775S" calcext:value-type="time">
            <text:p>16:11:17.7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1280229" calcext:value-type="float">
            <text:p>-1.28E-08</text:p>
          </table:table-cell>
          <table:table-cell table:formula="of:=[.C172]*10^9" office:value-type="float" office:value="-12.80229" calcext:value-type="float">
            <text:p>-12.80229</text:p>
          </table:table-cell>
          <table:table-cell table:formula="of:=[.$N$1]*[.D172]" office:value-type="float" office:value="-10.6549762922062" calcext:value-type="float">
            <text:p>-10.6549762922062</text:p>
          </table:table-cell>
          <table:table-cell table:number-columns-repeated="9"/>
        </table:table-row>
        <table:table-row table:style-name="ro1">
          <table:table-cell office:value-type="time" office:time-value="PT16H11M18.159S" calcext:value-type="time">
            <text:p>16:11:18.1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1283466" calcext:value-type="float">
            <text:p>-1.28E-08</text:p>
          </table:table-cell>
          <table:table-cell table:formula="of:=[.C173]*10^9" office:value-type="float" office:value="-12.83466" calcext:value-type="float">
            <text:p>-12.83466</text:p>
          </table:table-cell>
          <table:table-cell table:formula="of:=[.$N$1]*[.D173]" office:value-type="float" office:value="-10.6819169085005" calcext:value-type="float">
            <text:p>-10.6819169085005</text:p>
          </table:table-cell>
          <table:table-cell table:number-columns-repeated="9"/>
        </table:table-row>
        <table:table-row table:style-name="ro1">
          <table:table-cell office:value-type="time" office:time-value="PT16H11M18.544S" calcext:value-type="time">
            <text:p>16:11:18.5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44277" calcext:value-type="float">
            <text:p>-1.44E-08</text:p>
          </table:table-cell>
          <table:table-cell table:formula="of:=[.C174]*10^9" office:value-type="float" office:value="-14.4277" calcext:value-type="float">
            <text:p>-14.4277</text:p>
          </table:table-cell>
          <table:table-cell table:formula="of:=[.$N$1]*[.D174]" office:value-type="float" office:value="-12.0077581003916" calcext:value-type="float">
            <text:p>-12.0077581003916</text:p>
          </table:table-cell>
          <table:table-cell table:number-columns-repeated="9"/>
        </table:table-row>
        <table:table-row table:style-name="ro1">
          <table:table-cell office:value-type="time" office:time-value="PT16H11M18.927S" calcext:value-type="time">
            <text:p>16:11:18.9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452303" calcext:value-type="float">
            <text:p>-1.45E-08</text:p>
          </table:table-cell>
          <table:table-cell table:formula="of:=[.C175]*10^9" office:value-type="float" office:value="-14.52303" calcext:value-type="float">
            <text:p>-14.52303</text:p>
          </table:table-cell>
          <table:table-cell table:formula="of:=[.$N$1]*[.D175]" office:value-type="float" office:value="-12.0870985066733" calcext:value-type="float">
            <text:p>-12.087098506673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12.0201056747921" calcext:value-type="float">
            <text:p>-12.020105674792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05245081984545" calcext:value-type="float">
            <text:p>0.105245081984545</text:p>
          </table:table-cell>
          <table:table-cell/>
          <table:table-cell table:formula="of:=(MAX([.E174:.E178])-MIN([.E174:.E178]))/2" office:value-type="float" office:value="0.0713963784000287" calcext:value-type="float">
            <text:p>0.071396378400029</text:p>
          </table:table-cell>
          <table:table-cell table:number-columns-repeated="2"/>
        </table:table-row>
        <table:table-row table:style-name="ro1">
          <table:table-cell office:value-type="time" office:time-value="PT16H11M19.311S" calcext:value-type="time">
            <text:p>16:11:19.3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448184" calcext:value-type="float">
            <text:p>-1.45E-08</text:p>
          </table:table-cell>
          <table:table-cell table:formula="of:=[.C176]*10^9" office:value-type="float" office:value="-14.48184" calcext:value-type="float">
            <text:p>-14.48184</text:p>
          </table:table-cell>
          <table:table-cell table:formula="of:=[.$N$1]*[.D176]" office:value-type="float" office:value="-12.0528172590625" calcext:value-type="float">
            <text:p>-12.0528172590625</text:p>
          </table:table-cell>
          <table:table-cell table:number-columns-repeated="9"/>
        </table:table-row>
        <table:table-row table:style-name="ro1">
          <table:table-cell office:value-type="time" office:time-value="PT16H11M19.695S" calcext:value-type="time">
            <text:p>16:11:19.7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442865" calcext:value-type="float">
            <text:p>-1.44E-08</text:p>
          </table:table-cell>
          <table:table-cell table:formula="of:=[.C177]*10^9" office:value-type="float" office:value="-14.42865" calcext:value-type="float">
            <text:p>-14.42865</text:p>
          </table:table-cell>
          <table:table-cell table:formula="of:=[.$N$1]*[.D177]" office:value-type="float" office:value="-12.0085487579597" calcext:value-type="float">
            <text:p>-12.0085487579597</text:p>
          </table:table-cell>
          <table:table-cell table:number-columns-repeated="9"/>
        </table:table-row>
        <table:table-row table:style-name="ro1">
          <table:table-cell office:value-type="time" office:time-value="PT16H11M20.079S" calcext:value-type="time">
            <text:p>16:11:20.0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1435146" calcext:value-type="float">
            <text:p>-1.44E-08</text:p>
          </table:table-cell>
          <table:table-cell table:formula="of:=[.C178]*10^9" office:value-type="float" office:value="-14.35146" calcext:value-type="float">
            <text:p>-14.35146</text:p>
          </table:table-cell>
          <table:table-cell table:formula="of:=[.$N$1]*[.D178]" office:value-type="float" office:value="-11.9443057498733" calcext:value-type="float">
            <text:p>-11.9443057498733</text:p>
          </table:table-cell>
          <table:table-cell table:number-columns-repeated="9"/>
        </table:table-row>
        <table:table-row table:style-name="ro1">
          <table:table-cell office:value-type="time" office:time-value="PT16H11M20.463S" calcext:value-type="time">
            <text:p>16:11:20.4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601854" calcext:value-type="float">
            <text:p>-1.60E-08</text:p>
          </table:table-cell>
          <table:table-cell table:formula="of:=[.C179]*10^9" office:value-type="float" office:value="-16.01854" calcext:value-type="float">
            <text:p>-16.01854</text:p>
          </table:table-cell>
          <table:table-cell table:formula="of:=[.$N$1]*[.D179]" office:value-type="float" office:value="-13.3317682958093" calcext:value-type="float">
            <text:p>-13.3317682958093</text:p>
          </table:table-cell>
          <table:table-cell table:number-columns-repeated="9"/>
        </table:table-row>
        <table:table-row table:style-name="ro1">
          <table:table-cell office:value-type="time" office:time-value="PT16H11M20.846S" calcext:value-type="time">
            <text:p>16:11:20.8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92662" calcext:value-type="float">
            <text:p>-1.59E-08</text:p>
          </table:table-cell>
          <table:table-cell table:formula="of:=[.C180]*10^9" office:value-type="float" office:value="-15.92662" calcext:value-type="float">
            <text:p>-15.92662</text:p>
          </table:table-cell>
          <table:table-cell table:formula="of:=[.$N$1]*[.D180]" office:value-type="float" office:value="-13.2552659340615" calcext:value-type="float">
            <text:p>-13.255265934061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3.2906041660003" calcext:value-type="float">
            <text:p>-13.2906041660003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01185783589521" calcext:value-type="float">
            <text:p>0.101185783589521</text:p>
          </table:table-cell>
          <table:table-cell/>
          <table:table-cell table:formula="of:=(MAX([.E179:.E183])-MIN([.E179:.E183]))/2" office:value-type="float" office:value="0.0382511808738739" calcext:value-type="float">
            <text:p>0.038251180873874</text:p>
          </table:table-cell>
          <table:table-cell table:number-columns-repeated="2"/>
        </table:table-row>
        <table:table-row table:style-name="ro1">
          <table:table-cell office:value-type="time" office:time-value="PT16H11M21.23S" calcext:value-type="time">
            <text:p>16:11:21.2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96006" calcext:value-type="float">
            <text:p>-1.60E-08</text:p>
          </table:table-cell>
          <table:table-cell table:formula="of:=[.C181]*10^9" office:value-type="float" office:value="-15.96006" calcext:value-type="float">
            <text:p>-15.96006</text:p>
          </table:table-cell>
          <table:table-cell table:formula="of:=[.$N$1]*[.D181]" office:value-type="float" office:value="-13.2830970804589" calcext:value-type="float">
            <text:p>-13.2830970804589</text:p>
          </table:table-cell>
          <table:table-cell table:number-columns-repeated="9"/>
        </table:table-row>
        <table:table-row table:style-name="ro1">
          <table:table-cell office:value-type="time" office:time-value="PT16H11M21.614S" calcext:value-type="time">
            <text:p>16:11:21.6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98362" calcext:value-type="float">
            <text:p>-1.60E-08</text:p>
          </table:table-cell>
          <table:table-cell table:formula="of:=[.C182]*10^9" office:value-type="float" office:value="-15.98362" calcext:value-type="float">
            <text:p>-15.98362</text:p>
          </table:table-cell>
          <table:table-cell table:formula="of:=[.$N$1]*[.D182]" office:value-type="float" office:value="-13.3027053881479" calcext:value-type="float">
            <text:p>-13.3027053881479</text:p>
          </table:table-cell>
          <table:table-cell table:number-columns-repeated="9"/>
        </table:table-row>
        <table:table-row table:style-name="ro1">
          <table:table-cell office:value-type="time" office:time-value="PT16H11M21.998S" calcext:value-type="time">
            <text:p>16:11:22.0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595656" calcext:value-type="float">
            <text:p>-1.60E-08</text:p>
          </table:table-cell>
          <table:table-cell table:formula="of:=[.C183]*10^9" office:value-type="float" office:value="-15.95656" calcext:value-type="float">
            <text:p>-15.95656</text:p>
          </table:table-cell>
          <table:table-cell table:formula="of:=[.$N$1]*[.D183]" office:value-type="float" office:value="-13.2801841315237" calcext:value-type="float">
            <text:p>-13.2801841315237</text:p>
          </table:table-cell>
          <table:table-cell table:number-columns-repeated="9"/>
        </table:table-row>
        <table:table-row table:style-name="ro1">
          <table:table-cell office:value-type="time" office:time-value="PT16H11M22.383S" calcext:value-type="time">
            <text:p>16:11:22.3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1783963" calcext:value-type="float">
            <text:p>-1.78E-08</text:p>
          </table:table-cell>
          <table:table-cell table:formula="of:=[.C184]*10^9" office:value-type="float" office:value="-17.83963" calcext:value-type="float">
            <text:p>-17.83963</text:p>
          </table:table-cell>
          <table:table-cell table:formula="of:=[.$N$1]*[.D184]" office:value-type="float" office:value="-14.8474089176022" calcext:value-type="float">
            <text:p>-14.8474089176022</text:p>
          </table:table-cell>
          <table:table-cell table:number-columns-repeated="9"/>
        </table:table-row>
        <table:table-row table:style-name="ro1">
          <table:table-cell office:value-type="time" office:time-value="PT16H11M22.766S" calcext:value-type="time">
            <text:p>16:11:22.7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1779128" calcext:value-type="float">
            <text:p>-1.78E-08</text:p>
          </table:table-cell>
          <table:table-cell table:formula="of:=[.C185]*10^9" office:value-type="float" office:value="-17.79128" calcext:value-type="float">
            <text:p>-17.79128</text:p>
          </table:table-cell>
          <table:table-cell table:formula="of:=[.$N$1]*[.D185]" office:value-type="float" office:value="-14.8071686087412" calcext:value-type="float">
            <text:p>-14.8071686087412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4.8701332483807" calcext:value-type="float">
            <text:p>-14.8701332483807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116439349895809" calcext:value-type="float">
            <text:p>0.116439349895809</text:p>
          </table:table-cell>
          <table:table-cell/>
          <table:table-cell table:formula="of:=(MAX([.E184:.E188])-MIN([.E184:.E188]))/2" office:value-type="float" office:value="0.0538687485217908" calcext:value-type="float">
            <text:p>0.053868748521791</text:p>
          </table:table-cell>
          <table:table-cell table:number-columns-repeated="2"/>
        </table:table-row>
        <table:table-row table:style-name="ro1">
          <table:table-cell office:value-type="time" office:time-value="PT16H11M23.149S" calcext:value-type="time">
            <text:p>16:11:23.1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1792073" calcext:value-type="float">
            <text:p>-1.79E-08</text:p>
          </table:table-cell>
          <table:table-cell table:formula="of:=[.C186]*10^9" office:value-type="float" office:value="-17.92073" calcext:value-type="float">
            <text:p>-17.92073</text:p>
          </table:table-cell>
          <table:table-cell table:formula="of:=[.$N$1]*[.D186]" office:value-type="float" office:value="-14.9149061057848" calcext:value-type="float">
            <text:p>-14.9149061057848</text:p>
          </table:table-cell>
          <table:table-cell table:number-columns-repeated="9"/>
        </table:table-row>
        <table:table-row table:style-name="ro1">
          <table:table-cell office:value-type="time" office:time-value="PT16H11M23.533S" calcext:value-type="time">
            <text:p>16:11:23.5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1790177" calcext:value-type="float">
            <text:p>-1.79E-08</text:p>
          </table:table-cell>
          <table:table-cell table:formula="of:=[.C187]*10^9" office:value-type="float" office:value="-17.90177" calcext:value-type="float">
            <text:p>-17.90177</text:p>
          </table:table-cell>
          <table:table-cell table:formula="of:=[.$N$1]*[.D187]" office:value-type="float" office:value="-14.8991262452676" calcext:value-type="float">
            <text:p>-14.8991262452676</text:p>
          </table:table-cell>
          <table:table-cell table:number-columns-repeated="9"/>
        </table:table-row>
        <table:table-row table:style-name="ro1">
          <table:table-cell office:value-type="time" office:time-value="PT16H11M23.917S" calcext:value-type="time">
            <text:p>16:11:23.9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1788126" calcext:value-type="float">
            <text:p>-1.79E-08</text:p>
          </table:table-cell>
          <table:table-cell table:formula="of:=[.C188]*10^9" office:value-type="float" office:value="-17.88126" calcext:value-type="float">
            <text:p>-17.88126</text:p>
          </table:table-cell>
          <table:table-cell table:formula="of:=[.$N$1]*[.D188]" office:value-type="float" office:value="-14.8820563645078" calcext:value-type="float">
            <text:p>-14.8820563645078</text:p>
          </table:table-cell>
          <table:table-cell table:number-columns-repeated="9"/>
        </table:table-row>
        <table:table-row table:style-name="ro1">
          <table:table-cell office:value-type="time" office:time-value="PT16H11M24.301S" calcext:value-type="time">
            <text:p>16:11:24.3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980561" calcext:value-type="float">
            <text:p>-1.98E-08</text:p>
          </table:table-cell>
          <table:table-cell table:formula="of:=[.C189]*10^9" office:value-type="float" office:value="-19.80561" calcext:value-type="float">
            <text:p>-19.80561</text:p>
          </table:table-cell>
          <table:table-cell table:formula="of:=[.$N$1]*[.D189]" office:value-type="float" office:value="-16.4836373025983" calcext:value-type="float">
            <text:p>-16.4836373025983</text:p>
          </table:table-cell>
          <table:table-cell table:number-columns-repeated="9"/>
        </table:table-row>
        <table:table-row table:style-name="ro1">
          <table:table-cell office:value-type="time" office:time-value="PT16H11M24.685S" calcext:value-type="time">
            <text:p>16:11:24.6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983843" calcext:value-type="float">
            <text:p>-1.98E-08</text:p>
          </table:table-cell>
          <table:table-cell table:formula="of:=[.C190]*10^9" office:value-type="float" office:value="-19.83843" calcext:value-type="float">
            <text:p>-19.83843</text:p>
          </table:table-cell>
          <table:table-cell table:formula="of:=[.$N$1]*[.D190]" office:value-type="float" office:value="-16.5109524408986" calcext:value-type="float">
            <text:p>-16.5109524408986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6.5507716205707" calcext:value-type="float">
            <text:p>-16.5507716205707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13957970893446" calcext:value-type="float">
            <text:p>0.13957970893446</text:p>
          </table:table-cell>
          <table:table-cell/>
          <table:table-cell table:formula="of:=(MAX([.E189:.E193])-MIN([.E189:.E193]))/2" office:value-type="float" office:value="0.0864480016834062" calcext:value-type="float">
            <text:p>0.086448001683406</text:p>
          </table:table-cell>
          <table:table-cell table:number-columns-repeated="2"/>
        </table:table-row>
        <table:table-row table:style-name="ro1">
          <table:table-cell office:value-type="time" office:time-value="PT16H11M25.069S" calcext:value-type="time">
            <text:p>16:11:25.0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980478" calcext:value-type="float">
            <text:p>-1.98E-08</text:p>
          </table:table-cell>
          <table:table-cell table:formula="of:=[.C191]*10^9" office:value-type="float" office:value="-19.80478" calcext:value-type="float">
            <text:p>-19.80478</text:p>
          </table:table-cell>
          <table:table-cell table:formula="of:=[.$N$1]*[.D191]" office:value-type="float" office:value="-16.4829465175651" calcext:value-type="float">
            <text:p>-16.4829465175651</text:p>
          </table:table-cell>
          <table:table-cell table:number-columns-repeated="9"/>
        </table:table-row>
        <table:table-row table:style-name="ro1">
          <table:table-cell office:value-type="time" office:time-value="PT16H11M25.453S" calcext:value-type="time">
            <text:p>16:11:25.4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2001252" calcext:value-type="float">
            <text:p>-2.00E-08</text:p>
          </table:table-cell>
          <table:table-cell table:formula="of:=[.C192]*10^9" office:value-type="float" office:value="-20.01252" calcext:value-type="float">
            <text:p>-20.01252</text:p>
          </table:table-cell>
          <table:table-cell table:formula="of:=[.$N$1]*[.D192]" office:value-type="float" office:value="-16.6558425209319" calcext:value-type="float">
            <text:p>-16.6558425209319</text:p>
          </table:table-cell>
          <table:table-cell table:number-columns-repeated="9"/>
        </table:table-row>
        <table:table-row table:style-name="ro1">
          <table:table-cell office:value-type="time" office:time-value="PT16H11M25.836S" calcext:value-type="time">
            <text:p>16:11:25.8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997003" calcext:value-type="float">
            <text:p>-2.00E-08</text:p>
          </table:table-cell>
          <table:table-cell table:formula="of:=[.C193]*10^9" office:value-type="float" office:value="-19.97003" calcext:value-type="float">
            <text:p>-19.97003</text:p>
          </table:table-cell>
          <table:table-cell table:formula="of:=[.$N$1]*[.D193]" office:value-type="float" office:value="-16.6204793208594" calcext:value-type="float">
            <text:p>-16.6204793208594</text:p>
          </table:table-cell>
          <table:table-cell table:number-columns-repeated="9"/>
        </table:table-row>
        <table:table-row table:style-name="ro1">
          <table:table-cell office:value-type="time" office:time-value="PT16H11M26.221S" calcext:value-type="time">
            <text:p>16:11:26.2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2209224" calcext:value-type="float">
            <text:p>-2.21E-08</text:p>
          </table:table-cell>
          <table:table-cell table:formula="of:=[.C194]*10^9" office:value-type="float" office:value="-22.09224" calcext:value-type="float">
            <text:p>-22.09224</text:p>
          </table:table-cell>
          <table:table-cell table:formula="of:=[.$N$1]*[.D194]" office:value-type="float" office:value="-18.3867334236085" calcext:value-type="float">
            <text:p>-18.3867334236085</text:p>
          </table:table-cell>
          <table:table-cell table:number-columns-repeated="9"/>
        </table:table-row>
        <table:table-row table:style-name="ro1">
          <table:table-cell office:value-type="time" office:time-value="PT16H11M26.605S" calcext:value-type="time">
            <text:p>16:11:26.6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2200588" calcext:value-type="float">
            <text:p>-2.20E-08</text:p>
          </table:table-cell>
          <table:table-cell table:formula="of:=[.C195]*10^9" office:value-type="float" office:value="-22.00588" calcext:value-type="float">
            <text:p>-22.00588</text:p>
          </table:table-cell>
          <table:table-cell table:formula="of:=[.$N$1]*[.D195]" office:value-type="float" office:value="-18.3148584893119" calcext:value-type="float">
            <text:p>-18.3148584893119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8.2716003653542" calcext:value-type="float">
            <text:p>-18.2716003653542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168800987030428" calcext:value-type="float">
            <text:p>0.168800987030428</text:p>
          </table:table-cell>
          <table:table-cell/>
          <table:table-cell table:formula="of:=(MAX([.E194:.E198])-MIN([.E194:.E198]))/2" office:value-type="float" office:value="0.126351240739062" calcext:value-type="float">
            <text:p>0.126351240739062</text:p>
          </table:table-cell>
          <table:table-cell table:number-columns-repeated="2"/>
        </table:table-row>
        <table:table-row table:style-name="ro1">
          <table:table-cell office:value-type="time" office:time-value="PT16H11M26.989S" calcext:value-type="time">
            <text:p>16:11:26.9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2195205" calcext:value-type="float">
            <text:p>-2.20E-08</text:p>
          </table:table-cell>
          <table:table-cell table:formula="of:=[.C196]*10^9" office:value-type="float" office:value="-21.95205" calcext:value-type="float">
            <text:p>-21.95205</text:p>
          </table:table-cell>
          <table:table-cell table:formula="of:=[.$N$1]*[.D196]" office:value-type="float" office:value="-18.2700573346897" calcext:value-type="float">
            <text:p>-18.2700573346897</text:p>
          </table:table-cell>
          <table:table-cell table:number-columns-repeated="9"/>
        </table:table-row>
        <table:table-row table:style-name="ro1">
          <table:table-cell office:value-type="time" office:time-value="PT16H11M27.372S" calcext:value-type="time">
            <text:p>16:11:27.3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2193074" calcext:value-type="float">
            <text:p>-2.19E-08</text:p>
          </table:table-cell>
          <table:table-cell table:formula="of:=[.C197]*10^9" office:value-type="float" office:value="-21.93074" calcext:value-type="float">
            <text:p>-21.93074</text:p>
          </table:table-cell>
          <table:table-cell table:formula="of:=[.$N$1]*[.D197]" office:value-type="float" office:value="-18.2523216370303" calcext:value-type="float">
            <text:p>-18.2523216370303</text:p>
          </table:table-cell>
          <table:table-cell table:number-columns-repeated="9"/>
        </table:table-row>
        <table:table-row table:style-name="ro1">
          <table:table-cell office:value-type="time" office:time-value="PT16H11M27.755S" calcext:value-type="time">
            <text:p>16:11:27.7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2178861" calcext:value-type="float">
            <text:p>-2.18E-08</text:p>
          </table:table-cell>
          <table:table-cell table:formula="of:=[.C198]*10^9" office:value-type="float" office:value="-21.78861" calcext:value-type="float">
            <text:p>-21.78861</text:p>
          </table:table-cell>
          <table:table-cell table:formula="of:=[.$N$1]*[.D198]" office:value-type="float" office:value="-18.1340309421303" calcext:value-type="float">
            <text:p>-18.1340309421303</text:p>
          </table:table-cell>
          <table:table-cell table:number-columns-repeated="9"/>
        </table:table-row>
        <table:table-row table:style-name="ro1">
          <table:table-cell office:value-type="time" office:time-value="PT16H11M28.14S" calcext:value-type="time">
            <text:p>16:11:28.1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411377" calcext:value-type="float">
            <text:p>-2.41E-08</text:p>
          </table:table-cell>
          <table:table-cell table:formula="of:=[.C199]*10^9" office:value-type="float" office:value="-24.11377" calcext:value-type="float">
            <text:p>-24.11377</text:p>
          </table:table-cell>
          <table:table-cell table:formula="of:=[.$N$1]*[.D199]" office:value-type="float" office:value="-20.0691944695607" calcext:value-type="float">
            <text:p>-20.0691944695607</text:p>
          </table:table-cell>
          <table:table-cell table:number-columns-repeated="9"/>
        </table:table-row>
        <table:table-row table:style-name="ro1">
          <table:table-cell office:value-type="time" office:time-value="PT16H11M28.524S" calcext:value-type="time">
            <text:p>16:11:28.5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41024" calcext:value-type="float">
            <text:p>-2.41E-08</text:p>
          </table:table-cell>
          <table:table-cell table:formula="of:=[.C200]*10^9" office:value-type="float" office:value="-24.1024" calcext:value-type="float">
            <text:p>-24.1024</text:p>
          </table:table-cell>
          <table:table-cell table:formula="of:=[.$N$1]*[.D200]" office:value-type="float" office:value="-20.0597315468771" calcext:value-type="float">
            <text:p>-20.0597315468771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0.0906787163639" calcext:value-type="float">
            <text:p>-20.0906787163639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57459209991896" calcext:value-type="float">
            <text:p>0.157459209991896</text:p>
          </table:table-cell>
          <table:table-cell/>
          <table:table-cell table:formula="of:=(MAX([.E199:.E203])-MIN([.E199:.E203]))/2" office:value-type="float" office:value="0.0732190521622975" calcext:value-type="float">
            <text:p>0.073219052162298</text:p>
          </table:table-cell>
          <table:table-cell table:number-columns-repeated="2"/>
        </table:table-row>
        <table:table-row table:style-name="ro1">
          <table:table-cell office:value-type="time" office:time-value="PT16H11M28.908S" calcext:value-type="time">
            <text:p>16:11:28.9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40739" calcext:value-type="float">
            <text:p>-2.41E-08</text:p>
          </table:table-cell>
          <table:table-cell table:formula="of:=[.C201]*10^9" office:value-type="float" office:value="-24.0739" calcext:value-type="float">
            <text:p>-24.0739</text:p>
          </table:table-cell>
          <table:table-cell table:formula="of:=[.$N$1]*[.D201]" office:value-type="float" office:value="-20.0360118198339" calcext:value-type="float">
            <text:p>-20.0360118198339</text:p>
          </table:table-cell>
          <table:table-cell table:number-columns-repeated="9"/>
        </table:table-row>
        <table:table-row table:style-name="ro1">
          <table:table-cell office:value-type="time" office:time-value="PT16H11M29.291S" calcext:value-type="time">
            <text:p>16:11:29.2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4158" calcext:value-type="float">
            <text:p>-2.42E-08</text:p>
          </table:table-cell>
          <table:table-cell table:formula="of:=[.C202]*10^9" office:value-type="float" office:value="-24.158" calcext:value-type="float">
            <text:p>-24.158</text:p>
          </table:table-cell>
          <table:table-cell table:formula="of:=[.$N$1]*[.D202]" office:value-type="float" office:value="-20.1060058213895" calcext:value-type="float">
            <text:p>-20.1060058213895</text:p>
          </table:table-cell>
          <table:table-cell table:number-columns-repeated="9"/>
        </table:table-row>
        <table:table-row table:style-name="ro1">
          <table:table-cell office:value-type="time" office:time-value="PT16H11M29.674S" calcext:value-type="time">
            <text:p>16:11:29.6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424985" calcext:value-type="float">
            <text:p>-2.42E-08</text:p>
          </table:table-cell>
          <table:table-cell table:formula="of:=[.C203]*10^9" office:value-type="float" office:value="-24.24985" calcext:value-type="float">
            <text:p>-24.24985</text:p>
          </table:table-cell>
          <table:table-cell table:formula="of:=[.$N$1]*[.D203]" office:value-type="float" office:value="-20.1824499241585" calcext:value-type="float">
            <text:p>-20.1824499241585</text:p>
          </table:table-cell>
          <table:table-cell table:number-columns-repeated="9"/>
        </table:table-row>
        <table:table-row table:style-name="ro1">
          <table:table-cell office:value-type="time" office:time-value="PT16H11M30.059S" calcext:value-type="time">
            <text:p>16:11:30.0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677415" calcext:value-type="float">
            <text:p>-2.68E-08</text:p>
          </table:table-cell>
          <table:table-cell table:formula="of:=[.C204]*10^9" office:value-type="float" office:value="-26.77415" calcext:value-type="float">
            <text:p>-26.77415</text:p>
          </table:table-cell>
          <table:table-cell table:formula="of:=[.$N$1]*[.D204]" office:value-type="float" office:value="-22.2833519232865" calcext:value-type="float">
            <text:p>-22.2833519232865</text:p>
          </table:table-cell>
          <table:table-cell table:number-columns-repeated="9"/>
        </table:table-row>
        <table:table-row table:style-name="ro1">
          <table:table-cell office:value-type="time" office:time-value="PT16H11M30.442S" calcext:value-type="time">
            <text:p>16:11:30.4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707271" calcext:value-type="float">
            <text:p>-2.71E-08</text:p>
          </table:table-cell>
          <table:table-cell table:formula="of:=[.C205]*10^9" office:value-type="float" office:value="-27.07271" calcext:value-type="float">
            <text:p>-27.07271</text:p>
          </table:table-cell>
          <table:table-cell table:formula="of:=[.$N$1]*[.D205]" office:value-type="float" office:value="-22.5318347901643" calcext:value-type="float">
            <text:p>-22.5318347901643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2.4484462171339" calcext:value-type="float">
            <text:p>-22.4484462171339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92380072853801" calcext:value-type="float">
            <text:p>0.192380072853801</text:p>
          </table:table-cell>
          <table:table-cell/>
          <table:table-cell table:formula="of:=(MAX([.E204:.E208])-MIN([.E204:.E208]))/2" office:value-type="float" office:value="0.124241433438904" calcext:value-type="float">
            <text:p>0.124241433438904</text:p>
          </table:table-cell>
          <table:table-cell table:number-columns-repeated="2"/>
        </table:table-row>
        <table:table-row table:style-name="ro1">
          <table:table-cell office:value-type="time" office:time-value="PT16H11M30.826S" calcext:value-type="time">
            <text:p>16:11:30.8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704129" calcext:value-type="float">
            <text:p>-2.70E-08</text:p>
          </table:table-cell>
          <table:table-cell table:formula="of:=[.C206]*10^9" office:value-type="float" office:value="-27.04129" calcext:value-type="float">
            <text:p>-27.04129</text:p>
          </table:table-cell>
          <table:table-cell table:formula="of:=[.$N$1]*[.D206]" office:value-type="float" office:value="-22.5056848314381" calcext:value-type="float">
            <text:p>-22.5056848314381</text:p>
          </table:table-cell>
          <table:table-cell table:number-columns-repeated="9"/>
        </table:table-row>
        <table:table-row table:style-name="ro1">
          <table:table-cell office:value-type="time" office:time-value="PT16H11M31.211S" calcext:value-type="time">
            <text:p>16:11:31.2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697867" calcext:value-type="float">
            <text:p>-2.70E-08</text:p>
          </table:table-cell>
          <table:table-cell table:formula="of:=[.C207]*10^9" office:value-type="float" office:value="-26.97867" calcext:value-type="float">
            <text:p>-26.97867</text:p>
          </table:table-cell>
          <table:table-cell table:formula="of:=[.$N$1]*[.D207]" office:value-type="float" office:value="-22.453568013633" calcext:value-type="float">
            <text:p>-22.453568013633</text:p>
          </table:table-cell>
          <table:table-cell table:number-columns-repeated="9"/>
        </table:table-row>
        <table:table-row table:style-name="ro1">
          <table:table-cell office:value-type="time" office:time-value="PT16H11M31.594S" calcext:value-type="time">
            <text:p>16:11:31.5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2699576" calcext:value-type="float">
            <text:p>-2.70E-08</text:p>
          </table:table-cell>
          <table:table-cell table:formula="of:=[.C208]*10^9" office:value-type="float" office:value="-26.99576" calcext:value-type="float">
            <text:p>-26.99576</text:p>
          </table:table-cell>
          <table:table-cell table:formula="of:=[.$N$1]*[.D208]" office:value-type="float" office:value="-22.4677915271477" calcext:value-type="float">
            <text:p>-22.4677915271477</text:p>
          </table:table-cell>
          <table:table-cell table:number-columns-repeated="9"/>
        </table:table-row>
        <table:table-row table:style-name="ro1">
          <table:table-cell office:value-type="time" office:time-value="PT16H11M31.978S" calcext:value-type="time">
            <text:p>16:11:31.9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3047763" calcext:value-type="float">
            <text:p>-3.05E-08</text:p>
          </table:table-cell>
          <table:table-cell table:formula="of:=[.C209]*10^9" office:value-type="float" office:value="-30.47763" calcext:value-type="float">
            <text:p>-30.47763</text:p>
          </table:table-cell>
          <table:table-cell table:formula="of:=[.$N$1]*[.D209]" office:value-type="float" office:value="-25.3656513867934" calcext:value-type="float">
            <text:p>-25.3656513867934</text:p>
          </table:table-cell>
          <table:table-cell table:number-columns-repeated="9"/>
        </table:table-row>
        <table:table-row table:style-name="ro1">
          <table:table-cell office:value-type="time" office:time-value="PT16H11M32.353S" calcext:value-type="time">
            <text:p>16:11:32.3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3029315" calcext:value-type="float">
            <text:p>-3.03E-08</text:p>
          </table:table-cell>
          <table:table-cell table:formula="of:=[.C210]*10^9" office:value-type="float" office:value="-30.29315" calcext:value-type="float">
            <text:p>-30.29315</text:p>
          </table:table-cell>
          <table:table-cell table:formula="of:=[.$N$1]*[.D210]" office:value-type="float" office:value="-25.2121140097783" calcext:value-type="float">
            <text:p>-25.2121140097783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25.1810103733201" calcext:value-type="float">
            <text:p>-25.1810103733201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216563824516493" calcext:value-type="float">
            <text:p>0.216563824516493</text:p>
          </table:table-cell>
          <table:table-cell/>
          <table:table-cell table:formula="of:=(MAX([.E209:.E213])-MIN([.E209:.E213]))/2" office:value-type="float" office:value="0.141069955572707" calcext:value-type="float">
            <text:p>0.141069955572707</text:p>
          </table:table-cell>
          <table:table-cell table:number-columns-repeated="2"/>
        </table:table-row>
        <table:table-row table:style-name="ro1">
          <table:table-cell office:value-type="time" office:time-value="PT16H11M32.729S" calcext:value-type="time">
            <text:p>16:11:32.7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3017023" calcext:value-type="float">
            <text:p>-3.02E-08</text:p>
          </table:table-cell>
          <table:table-cell table:formula="of:=[.C211]*10^9" office:value-type="float" office:value="-30.17023" calcext:value-type="float">
            <text:p>-30.17023</text:p>
          </table:table-cell>
          <table:table-cell table:formula="of:=[.$N$1]*[.D211]" office:value-type="float" office:value="-25.1098112431766" calcext:value-type="float">
            <text:p>-25.1098112431766</text:p>
          </table:table-cell>
          <table:table-cell table:number-columns-repeated="9"/>
        </table:table-row>
        <table:table-row table:style-name="ro1">
          <table:table-cell office:value-type="time" office:time-value="PT16H11M33.114S" calcext:value-type="time">
            <text:p>16:11:33.1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3013863" calcext:value-type="float">
            <text:p>-3.01E-08</text:p>
          </table:table-cell>
          <table:table-cell table:formula="of:=[.C212]*10^9" office:value-type="float" office:value="-30.13863" calcext:value-type="float">
            <text:p>-30.13863</text:p>
          </table:table-cell>
          <table:table-cell table:formula="of:=[.$N$1]*[.D212]" office:value-type="float" office:value="-25.083511475648" calcext:value-type="float">
            <text:p>-25.083511475648</text:p>
          </table:table-cell>
          <table:table-cell table:number-columns-repeated="9"/>
        </table:table-row>
        <table:table-row table:style-name="ro1">
          <table:table-cell office:value-type="time" office:time-value="PT16H11M33.498S" calcext:value-type="time">
            <text:p>16:11:33.5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3019925" calcext:value-type="float">
            <text:p>-3.02E-08</text:p>
          </table:table-cell>
          <table:table-cell table:formula="of:=[.C213]*10^9" office:value-type="float" office:value="-30.19925" calcext:value-type="float">
            <text:p>-30.19925</text:p>
          </table:table-cell>
          <table:table-cell table:formula="of:=[.$N$1]*[.D213]" office:value-type="float" office:value="-25.1339637512044" calcext:value-type="float">
            <text:p>-25.1339637512044</text:p>
          </table:table-cell>
          <table:table-cell table:number-columns-repeated="9"/>
        </table:table-row>
        <table:table-row table:style-name="ro1">
          <table:table-cell office:value-type="time" office:time-value="PT16H11M33.881S" calcext:value-type="time">
            <text:p>16:11:33.8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4334" calcext:value-type="float">
            <text:p>-3.55E-08</text:p>
          </table:table-cell>
          <table:table-cell table:formula="of:=[.C214]*10^9" office:value-type="float" office:value="-35.54334" calcext:value-type="float">
            <text:p>-35.54334</text:p>
          </table:table-cell>
          <table:table-cell table:formula="of:=[.$N$1]*[.D214]" office:value-type="float" office:value="-29.5816955439865" calcext:value-type="float">
            <text:p>-29.5816955439865</text:p>
          </table:table-cell>
          <table:table-cell table:number-columns-repeated="9"/>
        </table:table-row>
        <table:table-row table:style-name="ro1">
          <table:table-cell office:value-type="time" office:time-value="PT16H11M34.264S" calcext:value-type="time">
            <text:p>16:11:34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78564" calcext:value-type="float">
            <text:p>-3.58E-08</text:p>
          </table:table-cell>
          <table:table-cell table:formula="of:=[.C215]*10^9" office:value-type="float" office:value="-35.78564" calcext:value-type="float">
            <text:p>-35.78564</text:p>
          </table:table-cell>
          <table:table-cell table:formula="of:=[.$N$1]*[.D215]" office:value-type="float" office:value="-29.7833548374099" calcext:value-type="float">
            <text:p>-29.7833548374099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29.6808206994356" calcext:value-type="float">
            <text:p>-29.6808206994356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23110533852376" calcext:value-type="float">
            <text:p>0.23110533852376</text:p>
          </table:table-cell>
          <table:table-cell/>
          <table:table-cell table:formula="of:=(MAX([.E214:.E218])-MIN([.E214:.E218]))/2" office:value-type="float" office:value="0.103372234996515" calcext:value-type="float">
            <text:p>0.103372234996515</text:p>
          </table:table-cell>
          <table:table-cell table:number-columns-repeated="2"/>
        </table:table-row>
        <table:table-row table:style-name="ro1">
          <table:table-cell office:value-type="time" office:time-value="PT16H11M34.648S" calcext:value-type="time">
            <text:p>16:11:34.6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75875" calcext:value-type="float">
            <text:p>-3.58E-08</text:p>
          </table:table-cell>
          <table:table-cell table:formula="of:=[.C216]*10^9" office:value-type="float" office:value="-35.75875" calcext:value-type="float">
            <text:p>-35.75875</text:p>
          </table:table-cell>
          <table:table-cell table:formula="of:=[.$N$1]*[.D216]" office:value-type="float" office:value="-29.7609750668768" calcext:value-type="float">
            <text:p>-29.7609750668768</text:p>
          </table:table-cell>
          <table:table-cell table:number-columns-repeated="9"/>
        </table:table-row>
        <table:table-row table:style-name="ro1">
          <table:table-cell office:value-type="time" office:time-value="PT16H11M35.032S" calcext:value-type="time">
            <text:p>16:11:35.0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68725" calcext:value-type="float">
            <text:p>-3.57E-08</text:p>
          </table:table-cell>
          <table:table-cell table:formula="of:=[.C217]*10^9" office:value-type="float" office:value="-35.68725" calcext:value-type="float">
            <text:p>-35.68725</text:p>
          </table:table-cell>
          <table:table-cell table:formula="of:=[.$N$1]*[.D217]" office:value-type="float" office:value="-29.7014676814878" calcext:value-type="float">
            <text:p>-29.7014676814878</text:p>
          </table:table-cell>
          <table:table-cell table:number-columns-repeated="9"/>
        </table:table-row>
        <table:table-row table:style-name="ro1">
          <table:table-cell office:value-type="time" office:time-value="PT16H11M35.416S" calcext:value-type="time">
            <text:p>16:11:35.4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3723" calcext:value-type="float">
            <text:p>-3.55E-08</text:p>
          </table:table-cell>
          <table:table-cell table:formula="of:=[.C218]*10^9" office:value-type="float" office:value="-35.53723" calcext:value-type="float">
            <text:p>-35.53723</text:p>
          </table:table-cell>
          <table:table-cell table:formula="of:=[.$N$1]*[.D218]" office:value-type="float" office:value="-29.5766103674169" calcext:value-type="float">
            <text:p>-29.5766103674169</text:p>
          </table:table-cell>
          <table:table-cell table:number-columns-repeated="9"/>
        </table:table-row>
        <table:table-row table:style-name="ro1">
          <table:table-cell office:value-type="time" office:time-value="PT16H11M35.8S" calcext:value-type="time">
            <text:p>16:11:35.8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6638" calcext:value-type="float">
            <text:p>-3.56E-08</text:p>
          </table:table-cell>
          <table:table-cell table:number-columns-repeated="11"/>
        </table:table-row>
        <table:table-row table:style-name="ro1">
          <table:table-cell office:value-type="time" office:time-value="PT16H11M36.183S" calcext:value-type="time">
            <text:p>16:11:36.1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922" calcext:value-type="float">
            <text:p>-3.56E-08</text:p>
          </table:table-cell>
          <table:table-cell table:number-columns-repeated="11"/>
        </table:table-row>
        <table:table-row table:style-name="ro1">
          <table:table-cell office:value-type="time" office:time-value="PT16H11M36.567S" calcext:value-type="time">
            <text:p>16:11:36.5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1719" calcext:value-type="float">
            <text:p>-3.55E-08</text:p>
          </table:table-cell>
          <table:table-cell table:number-columns-repeated="11"/>
        </table:table-row>
        <table:table-row table:style-name="ro1">
          <table:table-cell office:value-type="time" office:time-value="PT16H11M36.951S" calcext:value-type="time">
            <text:p>16:11:36.9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1077" calcext:value-type="float">
            <text:p>-3.55E-08</text:p>
          </table:table-cell>
          <table:table-cell table:number-columns-repeated="11"/>
        </table:table-row>
        <table:table-row table:style-name="ro1">
          <table:table-cell office:value-type="time" office:time-value="PT16H11M37.335S" calcext:value-type="time">
            <text:p>16:11:37.3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57383" calcext:value-type="float">
            <text:p>-3.56E-08</text:p>
          </table:table-cell>
          <table:table-cell table:number-columns-repeated="11"/>
        </table:table-row>
        <table:table-row table:style-name="ro1">
          <table:table-cell office:value-type="time" office:time-value="PT16H11M37.72S" calcext:value-type="time">
            <text:p>16:11:37.7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47554" calcext:value-type="float">
            <text:p>-3.55E-08</text:p>
          </table:table-cell>
          <table:table-cell table:number-columns-repeated="11"/>
        </table:table-row>
        <table:table-row table:style-name="ro1">
          <table:table-cell office:value-type="time" office:time-value="PT16H11M38.103S" calcext:value-type="time">
            <text:p>16:11:38.1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66591" calcext:value-type="float">
            <text:p>-3.57E-08</text:p>
          </table:table-cell>
          <table:table-cell table:number-columns-repeated="11"/>
        </table:table-row>
        <table:table-row table:style-name="ro1">
          <table:table-cell office:value-type="time" office:time-value="PT16H11M38.487S" calcext:value-type="time">
            <text:p>16:11:38.4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73592" calcext:value-type="float">
            <text:p>-3.57E-08</text:p>
          </table:table-cell>
          <table:table-cell table:number-columns-repeated="11"/>
        </table:table-row>
        <table:table-row table:style-name="ro1">
          <table:table-cell office:value-type="time" office:time-value="PT16H11M38.862S" calcext:value-type="time">
            <text:p>16:11:38.8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77592" calcext:value-type="float">
            <text:p>-3.58E-08</text:p>
          </table:table-cell>
          <table:table-cell table:number-columns-repeated="11"/>
        </table:table-row>
        <table:table-row table:style-name="ro1">
          <table:table-cell office:value-type="time" office:time-value="PT16H11M39.238S" calcext:value-type="time">
            <text:p>16:11:39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3579879" calcext:value-type="float">
            <text:p>-3.58E-08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0942010513976" calcext:value-type="float">
            <text:p>-0.0209420105139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24449614437" calcext:value-type="float">
            <text:p>0.1129244496144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80669154999318" calcext:value-type="float">
            <text:p>-0.0880669154999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8090418871572" calcext:value-type="float">
            <text:p>0.1880904188715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81497937813594" calcext:value-type="float">
            <text:p>-0.098149793781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52872617787" calcext:value-type="float">
            <text:p>0.104852872617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915600935682703" calcext:value-type="float">
            <text:p>-0.091560093568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29797971211" calcext:value-type="float">
            <text:p>0.0970297979712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952369262423457" calcext:value-type="float">
            <text:p>-0.095236926242346</text:p>
          </table:table-cell>
          <table:table-cell office:value-type="float" office:value="0.05" calcext:value-type="float">
            <text:p>0.05</text:p>
          </table:table-cell>
          <table:table-cell office:value-type="float" office:value="0.124570954682409" calcext:value-type="float">
            <text:p>0.124570954682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8362792335935" calcext:value-type="float">
            <text:p>-0.168362792335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872843675503" calcext:value-type="float">
            <text:p>0.083872843675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3673114890099" calcext:value-type="float">
            <text:p>-0.1736731148900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459926569938" calcext:value-type="float">
            <text:p>0.096345992656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26624332531451" calcext:value-type="float">
            <text:p>-0.1266243325314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48875681977" calcext:value-type="float">
            <text:p>0.1094488756819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0840471538317905" calcext:value-type="float">
            <text:p>-0.0840471538317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481718112341" calcext:value-type="float">
            <text:p>0.099148171811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32978950275035" calcext:value-type="float">
            <text:p>-0.132978950275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48574836676" calcext:value-type="float">
            <text:p>0.103948574836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04372872904741" calcext:value-type="float">
            <text:p>-0.1043728729047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57507745050946" calcext:value-type="float">
            <text:p>0.095750774505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1995771764544" calcext:value-type="float">
            <text:p>-0.2219957717645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368755036073" calcext:value-type="float">
            <text:p>0.062536875503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10098207455048" calcext:value-type="float">
            <text:p>-0.110098207455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5776213054568" calcext:value-type="float">
            <text:p>0.039577621305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18433597516584" calcext:value-type="float">
            <text:p>-0.118433597516584</text:p>
          </table:table-cell>
          <table:table-cell office:value-type="float" office:value="0.05" calcext:value-type="float">
            <text:p>0.05</text:p>
          </table:table-cell>
          <table:table-cell office:value-type="float" office:value="0.046405354581277" calcext:value-type="float">
            <text:p>0.046405354581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1419476729285" calcext:value-type="float">
            <text:p>-0.271419476729285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65901651453" calcext:value-type="float">
            <text:p>0.091965901651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76241109083246" calcext:value-type="float">
            <text:p>-0.176241109083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841869997528" calcext:value-type="float">
            <text:p>0.099184186999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25415740268611" calcext:value-type="float">
            <text:p>-0.2254157402686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461419909866" calcext:value-type="float">
            <text:p>0.0938461419909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9352112498566" calcext:value-type="float">
            <text:p>-0.19352112498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28004887146" calcext:value-type="float">
            <text:p>0.1043280048871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8581806165635" calcext:value-type="float">
            <text:p>-0.2885818061656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3157323817566" calcext:value-type="float">
            <text:p>0.0763157323817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71935013190402" calcext:value-type="float">
            <text:p>-0.171935013190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537449217055" calcext:value-type="float">
            <text:p>0.090253744921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12850293933233" calcext:value-type="float">
            <text:p>-0.2128502939332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04405997395" calcext:value-type="float">
            <text:p>0.101204405997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73541607206217" calcext:value-type="float">
            <text:p>-0.373541607206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058311505164" calcext:value-type="float">
            <text:p>0.098305831150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611909533556256" calcext:value-type="float">
            <text:p>-0.6119095335562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784830820965" calcext:value-type="float">
            <text:p>0.064784830820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978119314874441" calcext:value-type="float">
            <text:p>-0.97811931487444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348449032295" calcext:value-type="float">
            <text:p>0.105348449032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48341907876057" calcext:value-type="float">
            <text:p>-1.48341907876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070944389594" calcext:value-type="float">
            <text:p>0.08980709443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.22147328336283" calcext:value-type="float">
            <text:p>-2.221473283362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255926601363" calcext:value-type="float">
            <text:p>0.084255926601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.0701276647679" calcext:value-type="float">
            <text:p>-3.0701276647679</text:p>
          </table:table-cell>
          <table:table-cell office:value-type="float" office:value="0.05" calcext:value-type="float">
            <text:p>0.05</text:p>
          </table:table-cell>
          <table:table-cell office:value-type="float" office:value="0.058275800696497" calcext:value-type="float">
            <text:p>0.0582758006964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.75786725145767" calcext:value-type="float">
            <text:p>-3.75786725145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01500662441891" calcext:value-type="float">
            <text:p>0.0601500662441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84937834694012" calcext:value-type="float">
            <text:p>-4.849378346940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782032422646" calcext:value-type="float">
            <text:p>0.092678203242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5.85080741210192" calcext:value-type="float">
            <text:p>-5.85080741210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79407160104" calcext:value-type="float">
            <text:p>0.114179407160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6.87602045563771" calcext:value-type="float">
            <text:p>-6.8760204556377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6065525469" calcext:value-type="float">
            <text:p>0.114060655254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.2058658703622" calcext:value-type="float">
            <text:p>-8.20586587036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4117528223449" calcext:value-type="float">
            <text:p>0.090411752822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9.279368616165" calcext:value-type="float">
            <text:p>-9.2793686161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25932552312" calcext:value-type="float">
            <text:p>0.068425932552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0.71016419046" calcext:value-type="float">
            <text:p>-10.71016419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66463670618" calcext:value-type="float">
            <text:p>0.118766463670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.0650999163152" calcext:value-type="float">
            <text:p>-12.0650999163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48577465959735" calcext:value-type="float">
            <text:p>0.148577465959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6271746086764" calcext:value-type="float">
            <text:p>-13.6271746086764</text:p>
          </table:table-cell>
          <table:table-cell office:value-type="float" office:value="0.05" calcext:value-type="float">
            <text:p>0.05</text:p>
          </table:table-cell>
          <table:table-cell office:value-type="float" office:value="0.128239407192876" calcext:value-type="float">
            <text:p>0.128239407192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5.0816882454723" calcext:value-type="float">
            <text:p>-15.0816882454723</text:p>
          </table:table-cell>
          <table:table-cell office:value-type="float" office:value="0.05" calcext:value-type="float">
            <text:p>0.05</text:p>
          </table:table-cell>
          <table:table-cell office:value-type="float" office:value="0.147451503998084" calcext:value-type="float">
            <text:p>0.147451503998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.705876996384" calcext:value-type="float">
            <text:p>-16.705876996384</text:p>
          </table:table-cell>
          <table:table-cell office:value-type="float" office:value="0.05" calcext:value-type="float">
            <text:p>0.05</text:p>
          </table:table-cell>
          <table:table-cell office:value-type="float" office:value="0.135179954199265" calcext:value-type="float">
            <text:p>0.135179954199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.5021727576365" calcext:value-type="float">
            <text:p>-18.5021727576365</text:p>
          </table:table-cell>
          <table:table-cell office:value-type="float" office:value="0.05" calcext:value-type="float">
            <text:p>0.05</text:p>
          </table:table-cell>
          <table:table-cell office:value-type="float" office:value="0.150712483322414" calcext:value-type="float">
            <text:p>0.1507124833224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.3035270627827" calcext:value-type="float">
            <text:p>-20.3035270627827</text:p>
          </table:table-cell>
          <table:table-cell office:value-type="float" office:value="0.05" calcext:value-type="float">
            <text:p>0.05</text:p>
          </table:table-cell>
          <table:table-cell office:value-type="float" office:value="0.172393424315312" calcext:value-type="float">
            <text:p>0.172393424315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2.5907562566818" calcext:value-type="float">
            <text:p>-22.5907562566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68162941346142" calcext:value-type="float">
            <text:p>0.1681629413461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5.3691152992128" calcext:value-type="float">
            <text:p>-25.3691152992128</text:p>
          </table:table-cell>
          <table:table-cell office:value-type="float" office:value="0.05" calcext:value-type="float">
            <text:p>0.05</text:p>
          </table:table-cell>
          <table:table-cell office:value-type="float" office:value="0.18714304293671" calcext:value-type="float">
            <text:p>0.18714304293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.4548823927734" calcext:value-type="float">
            <text:p>-29.4548823927734</text:p>
          </table:table-cell>
          <table:table-cell office:value-type="float" office:value="0.05" calcext:value-type="float">
            <text:p>0.05</text:p>
          </table:table-cell>
          <table:table-cell office:value-type="float" office:value="0.224202469321641" calcext:value-type="float">
            <text:p>0.22420246932164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1422127765184" calcext:value-type="float">
            <text:p>-0.1114221277651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745517926782" calcext:value-type="float">
            <text:p>0.088574551792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30689343067748" calcext:value-type="float">
            <text:p>-0.053068934306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122984567159" calcext:value-type="float">
            <text:p>0.093512298456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36603891699593" calcext:value-type="float">
            <text:p>-0.0636603891699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636606741857" calcext:value-type="float">
            <text:p>0.096163660674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3744533174011" calcext:value-type="float">
            <text:p>-0.10374453317401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069984649419" calcext:value-type="float">
            <text:p>0.121069984649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40809612176493" calcext:value-type="float">
            <text:p>-0.140809612176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8450247566203" calcext:value-type="float">
            <text:p>0.09484502475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10098159183323" calcext:value-type="float">
            <text:p>-0.1100981591833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8182908765283" calcext:value-type="float">
            <text:p>0.084818290876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845319770627507" calcext:value-type="float">
            <text:p>-0.0845319770627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0618892117723" calcext:value-type="float">
            <text:p>0.066061889211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11836571653058" calcext:value-type="float">
            <text:p>-0.1118365716530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47960916666" calcext:value-type="float">
            <text:p>0.1111479609166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67462657824135" calcext:value-type="float">
            <text:p>-0.1674626578241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1688966732094" calcext:value-type="float">
            <text:p>0.0921688966732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59702069156444" calcext:value-type="float">
            <text:p>-0.159702069156444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.108055131143626" calcext:value-type="float">
            <text:p>0.108055131143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0828647448732" calcext:value-type="float">
            <text:p>-0.2108286474487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54043626452131" calcext:value-type="float">
            <text:p>0.0854043626452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50438826625584" calcext:value-type="float">
            <text:p>-0.1504388266255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902427992826" calcext:value-type="float">
            <text:p>0.1069024279928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4707023126476" calcext:value-type="float">
            <text:p>-0.25470702312647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3236306896084" calcext:value-type="float">
            <text:p>0.0763236306896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2737083425974" calcext:value-type="float">
            <text:p>-0.242737083425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442714659920349" calcext:value-type="float">
            <text:p>0.044271465992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24975839466259" calcext:value-type="float">
            <text:p>-0.1249758394662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515720036463" calcext:value-type="float">
            <text:p>0.069551572003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13019718795505" calcext:value-type="float">
            <text:p>-0.113019718795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2910885945242" calcext:value-type="float">
            <text:p>0.055291088594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10970715035619" calcext:value-type="float">
            <text:p>-0.310970715035619</text:p>
          </table:table-cell>
          <table:table-cell office:value-type="float" office:value="0.05" calcext:value-type="float">
            <text:p>0.05</text:p>
          </table:table-cell>
          <table:table-cell office:value-type="float" office:value="0.0199049809474322" calcext:value-type="float">
            <text:p>0.019904980947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21476351355854" calcext:value-type="float">
            <text:p>-0.221476351355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1962421093681" calcext:value-type="float">
            <text:p>0.084196242109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19676398595281" calcext:value-type="float">
            <text:p>-0.219676398595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177589041129" calcext:value-type="float">
            <text:p>0.0798177589041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97453344714952" calcext:value-type="float">
            <text:p>-0.1974533447149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996338595883" calcext:value-type="float">
            <text:p>0.0937996338595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32234737335257" calcext:value-type="float">
            <text:p>-0.232234737335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82588336076969" calcext:value-type="float">
            <text:p>0.088258833607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42837777150728" calcext:value-type="float">
            <text:p>-0.34283777715072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427088197308" calcext:value-type="float">
            <text:p>0.1124270881973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82264319080061" calcext:value-type="float">
            <text:p>-0.582264319080061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459859786029" calcext:value-type="float">
            <text:p>0.0867459859786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936164028134656" calcext:value-type="float">
            <text:p>-0.93616402813465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17574641032" calcext:value-type="float">
            <text:p>0.1013175746410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58896004585284" calcext:value-type="float">
            <text:p>-1.588960045852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891661454443" calcext:value-type="float">
            <text:p>0.083689166145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.11549321002537" calcext:value-type="float">
            <text:p>-2.11549321002537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177742004687" calcext:value-type="float">
            <text:p>0.0835177742004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.9290417295896" calcext:value-type="float">
            <text:p>-2.9290417295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06559483611" calcext:value-type="float">
            <text:p>0.0986065594836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.85673307122442" calcext:value-type="float">
            <text:p>-3.85673307122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829153642579" calcext:value-type="float">
            <text:p>0.0798829153642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76656853524958" calcext:value-type="float">
            <text:p>-4.7665685352495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2389849448202" calcext:value-type="float">
            <text:p>0.08923898494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5.80812455394525" calcext:value-type="float">
            <text:p>-5.8081245539452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999329485161" calcext:value-type="float">
            <text:p>0.110999329485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6.87945274175442" calcext:value-type="float">
            <text:p>-6.879452741754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98655787625" calcext:value-type="float">
            <text:p>0.115398655787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.09528317125301" calcext:value-type="float">
            <text:p>-8.095283171253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11102324152" calcext:value-type="float">
            <text:p>0.103911102324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9.36789230203247" calcext:value-type="float">
            <text:p>-9.36789230203247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00847437159" calcext:value-type="float">
            <text:p>0.1018008474371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0.5989611164547" calcext:value-type="float">
            <text:p>-10.5989611164547</text:p>
          </table:table-cell>
          <table:table-cell office:value-type="float" office:value="0.05" calcext:value-type="float">
            <text:p>0.05</text:p>
          </table:table-cell>
          <table:table-cell office:value-type="float" office:value="0.131878034475919" calcext:value-type="float">
            <text:p>0.131878034475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.008871679156" calcext:value-type="float">
            <text:p>-12.008871679156</text:p>
          </table:table-cell>
          <table:table-cell office:value-type="float" office:value="0.05" calcext:value-type="float">
            <text:p>0.05</text:p>
          </table:table-cell>
          <table:table-cell office:value-type="float" office:value="0.138960285029545" calcext:value-type="float">
            <text:p>0.138960285029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4029391287346" calcext:value-type="float">
            <text:p>-13.4029391287346</text:p>
          </table:table-cell>
          <table:table-cell office:value-type="float" office:value="0.05" calcext:value-type="float">
            <text:p>0.05</text:p>
          </table:table-cell>
          <table:table-cell office:value-type="float" office:value="0.12651220232182" calcext:value-type="float">
            <text:p>0.126512202321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5.0494477266583" calcext:value-type="float">
            <text:p>-15.0494477266583</text:p>
          </table:table-cell>
          <table:table-cell office:value-type="float" office:value="0.05" calcext:value-type="float">
            <text:p>0.05</text:p>
          </table:table-cell>
          <table:table-cell office:value-type="float" office:value="0.13548803817444" calcext:value-type="float">
            <text:p>0.13548803817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.5300980058425" calcext:value-type="float">
            <text:p>-16.5300980058425</text:p>
          </table:table-cell>
          <table:table-cell office:value-type="float" office:value="0.05" calcext:value-type="float">
            <text:p>0.05</text:p>
          </table:table-cell>
          <table:table-cell office:value-type="float" office:value="0.126814858599114" calcext:value-type="float">
            <text:p>0.1268148585991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.3813336485539" calcext:value-type="float">
            <text:p>-18.3813336485539</text:p>
          </table:table-cell>
          <table:table-cell office:value-type="float" office:value="0.05" calcext:value-type="float">
            <text:p>0.05</text:p>
          </table:table-cell>
          <table:table-cell office:value-type="float" office:value="0.150527114847293" calcext:value-type="float">
            <text:p>0.150527114847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.172357804505" calcext:value-type="float">
            <text:p>-20.172357804505</text:p>
          </table:table-cell>
          <table:table-cell office:value-type="float" office:value="0.05" calcext:value-type="float">
            <text:p>0.05</text:p>
          </table:table-cell>
          <table:table-cell office:value-type="float" office:value="0.166851225199574" calcext:value-type="float">
            <text:p>0.166851225199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2.4482031939656" calcext:value-type="float">
            <text:p>-22.4482031939656</text:p>
          </table:table-cell>
          <table:table-cell office:value-type="float" office:value="0.05" calcext:value-type="float">
            <text:p>0.05</text:p>
          </table:table-cell>
          <table:table-cell office:value-type="float" office:value="0.18598462074409" calcext:value-type="float">
            <text:p>0.18598462074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5.2319919733116" calcext:value-type="float">
            <text:p>-25.2319919733116</text:p>
          </table:table-cell>
          <table:table-cell office:value-type="float" office:value="0.05" calcext:value-type="float">
            <text:p>0.05</text:p>
          </table:table-cell>
          <table:table-cell office:value-type="float" office:value="0.214267328953239" calcext:value-type="float">
            <text:p>0.2142673289532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.5077715581819" calcext:value-type="float">
            <text:p>-29.5077715581819</text:p>
          </table:table-cell>
          <table:table-cell office:value-type="float" office:value="0.05" calcext:value-type="float">
            <text:p>0.05</text:p>
          </table:table-cell>
          <table:table-cell office:value-type="float" office:value="0.235632133360963" calcext:value-type="float">
            <text:p>0.235632133360963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0204763127095" calcext:value-type="float">
            <text:p>0.11020476312709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84004485415" calcext:value-type="float">
            <text:p>0.028284004485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712131539120092" calcext:value-type="float">
            <text:p>-0.0712131539120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487501969702" calcext:value-type="float">
            <text:p>0.090948750196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209094305225" calcext:value-type="float">
            <text:p>-0.062090943052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07947424525" calcext:value-type="float">
            <text:p>0.103507947424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555134048171007" calcext:value-type="float">
            <text:p>-0.0555134048171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63356127535" calcext:value-type="float">
            <text:p>0.104863356127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84270833188167" calcext:value-type="float">
            <text:p>-0.0842708331881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773164455502" calcext:value-type="float">
            <text:p>0.09957731644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603579864526429" calcext:value-type="float">
            <text:p>-0.0603579864526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2887204894" calcext:value-type="float">
            <text:p>0.105512887204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72693293176723" calcext:value-type="float">
            <text:p>-0.072693293176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18661607210254" calcext:value-type="float">
            <text:p>0.071866160721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8064649068602" calcext:value-type="float">
            <text:p>-0.148064649068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4172527190144" calcext:value-type="float">
            <text:p>0.091417252719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65178633206973" calcext:value-type="float">
            <text:p>-0.1651786332069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2278772122626" calcext:value-type="float">
            <text:p>0.1022787721226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90294932502927" calcext:value-type="float">
            <text:p>-0.19029493250292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45230702036" calcext:value-type="float">
            <text:p>0.106545230702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59452457729922" calcext:value-type="float">
            <text:p>-0.1594524577299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2504302984325" calcext:value-type="float">
            <text:p>0.095250430298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62775752949272" calcext:value-type="float">
            <text:p>-0.1627757529492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134739741403" calcext:value-type="float">
            <text:p>0.099413473974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28821676681522" calcext:value-type="float">
            <text:p>-0.2288216766815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24647962229" calcext:value-type="float">
            <text:p>0.08324647962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09928702694749" calcext:value-type="float">
            <text:p>-0.2099287026947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83401176161" calcext:value-type="float">
            <text:p>0.109183401176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07256265133668" calcext:value-type="float">
            <text:p>-0.2072562651336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42310911788" calcext:value-type="float">
            <text:p>0.102442310911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80741040920946" calcext:value-type="float">
            <text:p>-0.1807410409209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693760854786" calcext:value-type="float">
            <text:p>0.099069376085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720251762557" calcext:value-type="float">
            <text:p>-0.24720251762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270358489052" calcext:value-type="float">
            <text:p>0.096427035848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10302462340344" calcext:value-type="float">
            <text:p>-0.2103024623403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81377382829" calcext:value-type="float">
            <text:p>0.0772813773828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46471961113929" calcext:value-type="float">
            <text:p>-0.146471961113929</text:p>
          </table:table-cell>
          <table:table-cell office:value-type="float" office:value="0.05" calcext:value-type="float">
            <text:p>0.05</text:p>
          </table:table-cell>
          <table:table-cell office:value-type="float" office:value="0.050600192137811" calcext:value-type="float">
            <text:p>0.050600192137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66195729776051" calcext:value-type="float">
            <text:p>-0.16619572977605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3663579200396" calcext:value-type="float">
            <text:p>0.08136635792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56894431386267" calcext:value-type="float">
            <text:p>-0.2568944313862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99524801919" calcext:value-type="float">
            <text:p>0.103499524801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7276568083701" calcext:value-type="float">
            <text:p>-0.372765680837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85991650031" calcext:value-type="float">
            <text:p>0.104885991650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37140326488642" calcext:value-type="float">
            <text:p>-0.5371403264886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37293501918" calcext:value-type="float">
            <text:p>0.106737293501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.01971805666457" calcext:value-type="float">
            <text:p>-1.019718056664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684826585382" calcext:value-type="float">
            <text:p>0.105684826585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58638350090616" calcext:value-type="float">
            <text:p>-1.586383500906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69895845902" calcext:value-type="float">
            <text:p>0.0640698958459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.16333098907187" calcext:value-type="float">
            <text:p>-2.16333098907187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382062700744" calcext:value-type="float">
            <text:p>0.085238206270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.87273109758904" calcext:value-type="float">
            <text:p>-2.87273109758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935945553063" calcext:value-type="float">
            <text:p>0.096693594555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.80300630815644" calcext:value-type="float">
            <text:p>-3.80300630815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8476691139353" calcext:value-type="float">
            <text:p>0.096847669113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71894098788908" calcext:value-type="float">
            <text:p>-4.718940987889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01976659141" calcext:value-type="float">
            <text:p>0.104301976659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5.75838869737262" calcext:value-type="float">
            <text:p>-5.75838869737262</text:p>
          </table:table-cell>
          <table:table-cell office:value-type="float" office:value="0.05" calcext:value-type="float">
            <text:p>0.05</text:p>
          </table:table-cell>
          <table:table-cell office:value-type="float" office:value="0.116109939144531" calcext:value-type="float">
            <text:p>0.116109939144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6.88389240884001" calcext:value-type="float">
            <text:p>-6.88389240884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825846527034" calcext:value-type="float">
            <text:p>0.099582584652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.07456078543695" calcext:value-type="float">
            <text:p>-8.074560785436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58232434544" calcext:value-type="float">
            <text:p>0.115258232434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9.20823939679588" calcext:value-type="float">
            <text:p>-9.20823939679588</text:p>
          </table:table-cell>
          <table:table-cell office:value-type="float" office:value="0.05" calcext:value-type="float">
            <text:p>0.05</text:p>
          </table:table-cell>
          <table:table-cell office:value-type="float" office:value="0.126721317398853" calcext:value-type="float">
            <text:p>0.126721317398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0.5474002557607" calcext:value-type="float">
            <text:p>-10.547400255760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594916137709" calcext:value-type="float">
            <text:p>0.122594916137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.0201056747921" calcext:value-type="float">
            <text:p>-12.02010567479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45081984545" calcext:value-type="float">
            <text:p>0.105245081984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3.2906041660003" calcext:value-type="float">
            <text:p>-13.290604166000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185783589521" calcext:value-type="float">
            <text:p>0.101185783589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4.8701332483807" calcext:value-type="float">
            <text:p>-14.87013324838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6439349895809" calcext:value-type="float">
            <text:p>0.116439349895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6.5507716205707" calcext:value-type="float">
            <text:p>-16.5507716205707</text:p>
          </table:table-cell>
          <table:table-cell office:value-type="float" office:value="0.05" calcext:value-type="float">
            <text:p>0.05</text:p>
          </table:table-cell>
          <table:table-cell office:value-type="float" office:value="0.13957970893446" calcext:value-type="float">
            <text:p>0.13957970893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.2716003653542" calcext:value-type="float">
            <text:p>-18.2716003653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68800987030428" calcext:value-type="float">
            <text:p>0.168800987030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.0906787163639" calcext:value-type="float">
            <text:p>-20.0906787163639</text:p>
          </table:table-cell>
          <table:table-cell office:value-type="float" office:value="0.05" calcext:value-type="float">
            <text:p>0.05</text:p>
          </table:table-cell>
          <table:table-cell office:value-type="float" office:value="0.157459209991896" calcext:value-type="float">
            <text:p>0.157459209991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2.4484462171339" calcext:value-type="float">
            <text:p>-22.4484462171339</text:p>
          </table:table-cell>
          <table:table-cell office:value-type="float" office:value="0.05" calcext:value-type="float">
            <text:p>0.05</text:p>
          </table:table-cell>
          <table:table-cell office:value-type="float" office:value="0.192380072853801" calcext:value-type="float">
            <text:p>0.1923800728538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5.1810103733201" calcext:value-type="float">
            <text:p>-25.1810103733201</text:p>
          </table:table-cell>
          <table:table-cell office:value-type="float" office:value="0.05" calcext:value-type="float">
            <text:p>0.05</text:p>
          </table:table-cell>
          <table:table-cell office:value-type="float" office:value="0.216563824516493" calcext:value-type="float">
            <text:p>0.2165638245164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.6808206994356" calcext:value-type="float">
            <text:p>-29.6808206994356</text:p>
          </table:table-cell>
          <table:table-cell office:value-type="float" office:value="0.05" calcext:value-type="float">
            <text:p>0.05</text:p>
          </table:table-cell>
          <table:table-cell office:value-type="float" office:value="0.23110533852376" calcext:value-type="float">
            <text:p>0.23110533852376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09:55:41.029567534</dc:date>
    <meta:editing-duration>PT1H2M</meta:editing-duration>
    <meta:editing-cycles>8</meta:editing-cycles>
    <meta:generator>LibreOffice/5.3.5.2$Linux_X86_64 LibreOffice_project/30$Build-2</meta:generator>
    <meta:document-statistic meta:table-count="4" meta:cell-count="1865" meta:object-count="0"/>
  </office:meta>
</office:document-meta>
</file>